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7165in"/>
    </style:style>
    <style:style style:name="co2" style:family="table-column">
      <style:table-column-properties fo:break-before="auto" style:column-width="4.0909in"/>
    </style:style>
    <style:style style:name="co3" style:family="table-column">
      <style:table-column-properties fo:break-before="auto" style:column-width="3.4201in"/>
    </style:style>
    <style:style style:name="co4" style:family="table-column">
      <style:table-column-properties fo:break-before="auto" style:column-width="4.1874in"/>
    </style:style>
    <style:style style:name="co5" style:family="table-column">
      <style:table-column-properties fo:break-before="auto" style:column-width="1.7102in"/>
    </style:style>
    <style:style style:name="co6" style:family="table-column">
      <style:table-column-properties fo:break-before="auto" style:column-width="1.9543in"/>
    </style:style>
    <style:style style:name="co7" style:family="table-column">
      <style:table-column-properties fo:break-before="auto" style:column-width="1.5457in"/>
    </style:style>
    <style:style style:name="co8" style:family="table-column">
      <style:table-column-properties fo:break-before="auto" style:column-width="0.889in"/>
    </style:style>
    <style:style style:name="co9" style:family="table-column">
      <style:table-column-properties fo:break-before="auto" style:column-width="3.7819in"/>
    </style:style>
    <style:style style:name="co10" style:family="table-column">
      <style:table-column-properties fo:break-before="auto" style:column-width="3.8575in"/>
    </style:style>
    <style:style style:name="co11" style:family="table-column">
      <style:table-column-properties fo:break-before="auto" style:column-width="1.4744in"/>
    </style:style>
    <style:style style:name="co12" style:family="table-column">
      <style:table-column-properties fo:break-before="auto" style:column-width="0.6909in"/>
    </style:style>
    <style:style style:name="co13" style:family="table-column">
      <style:table-column-properties fo:break-before="auto" style:column-width="4.8102in"/>
    </style:style>
    <style:style style:name="co14" style:family="table-column">
      <style:table-column-properties fo:break-before="auto" style:column-width="3.3799in"/>
    </style:style>
    <style:style style:name="co15" style:family="table-column">
      <style:table-column-properties fo:break-before="auto" style:column-width="3.5583in"/>
    </style:style>
    <style:style style:name="co16" style:family="table-column">
      <style:table-column-properties fo:break-before="auto" style:column-width="1.5in"/>
    </style:style>
    <style:style style:name="co17" style:family="table-column">
      <style:table-column-properties fo:break-before="auto" style:column-width="4.5736in"/>
    </style:style>
    <style:style style:name="co18" style:family="table-column">
      <style:table-column-properties fo:break-before="auto" style:column-width="4.6717in"/>
    </style:style>
    <style:style style:name="co19" style:family="table-column">
      <style:table-column-properties fo:break-before="auto" style:column-width="2.9681in"/>
    </style:style>
    <style:style style:name="co20" style:family="table-column">
      <style:table-column-properties fo:break-before="auto" style:column-width="3.3752in"/>
    </style:style>
    <style:style style:name="co21" style:family="table-column">
      <style:table-column-properties fo:break-before="auto" style:column-width="1.9634in"/>
    </style:style>
    <style:style style:name="co22" style:family="table-column">
      <style:table-column-properties fo:break-before="auto" style:column-width="1.1193in"/>
    </style:style>
    <style:style style:name="co23" style:family="table-column">
      <style:table-column-properties fo:break-before="auto" style:column-width="7.211in"/>
    </style:style>
    <style:style style:name="co24" style:family="table-column">
      <style:table-column-properties fo:break-before="auto" style:column-width="0.7264in"/>
    </style:style>
    <style:style style:name="co25" style:family="table-column">
      <style:table-column-properties fo:break-before="auto" style:column-width="1.8134in"/>
    </style:style>
    <style:style style:name="co26" style:family="table-column">
      <style:table-column-properties fo:break-before="auto" style:column-width="0.9366in"/>
    </style:style>
    <style:style style:name="co27" style:family="table-column">
      <style:table-column-properties fo:break-before="auto" style:column-width="6.1866in"/>
    </style:style>
    <style:style style:name="ro1" style:family="table-row">
      <style:table-row-properties style:row-height="0.2083in" fo:break-before="auto" style:use-optimal-row-height="false"/>
    </style:style>
    <style:style style:name="ro2" style:family="table-row">
      <style:table-row-properties style:row-height="2.2602in" fo:break-before="auto" style:use-optimal-row-height="false"/>
    </style:style>
    <style:style style:name="ro3" style:family="table-row">
      <style:table-row-properties style:row-height="2.4791in" fo:break-before="auto" style:use-optimal-row-height="false"/>
    </style:style>
    <style:style style:name="ro4" style:family="table-row">
      <style:table-row-properties style:row-height="2.052in" fo:break-before="auto" style:use-optimal-row-height="false"/>
    </style:style>
    <style:style style:name="ro5" style:family="table-row">
      <style:table-row-properties style:row-height="1.8437in" fo:break-before="auto" style:use-optimal-row-height="false"/>
    </style:style>
    <style:style style:name="ro6" style:family="table-row">
      <style:table-row-properties style:row-height="2.0626in" fo:break-before="auto" style:use-optimal-row-height="false"/>
    </style:style>
    <style:style style:name="ro7" style:family="table-row">
      <style:table-row-properties style:row-height="2.4583in" fo:break-before="auto" style:use-optimal-row-height="false"/>
    </style:style>
    <style:style style:name="ro8" style:family="table-row">
      <style:table-row-properties style:row-height="1.6457in" fo:break-before="auto" style:use-optimal-row-height="false"/>
    </style:style>
    <style:style style:name="ro9" style:family="table-row">
      <style:table-row-properties style:row-height="0.2083in" fo:break-before="auto" style:use-optimal-row-height="true"/>
    </style:style>
    <style:style style:name="ro10" style:family="table-row">
      <style:table-row-properties style:row-height="2.6772in" fo:break-before="auto" style:use-optimal-row-height="false"/>
    </style:style>
    <style:style style:name="ro11" style:family="table-row">
      <style:table-row-properties style:row-height="3.0728in" fo:break-before="auto" style:use-optimal-row-height="false"/>
    </style:style>
    <style:style style:name="ro12" style:family="table-row">
      <style:table-row-properties style:row-height="1.2398in" fo:break-before="auto" style:use-optimal-row-height="false"/>
    </style:style>
    <style:style style:name="ro13" style:family="table-row">
      <style:table-row-properties style:row-height="1.0311in" fo:break-before="auto" style:use-optimal-row-height="false"/>
    </style:style>
    <style:style style:name="ro14" style:family="table-row">
      <style:table-row-properties style:row-height="0.4272in" fo:break-before="auto" style:use-optimal-row-height="false"/>
    </style:style>
    <style:style style:name="ro15" style:family="table-row">
      <style:table-row-properties style:row-height="0.8335in" fo:break-before="auto" style:use-optimal-row-height="false"/>
    </style:style>
    <style:style style:name="ro16" style:family="table-row">
      <style:table-row-properties style:row-height="1.4374in" fo:break-before="auto" style:use-optimal-row-height="false"/>
    </style:style>
    <style:style style:name="ro17" style:family="table-row">
      <style:table-row-properties style:row-height="0.6252in" fo:break-before="auto" style:use-optimal-row-height="false"/>
    </style:style>
    <style:style style:name="ro18" style:family="table-row">
      <style:table-row-properties style:row-height="0.2189in" fo:break-before="auto" style:use-optimal-row-height="false"/>
    </style:style>
    <style:style style:name="ro19" style:family="table-row">
      <style:table-row-properties style:row-height="1.6563in" fo:break-before="auto" style:use-optimal-row-height="false"/>
    </style:style>
    <style:style style:name="ro20" style:family="table-row">
      <style:table-row-properties style:row-height="0.4583in" fo:break-before="auto" style:use-optimal-row-height="false"/>
    </style:style>
    <style:style style:name="ro21" style:family="table-row">
      <style:table-row-properties style:row-height="0.4374in" fo:break-before="auto" style:use-optimal-row-height="false"/>
    </style:style>
    <style:style style:name="ro22" style:family="table-row">
      <style:table-row-properties style:row-height="0.2398in" fo:break-before="auto" style:use-optimal-row-height="false"/>
    </style:style>
    <style:style style:name="ta1" style:family="table" style:master-page-name="PageStyle_5f_Epics">
      <style:table-properties table:display="true" style:writing-mode="lr-tb"/>
    </style:style>
    <style:style style:name="ta2" style:family="table" style:master-page-name="PageStyle_5f_Features">
      <style:table-properties table:display="true" style:writing-mode="lr-tb"/>
    </style:style>
    <style:style style:name="ta3" style:family="table" style:master-page-name="PageStyle_5f_User_5f_Stories">
      <style:table-properties table:display="true" style:writing-mode="lr-tb"/>
    </style:style>
    <style:style style:name="ta4" style:family="table" style:master-page-name="PageStyle_5f_Tasks">
      <style:table-properties table:display="true" style:writing-mode="lr-tb"/>
    </style:style>
    <style:style style:name="ta5" style:family="table" style:master-page-name="PageStyle_5f_Storypoint_5f_Methodology">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5" style:family="table-cell" style:parent-style-name="Default">
      <style:table-cell-properties fo:background-color="#ffffe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fo:background-color="#90ee9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dark1" loext:color-type="theme"/>
      </style:text-properties>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pic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Default"/>
        <table:table-row table:style-name="ro1">
          <table:table-cell table:style-name="ce1" office:value-type="string" calcext:value-type="string">
            <text:p>Epic ID</text:p>
          </table:table-cell>
          <table:table-cell table:style-name="ce1" office:value-type="string" calcext:value-type="string">
            <text:p>Epic</text:p>
          </table:table-cell>
          <table:table-cell table:style-name="ce1" office:value-type="string" calcext:value-type="string">
            <text:p>Description</text:p>
          </table:table-cell>
          <table:table-cell table:style-name="ce1" office:value-type="string" calcext:value-type="string">
            <text:p>Managerial Reasoning</text:p>
          </table:table-cell>
          <table:table-cell table:style-name="ce1" office:value-type="string" calcext:value-type="string">
            <text:p>Number of Features</text:p>
          </table:table-cell>
          <table:table-cell table:style-name="ce1" office:value-type="string" calcext:value-type="string">
            <text:p>Number of User Stories</text:p>
          </table:table-cell>
          <table:table-cell table:style-name="ce1" office:value-type="string" calcext:value-type="string">
            <text:p>Total Story Points</text:p>
          </table:table-cell>
          <table:table-cell office:value-type="string" calcext:value-type="string">
            <text:p>STATUS</text:p>
          </table:table-cell>
        </table:table-row>
        <table:table-row table:style-name="ro2">
          <table:table-cell office:value-type="float" office:value="1" calcext:value-type="float">
            <text:p>1</text:p>
          </table:table-cell>
          <table:table-cell office:value-type="string" calcext:value-type="string">
            <text:p>Financial Management – budgeting, incomes &amp; expenses</text:p>
          </table:table-cell>
          <table:table-cell table:style-name="ce3" office:value-type="string" calcext:value-type="string">
            <text:p>Implement modules to plan budgets, log incomes and expenses, and compare actual costs with estimates. This epic covers budgeting, cost tracking, income management, and alerts when budgets are exceeded.</text:p>
          </table:table-cell>
          <table:table-cell table:style-name="ce4" office:value-type="string" calcext:value-type="string">
            <text:p>Value: Provides financial transparency by tracking budgets, incomes and expenses at project and activity level; aids cost control and profitability.</text:p>
            <text:p>Implementation risks: Integration with accounting systems, handling multiple currencies, and ensuring up‑to‑date financial data.</text:p>
            <text:p>Competitor examples: • ProjeQtOr includes a financial module with budgets and cost tracking</text:p>
            <text:p>• many teams use Jira add‑ons or Monday.com for cost monitoring.</text:p>
            <text:p/>
          </table:table-cell>
          <table:table-cell table:formula="of:=COUNTIF([$Features.A:.A]; [.B2])" office:value-type="float" office:value="3" calcext:value-type="float">
            <text:p>3</text:p>
          </table:table-cell>
          <table:table-cell table:formula="of:=COUNTIF([$User_Stories.A:.A]; [.B2])" office:value-type="float" office:value="4" calcext:value-type="float">
            <text:p>4</text:p>
          </table:table-cell>
          <table:table-cell table:formula="of:=SUMIF([$Tasks.A:.A]; [.B2]; [$Tasks.F:.F])" office:value-type="float" office:value="0" calcext:value-type="float">
            <text:p>0</text:p>
          </table:table-cell>
          <table:table-cell/>
        </table:table-row>
        <table:table-row table:style-name="ro3">
          <table:table-cell office:value-type="float" office:value="2" calcext:value-type="float">
            <text:p>2</text:p>
          </table:table-cell>
          <table:table-cell office:value-type="string" calcext:value-type="string">
            <text:p>Resource &amp; Timesheet Management</text:p>
          </table:table-cell>
          <table:table-cell table:style-name="ce3" office:value-type="string" calcext:value-type="string">
            <text:p>Provide tools to define resources (people/equipment), allocate them to tasks, plan sprint capacity, and record actual work via timesheets.</text:p>
          </table:table-cell>
          <table:table-cell table:style-name="ce4" office:value-type="string" calcext:value-type="string">
            <text:p>Value: Optimises allocation of staff and equipment, allowing managers to plan workload realistically and avoid overbooking.</text:p>
            <text:p>Implementation risks: Scheduling algorithms can be complex; capturing accurate availability and ensuring team buy‑in for timesheet entry.</text:p>
            <text:p>Competitor examples: • ProjeQtOr features a timesheet screen where resources enter actual work daily, automatically updating cost and progress【649909907018431†L8-L19】</text:p>
            <text:p>• Monday.com provides resource utilisation views.</text:p>
            <text:p/>
          </table:table-cell>
          <table:table-cell table:formula="of:=COUNTIF([$Features.A:.A]; [.B3])" office:value-type="float" office:value="2" calcext:value-type="float">
            <text:p>2</text:p>
          </table:table-cell>
          <table:table-cell table:formula="of:=COUNTIF([$User_Stories.A:.A]; [.B3])" office:value-type="float" office:value="3" calcext:value-type="float">
            <text:p>3</text:p>
          </table:table-cell>
          <table:table-cell table:formula="of:=SUMIF([$Tasks.A:.A]; [.B3]; [$Tasks.F:.F])" office:value-type="float" office:value="0" calcext:value-type="float">
            <text:p>0</text:p>
          </table:table-cell>
          <table:table-cell/>
        </table:table-row>
        <table:table-row table:style-name="ro4">
          <table:table-cell office:value-type="float" office:value="3" calcext:value-type="float">
            <text:p>3</text:p>
          </table:table-cell>
          <table:table-cell office:value-type="string" calcext:value-type="string">
            <text:p>Document &amp; Attachment Management</text:p>
          </table:table-cell>
          <table:table-cell table:style-name="ce3" office:value-type="string" calcext:value-type="string">
            <text:p>Offer secure file storage, upload and download functionality, preview of common file types, version control and integration with projects, activities, meetings and risks.</text:p>
          </table:table-cell>
          <table:table-cell table:style-name="ce4" office:value-type="string" calcext:value-type="string">
            <text:p>Value: Centralises all project files with secure storage, version control and preview, improving collaboration and reducing context switching.</text:p>
            <text:p>Implementation risks: Managing file sizes and storage costs, ensuring support for various formats and preventing unauthorised access.</text:p>
            <text:p>Competitor examples: • Tools like Confluence and Monday.com allow attaching documents and previewing them directly in the browser.</text:p>
            <text:p/>
          </table:table-cell>
          <table:table-cell table:formula="of:=COUNTIF([$Features.A:.A]; [.B4])" office:value-type="float" office:value="2" calcext:value-type="float">
            <text:p>2</text:p>
          </table:table-cell>
          <table:table-cell table:formula="of:=COUNTIF([$User_Stories.A:.A]; [.B4])" office:value-type="float" office:value="3" calcext:value-type="float">
            <text:p>3</text:p>
          </table:table-cell>
          <table:table-cell table:formula="of:=SUMIF([$Tasks.A:.A]; [.B4]; [$Tasks.F:.F])" office:value-type="float" office:value="28" calcext:value-type="float">
            <text:p>28</text:p>
          </table:table-cell>
          <table:table-cell office:value-type="string" calcext:value-type="string">
            <text:p>DONE</text:p>
          </table:table-cell>
        </table:table-row>
        <table:table-row table:style-name="ro2">
          <table:table-cell office:value-type="float" office:value="4" calcext:value-type="float">
            <text:p>4</text:p>
          </table:table-cell>
          <table:table-cell office:value-type="string" calcext:value-type="string">
            <text:p>Reporting &amp; Analytics</text:p>
          </table:table-cell>
          <table:table-cell table:style-name="ce3" office:value-type="string" calcext:value-type="string">
            <text:p>Develop dashboards and reports for agile metrics (burndown, velocity), financial performance, resource utilisation and custom report generation.</text:p>
          </table:table-cell>
          <table:table-cell table:style-name="ce4" office:value-type="string" calcext:value-type="string">
            <text:p>Value: Provides insights into project progress, team performance and financial health through dashboards and custom reports, supporting data‑driven decisions.</text:p>
            <text:p>Implementation risks: Requires accurate underlying data and careful design to avoid misinterpretation; cross‑project reports can be computationally intensive.</text:p>
            <text:p>Competitor examples: • Jira offers dashboards with gadgets for velocity and burndown</text:p>
            <text:p>• ProjeQtOr includes reporting modules for finance and resources.</text:p>
            <text:p/>
          </table:table-cell>
          <table:table-cell table:formula="of:=COUNTIF([$Features.A:.A]; [.B5])" office:value-type="float" office:value="3" calcext:value-type="float">
            <text:p>3</text:p>
          </table:table-cell>
          <table:table-cell table:formula="of:=COUNTIF([$User_Stories.A:.A]; [.B5])" office:value-type="float" office:value="4" calcext:value-type="float">
            <text:p>4</text:p>
          </table:table-cell>
          <table:table-cell table:formula="of:=SUMIF([$Tasks.A:.A]; [.B5]; [$Tasks.F:.F])" office:value-type="float" office:value="33" calcext:value-type="float">
            <text:p>33</text:p>
          </table:table-cell>
          <table:table-cell/>
        </table:table-row>
        <table:table-row table:style-name="ro4">
          <table:table-cell office:value-type="float" office:value="5" calcext:value-type="float">
            <text:p>5</text:p>
          </table:table-cell>
          <table:table-cell office:value-type="string" calcext:value-type="string">
            <text:p>Portfolio &amp; Program Management</text:p>
          </table:table-cell>
          <table:table-cell table:style-name="ce3" office:value-type="string" calcext:value-type="string">
            <text:p>Create entities and views to group projects into portfolios and programs, manage dependencies, and provide cross-project dashboards showing status, budget and risks.</text:p>
          </table:table-cell>
          <table:table-cell table:style-name="ce4" office:value-type="string" calcext:value-type="string">
            <text:p>Value: Enables strategic oversight across multiple projects, aligning initiatives with organisational goals and balancing budgets and resources across the portfolio.</text:p>
            <text:p>Implementation risks: Complex cross‑project relationships and dependencies can lead to data inconsistencies; requires robust linking mechanisms.</text:p>
            <text:p>Competitor examples: • Advanced Roadmaps (Jira Portfolio) allows planning across multiple projects</text:p>
            <text:p>• Monday.com provides high‑level timeline views.</text:p>
            <text:p/>
          </table:table-cell>
          <table:table-cell table:formula="of:=COUNTIF([$Features.A:.A]; [.B6])" office:value-type="float" office:value="2" calcext:value-type="float">
            <text:p>2</text:p>
          </table:table-cell>
          <table:table-cell table:formula="of:=COUNTIF([$User_Stories.A:.A]; [.B6])" office:value-type="float" office:value="3" calcext:value-type="float">
            <text:p>3</text:p>
          </table:table-cell>
          <table:table-cell table:formula="of:=SUMIF([$Tasks.A:.A]; [.B6]; [$Tasks.F:.F])" office:value-type="float" office:value="28" calcext:value-type="float">
            <text:p>28</text:p>
          </table:table-cell>
          <table:table-cell/>
        </table:table-row>
        <table:table-row table:style-name="ro5">
          <table:table-cell office:value-type="float" office:value="6" calcext:value-type="float">
            <text:p>6</text:p>
          </table:table-cell>
          <table:table-cell office:value-type="string" calcext:value-type="string">
            <text:p>Idea &amp; Backlog Management</text:p>
          </table:table-cell>
          <table:table-cell table:style-name="ce3" office:value-type="string" calcext:value-type="string">
            <text:p>Enable the capture of feature ideas, stakeholder voting, and maintain a prioritised backlog board to plan upcoming work.</text:p>
          </table:table-cell>
          <table:table-cell table:style-name="ce4" office:value-type="string" calcext:value-type="string">
            <text:p>Value: Facilitates innovation by capturing stakeholder ideas and ensures backlog items are prioritised based on votes and strategic value.</text:p>
            <text:p>Implementation risks: Risk of duplicate or low‑value ideas cluttering the backlog; requires clear policies for triaging and prioritising.</text:p>
            <text:p>Competitor examples: • Trello and Monday.com support idea submission and voting to surface high‑value features.</text:p>
            <text:p/>
          </table:table-cell>
          <table:table-cell table:formula="of:=COUNTIF([$Features.A:.A]; [.B7])" office:value-type="float" office:value="2" calcext:value-type="float">
            <text:p>2</text:p>
          </table:table-cell>
          <table:table-cell table:formula="of:=COUNTIF([$User_Stories.A:.A]; [.B7])" office:value-type="float" office:value="2" calcext:value-type="float">
            <text:p>2</text:p>
          </table:table-cell>
          <table:table-cell table:formula="of:=SUMIF([$Tasks.A:.A]; [.B7]; [$Tasks.F:.F])" office:value-type="float" office:value="21" calcext:value-type="float">
            <text:p>21</text:p>
          </table:table-cell>
          <table:table-cell/>
        </table:table-row>
        <table:table-row table:style-name="ro4">
          <table:table-cell office:value-type="float" office:value="7" calcext:value-type="float">
            <text:p>7</text:p>
          </table:table-cell>
          <table:table-cell office:value-type="string" calcext:value-type="string">
            <text:p>Issue &amp; Bug Tracking</text:p>
          </table:table-cell>
          <table:table-cell table:style-name="ce3" office:value-type="string" calcext:value-type="string">
            <text:p>Implement a dedicated issue/bug tracking system with severity and priority classification, triage workflows and integration with projects and activities.</text:p>
          </table:table-cell>
          <table:table-cell table:style-name="ce4" office:value-type="string" calcext:value-type="string">
            <text:p>Value: Improves software quality by tracking defects and issues separately from tasks, enabling dedicated workflows for triage and resolution.</text:p>
            <text:p>Implementation risks: Requires disciplined classification and prioritisation; duplicates and backlogs can grow quickly without proper triage.</text:p>
            <text:p>Competitor examples: • Jira’s issue tracking system is widely used</text:p>
            <text:p>• ProjeQtOr also includes bug tracking capabilities.</text:p>
            <text:p/>
          </table:table-cell>
          <table:table-cell table:formula="of:=COUNTIF([$Features.A:.A]; [.B8])" office:value-type="float" office:value="2" calcext:value-type="float">
            <text:p>2</text:p>
          </table:table-cell>
          <table:table-cell table:formula="of:=COUNTIF([$User_Stories.A:.A]; [.B8])" office:value-type="float" office:value="2" calcext:value-type="float">
            <text:p>2</text:p>
          </table:table-cell>
          <table:table-cell table:formula="of:=SUMIF([$Tasks.A:.A]; [.B8]; [$Tasks.F:.F])" office:value-type="float" office:value="20" calcext:value-type="float">
            <text:p>20</text:p>
          </table:table-cell>
          <table:table-cell/>
        </table:table-row>
        <table:table-row table:style-name="ro4">
          <table:table-cell office:value-type="float" office:value="8" calcext:value-type="float">
            <text:p>8</text:p>
          </table:table-cell>
          <table:table-cell office:value-type="string" calcext:value-type="string">
            <text:p>Calendar &amp; Scheduling Integration</text:p>
          </table:table-cell>
          <table:table-cell table:style-name="ce3" office:value-type="string" calcext:value-type="string">
            <text:p>Provide a unified calendar view integrating sprints, meetings and task deadlines with drag-and-drop rescheduling and conflict detection.</text:p>
          </table:table-cell>
          <table:table-cell table:style-name="ce4" office:value-type="string" calcext:value-type="string">
            <text:p>Value: Provides a unified view of sprints, meetings and task deadlines, reducing scheduling conflicts and improving team coordination.</text:p>
            <text:p>Implementation risks: Time‑zone handling, integration with external calendars and rescheduling conflicts can be challenging.</text:p>
            <text:p>Competitor examples: • Monday.com integrates with Google Calendar and Outlook</text:p>
            <text:p>• Jira offers timeline and calendar views through add‑ons.</text:p>
            <text:p/>
          </table:table-cell>
          <table:table-cell table:formula="of:=COUNTIF([$Features.A:.A]; [.B9])" office:value-type="float" office:value="2" calcext:value-type="float">
            <text:p>2</text:p>
          </table:table-cell>
          <table:table-cell table:formula="of:=COUNTIF([$User_Stories.A:.A]; [.B9])" office:value-type="float" office:value="2" calcext:value-type="float">
            <text:p>2</text:p>
          </table:table-cell>
          <table:table-cell table:formula="of:=SUMIF([$Tasks.A:.A]; [.B9]; [$Tasks.F:.F])" office:value-type="float" office:value="17" calcext:value-type="float">
            <text:p>17</text:p>
          </table:table-cell>
          <table:table-cell/>
        </table:table-row>
        <table:table-row table:style-name="ro2">
          <table:table-cell office:value-type="float" office:value="9" calcext:value-type="float">
            <text:p>9</text:p>
          </table:table-cell>
          <table:table-cell office:value-type="string" calcext:value-type="string">
            <text:p>Permissions &amp; Role Management UI</text:p>
          </table:table-cell>
          <table:table-cell table:style-name="ce3" office:value-type="string" calcext:value-type="string">
            <text:p>Expose a user interface to define roles, assign permissions and manage user access levels across projects and modules.</text:p>
          </table:table-cell>
          <table:table-cell table:style-name="ce4" office:value-type="string" calcext:value-type="string">
            <text:p>Value: Empowers administrators to assign granular permissions and roles, ensuring security and compliance while reducing administrative overhead.</text:p>
            <text:p>Implementation risks: Complexity in designing flexible yet intuitive permission structures; risk of misconfiguration leading to access issues.</text:p>
            <text:p>Competitor examples: • Jira provides permission schemes and role management</text:p>
            <text:p>• many enterprise tools include dedicated role administration UIs.</text:p>
            <text:p/>
          </table:table-cell>
          <table:table-cell table:formula="of:=COUNTIF([$Features.A:.A]; [.B10])" office:value-type="float" office:value="1" calcext:value-type="float">
            <text:p>1</text:p>
          </table:table-cell>
          <table:table-cell table:formula="of:=COUNTIF([$User_Stories.A:.A]; [.B10])" office:value-type="float" office:value="1" calcext:value-type="float">
            <text:p>1</text:p>
          </table:table-cell>
          <table:table-cell table:formula="of:=SUMIF([$Tasks.A:.A]; [.B10]; [$Tasks.F:.F])" office:value-type="float" office:value="8" calcext:value-type="float">
            <text:p>8</text:p>
          </table:table-cell>
          <table:table-cell/>
        </table:table-row>
        <table:table-row table:style-name="ro2">
          <table:table-cell office:value-type="float" office:value="10" calcext:value-type="float">
            <text:p>10</text:p>
          </table:table-cell>
          <table:table-cell office:value-type="string" calcext:value-type="string">
            <text:p>Client Portal &amp; Stakeholder Collaboration</text:p>
          </table:table-cell>
          <table:table-cell table:style-name="ce3" office:value-type="string" calcext:value-type="string">
            <text:p>Deliver a portal for clients and stakeholders to access project status, provide feedback and approve deliverables with controlled permissions.</text:p>
          </table:table-cell>
          <table:table-cell table:style-name="ce4" office:value-type="string" calcext:value-type="string">
            <text:p>Value: Strengthens client relationships by providing transparent access to project progress, deliverables and feedback channels.</text:p>
            <text:p>Implementation risks: Ensuring that clients access only relevant data; adapting the UI to different client needs and maintaining security.</text:p>
            <text:p>Competitor examples: • Products like Basecamp offer client access</text:p>
            <text:p>• ProjeQtOr allows external stakeholders to view project information.</text:p>
            <text:p/>
          </table:table-cell>
          <table:table-cell table:formula="of:=COUNTIF([$Features.A:.A]; [.B11])" office:value-type="float" office:value="2" calcext:value-type="float">
            <text:p>2</text:p>
          </table:table-cell>
          <table:table-cell table:formula="of:=COUNTIF([$User_Stories.A:.A]; [.B11])" office:value-type="float" office:value="2" calcext:value-type="float">
            <text:p>2</text:p>
          </table:table-cell>
          <table:table-cell table:formula="of:=SUMIF([$Tasks.A:.A]; [.B11]; [$Tasks.F:.F])" office:value-type="float" office:value="20" calcext:value-type="float">
            <text:p>20</text:p>
          </table:table-cell>
          <table:table-cell/>
        </table:table-row>
        <table:table-row table:style-name="ro5">
          <table:table-cell office:value-type="float" office:value="11" calcext:value-type="float">
            <text:p>11</text:p>
          </table:table-cell>
          <table:table-cell office:value-type="string" calcext:value-type="string">
            <text:p>AI &amp; Automation</text:p>
          </table:table-cell>
          <table:table-cell table:style-name="ce3" office:value-type="string" calcext:value-type="string">
            <text:p>Introduce AI-driven features such as intelligent recommendations, natural language summaries, and predictive analytics to enhance decision-making and productivity.</text:p>
          </table:table-cell>
          <table:table-cell table:style-name="ce4" office:value-type="string" calcext:value-type="string">
            <text:p>Value: Enhances efficiency by automating repetitive tasks and providing predictive insights, enabling teams to focus on high‑value work.</text:p>
            <text:p>Implementation risks: AI models require quality training data; results can be biased or inaccurate; need to maintain user trust.</text:p>
            <text:p>Competitor examples: • Monday.com and Atlassian are introducing AI‑powered automation and analytics features.</text:p>
            <text:p/>
          </table:table-cell>
          <table:table-cell table:formula="of:=COUNTIF([$Features.A:.A]; [.B12])" office:value-type="float" office:value="3" calcext:value-type="float">
            <text:p>3</text:p>
          </table:table-cell>
          <table:table-cell table:formula="of:=COUNTIF([$User_Stories.A:.A]; [.B12])" office:value-type="float" office:value="3" calcext:value-type="float">
            <text:p>3</text:p>
          </table:table-cell>
          <table:table-cell table:formula="of:=SUMIF([$Tasks.A:.A]; [.B12]; [$Tasks.F:.F])" office:value-type="float" office:value="26" calcext:value-type="float">
            <text:p>26</text:p>
          </table:table-cell>
          <table:table-cell/>
        </table:table-row>
        <table:table-row table:style-name="ro4">
          <table:table-cell office:value-type="float" office:value="12" calcext:value-type="float">
            <text:p>12</text:p>
          </table:table-cell>
          <table:table-cell office:value-type="string" calcext:value-type="string">
            <text:p>Notifications &amp; Integrations</text:p>
          </table:table-cell>
          <table:table-cell table:style-name="ce3" office:value-type="string" calcext:value-type="string">
            <text:p>Implement real-time notifications and integrations with external tools (email, Slack, etc.) so teams stay informed and connected.</text:p>
          </table:table-cell>
          <table:table-cell table:style-name="ce4" office:value-type="string" calcext:value-type="string">
            <text:p>Value: Keeps team members informed of updates through multiple channels (in‑app, email, Slack), fostering collaboration and awareness.</text:p>
            <text:p>Implementation risks: Notification fatigue and integration failures can reduce effectiveness; requires careful design of preferences and throttling.</text:p>
            <text:p>Competitor examples: • Monday.com supports Slack notifications and email alerts</text:p>
            <text:p>• Jira integrates with many third‑party messaging tools.</text:p>
            <text:p/>
          </table:table-cell>
          <table:table-cell table:formula="of:=COUNTIF([$Features.A:.A]; [.B13])" office:value-type="float" office:value="2" calcext:value-type="float">
            <text:p>2</text:p>
          </table:table-cell>
          <table:table-cell table:formula="of:=COUNTIF([$User_Stories.A:.A]; [.B13])" office:value-type="float" office:value="2" calcext:value-type="float">
            <text:p>2</text:p>
          </table:table-cell>
          <table:table-cell table:formula="of:=SUMIF([$Tasks.A:.A]; [.B13]; [$Tasks.F:.F])" office:value-type="float" office:value="16" calcext:value-type="float">
            <text:p>16</text:p>
          </table:table-cell>
          <table:table-cell/>
        </table:table-row>
        <table:table-row table:style-name="ro5">
          <table:table-cell office:value-type="float" office:value="13" calcext:value-type="float">
            <text:p>13</text:p>
          </table:table-cell>
          <table:table-cell office:value-type="string" calcext:value-type="string">
            <text:p>Quality Assurance &amp; Testing Automation</text:p>
          </table:table-cell>
          <table:table-cell table:style-name="ce3" office:value-type="string" calcext:value-type="string">
            <text:p>Automate end-to-end testing, code quality checks and static analysis to maintain high software quality and prevent regressions.</text:p>
          </table:table-cell>
          <table:table-cell table:style-name="ce4" office:value-type="string" calcext:value-type="string">
            <text:p>Value: Ensures consistent software quality by automating tests and static analysis, reducing defects and speeding up releases.</text:p>
            <text:p>Implementation risks: Test flakiness and maintenance overhead; balancing test coverage against build times.</text:p>
            <text:p>Competitor examples: • Many teams integrate tools like Selenium, Playwright or Cypress into CI pipelines alongside code quality tools (e.g., SonarQube).</text:p>
            <text:p/>
          </table:table-cell>
          <table:table-cell table:formula="of:=COUNTIF([$Features.A:.A]; [.B14])" office:value-type="float" office:value="2" calcext:value-type="float">
            <text:p>2</text:p>
          </table:table-cell>
          <table:table-cell table:formula="of:=COUNTIF([$User_Stories.A:.A]; [.B14])" office:value-type="float" office:value="2" calcext:value-type="float">
            <text:p>2</text:p>
          </table:table-cell>
          <table:table-cell table:formula="of:=SUMIF([$Tasks.A:.A]; [.B14]; [$Tasks.F:.F])" office:value-type="float" office:value="13" calcext:value-type="float">
            <text:p>13</text:p>
          </table:table-cell>
          <table:table-cell/>
        </table:table-row>
        <table:table-row table:style-name="ro2">
          <table:table-cell office:value-type="float" office:value="14" calcext:value-type="float">
            <text:p>14</text:p>
          </table:table-cell>
          <table:table-cell office:value-type="string" calcext:value-type="string">
            <text:p>Internationalisation (I18n) &amp; Accessibility</text:p>
          </table:table-cell>
          <table:table-cell table:style-name="ce3" office:value-type="string" calcext:value-type="string">
            <text:p>Enable multiple languages and ensure the UI meets accessibility standards so that Derbent can be used by diverse teams worldwide.</text:p>
          </table:table-cell>
          <table:table-cell table:style-name="ce4" office:value-type="string" calcext:value-type="string">
            <text:p>Value: Extends Derbent’s reach globally and ensures usability for people with disabilities, aligning with legal and ethical standards.</text:p>
            <text:p>Implementation risks: Translation management, design adaptation for different languages and implementing accessibility guidelines can be time‑consuming.</text:p>
            <text:p>Competitor examples: • Jira and Monday.com support multiple languages and provide accessible themes</text:p>
            <text:p>• compliance with WCAG 2.1 AA is a requirement in many regions.</text:p>
            <text:p/>
          </table:table-cell>
          <table:table-cell table:formula="of:=COUNTIF([$Features.A:.A]; [.B15])" office:value-type="float" office:value="2" calcext:value-type="float">
            <text:p>2</text:p>
          </table:table-cell>
          <table:table-cell table:formula="of:=COUNTIF([$User_Stories.A:.A]; [.B15])" office:value-type="float" office:value="2" calcext:value-type="float">
            <text:p>2</text:p>
          </table:table-cell>
          <table:table-cell table:formula="of:=SUMIF([$Tasks.A:.A]; [.B15]; [$Tasks.F:.F])" office:value-type="float" office:value="116" calcext:value-type="float">
            <text:p>116</text:p>
          </table:table-cell>
          <table:table-cell/>
        </table:table-row>
        <table:table-row table:style-name="ro1" table:number-rows-repeated="1048560">
          <table:table-cell table:number-columns-repeated="8"/>
        </table:table-row>
        <table:table-row table:style-name="ro1">
          <table:table-cell table:number-columns-repeated="8"/>
        </table:table-row>
      </table:table>
      <table:table table:name="Features" table:style-name="ta2">
        <office:forms form:automatic-focus="false" form:apply-design-mode="false"/>
        <table:table-column table:style-name="co2" table:default-cell-style-name="ce2"/>
        <table:table-column table:style-name="co9" table:default-cell-style-name="ce2"/>
        <table:table-column table:style-name="co10" table:default-cell-style-name="ce2"/>
        <table:table-column table:style-name="co6" table:default-cell-style-name="ce2"/>
        <table:table-column table:style-name="co11" table:default-cell-style-name="ce2"/>
        <table:table-column table:style-name="co7" table:default-cell-style-name="ce2"/>
        <table:table-column table:style-name="co12" table:default-cell-style-name="ce2"/>
        <table:table-column table:style-name="co13" table:default-cell-style-name="ce2"/>
        <table:table-row table:style-name="ro1">
          <table:table-cell table:style-name="ce1" office:value-type="string" calcext:value-type="string">
            <text:p>Epic</text:p>
          </table:table-cell>
          <table:table-cell table:style-name="ce1" office:value-type="string" calcext:value-type="string">
            <text:p>Feature</text:p>
          </table:table-cell>
          <table:table-cell table:style-name="ce1" office:value-type="string" calcext:value-type="string">
            <text:p>Description</text:p>
          </table:table-cell>
          <table:table-cell table:style-name="ce1" office:value-type="string" calcext:value-type="string">
            <text:p>Number of User Stories</text:p>
          </table:table-cell>
          <table:table-cell table:style-name="ce1" office:value-type="string" calcext:value-type="string">
            <text:p>Number of Tasks</text:p>
          </table:table-cell>
          <table:table-cell table:style-name="ce1" office:value-type="string" calcext:value-type="string">
            <text:p>Total Story Points</text:p>
          </table:table-cell>
          <table:table-cell table:style-name="ce1" office:value-type="string" calcext:value-type="string">
            <text:p>Status</text:p>
          </table:table-cell>
          <table:table-cell table:style-name="ce1" office:value-type="string" calcext:value-type="string">
            <text:p>Managerial Details</text:p>
          </table:table-cell>
        </table:table-row>
        <table:table-row table:style-name="ro4">
          <table:table-cell office:value-type="string" calcext:value-type="string">
            <text:p>Financial Management – budgeting, incomes &amp; expenses</text:p>
          </table:table-cell>
          <table:table-cell office:value-type="string" calcext:value-type="string">
            <text:p>Project budget and cost tracking</text:p>
          </table:table-cell>
          <table:table-cell table:style-name="ce3" office:value-type="string" calcext:value-type="string">
            <text:p>As a project manager, I want to set an overall budget and cost baseline for a project so that I can monitor how actual spending compares to planned costs.</text:p>
            <text:p>As a project manager, I want to record estimated and actual costs for each activity so that I can compare variance and forecast project costs.</text:p>
          </table:table-cell>
          <table:table-cell table:formula="of:=COUNTIFS([$User_Stories.A:.A]; [.A2]; [$User_Stories.B:.B]; [.B2])" office:value-type="float" office:value="2" calcext:value-type="float">
            <text:p>2</text:p>
          </table:table-cell>
          <table:table-cell table:formula="of:=COUNTIFS([$Tasks.A:.A]; [.A2]; [$Tasks.B:.B]; [.B2])" office:value-type="float" office:value="0" calcext:value-type="float">
            <text:p>0</text:p>
          </table:table-cell>
          <table:table-cell table:formula="of:=SUMIFS([$Tasks.F:.F]; [$Tasks.A:.A]; [.A2]; [$Tasks.B:.B]; [.B2])" office:value-type="float" office:value="0" calcext:value-type="float">
            <text:p>0</text:p>
          </table:table-cell>
          <table:table-cell table:formula="of:=IF(COUNTIFS([$Tasks.A:.A];[.A2];[$Tasks.B:.B];[.B2];[$Tasks.E:.E];&quot;Done&quot;)=COUNTIFS([$Tasks.A:.A];[.A2];[$Tasks.B:.B];[.B2]); &quot;Done&quot;; IF(COUNTIFS([$Tasks.A:.A];[.A2];[$Tasks.B:.B];[.B2];[$Tasks.E:.E];&quot;Done&quot;)=0; &quot;Todo&quot;; &quot;Partial&quot;))" office:value-type="string" office:string-value="Done" calcext:value-type="string">
            <text:p>Done</text:p>
          </table:table-cell>
          <table:table-cell table:style-name="ce4" office:value-type="string" calcext:value-type="string">
            <text:p>Value: Provides financial transparency by tracking budgets, incomes and expenses at project and activity level; aids cost control and profitability.</text:p>
            <text:p>Implementation risks: Integration with accounting systems, handling multiple currencies, and ensuring up‑to‑date financial data.</text:p>
            <text:p>Competitor examples: • ProjeQtOr includes a financial module with budgets and cost tracking</text:p>
            <text:p>• many teams use Jira add‑ons or Monday.com for cost monitoring.</text:p>
            <text:p/>
          </table:table-cell>
        </table:table-row>
        <table:table-row table:style-name="ro4">
          <table:table-cell office:value-type="string" calcext:value-type="string">
            <text:p>Financial Management – budgeting, incomes &amp; expenses</text:p>
          </table:table-cell>
          <table:table-cell office:value-type="string" calcext:value-type="string">
            <text:p>Incomes and expenses module</text:p>
          </table:table-cell>
          <table:table-cell table:style-name="ce3" office:value-type="string" calcext:value-type="string">
            <text:p>As a finance officer, I want to log incomes (e.g., client payments) and expenses (e.g., hardware purchases) with amounts, dates and categories so that I can maintain project accounts.</text:p>
          </table:table-cell>
          <table:table-cell table:formula="of:=COUNTIFS([$User_Stories.A:.A]; [.A3]; [$User_Stories.B:.B]; [.B3])" office:value-type="float" office:value="1" calcext:value-type="float">
            <text:p>1</text:p>
          </table:table-cell>
          <table:table-cell table:formula="of:=COUNTIFS([$Tasks.A:.A]; [.A3]; [$Tasks.B:.B]; [.B3])" office:value-type="float" office:value="0" calcext:value-type="float">
            <text:p>0</text:p>
          </table:table-cell>
          <table:table-cell table:formula="of:=SUMIFS([$Tasks.F:.F]; [$Tasks.A:.A]; [.A3]; [$Tasks.B:.B]; [.B3])" office:value-type="float" office:value="0" calcext:value-type="float">
            <text:p>0</text:p>
          </table:table-cell>
          <table:table-cell table:formula="of:=IF(COUNTIFS([$Tasks.A:.A];[.A3];[$Tasks.B:.B];[.B3];[$Tasks.E:.E];&quot;Done&quot;)=COUNTIFS([$Tasks.A:.A];[.A3];[$Tasks.B:.B];[.B3]); &quot;Done&quot;; IF(COUNTIFS([$Tasks.A:.A];[.A3];[$Tasks.B:.B];[.B3];[$Tasks.E:.E];&quot;Done&quot;)=0; &quot;Todo&quot;; &quot;Partial&quot;))" office:value-type="string" office:string-value="Done" calcext:value-type="string">
            <text:p>Done</text:p>
          </table:table-cell>
          <table:table-cell table:style-name="ce4" office:value-type="string" calcext:value-type="string">
            <text:p>Value: Provides financial transparency by tracking budgets, incomes and expenses at project and activity level; aids cost control and profitability.</text:p>
            <text:p>Implementation risks: Integration with accounting systems, handling multiple currencies, and ensuring up‑to‑date financial data.</text:p>
            <text:p>Competitor examples: • ProjeQtOr includes a financial module with budgets and cost tracking</text:p>
            <text:p>• many teams use Jira add‑ons or Monday.com for cost monitoring.</text:p>
            <text:p/>
          </table:table-cell>
        </table:table-row>
        <table:table-row table:style-name="ro4">
          <table:table-cell office:value-type="string" calcext:value-type="string">
            <text:p>Financial Management – budgeting, incomes &amp; expenses</text:p>
          </table:table-cell>
          <table:table-cell office:value-type="string" calcext:value-type="string">
            <text:p>Budget alerts &amp; approvals</text:p>
          </table:table-cell>
          <table:table-cell table:style-name="ce3" office:value-type="string" calcext:value-type="string">
            <text:p>As a project manager, I want to be notified when actual expenses exceed the budget so that I can take corrective actions.</text:p>
          </table:table-cell>
          <table:table-cell table:formula="of:=COUNTIFS([$User_Stories.A:.A]; [.A4]; [$User_Stories.B:.B]; [.B4])" office:value-type="float" office:value="1" calcext:value-type="float">
            <text:p>1</text:p>
          </table:table-cell>
          <table:table-cell table:formula="of:=COUNTIFS([$Tasks.A:.A]; [.A4]; [$Tasks.B:.B]; [.B4])" office:value-type="float" office:value="0" calcext:value-type="float">
            <text:p>0</text:p>
          </table:table-cell>
          <table:table-cell table:formula="of:=SUMIFS([$Tasks.F:.F]; [$Tasks.A:.A]; [.A4]; [$Tasks.B:.B]; [.B4])" office:value-type="float" office:value="0" calcext:value-type="float">
            <text:p>0</text:p>
          </table:table-cell>
          <table:table-cell table:formula="of:=IF(COUNTIFS([$Tasks.A:.A];[.A4];[$Tasks.B:.B];[.B4];[$Tasks.E:.E];&quot;Done&quot;)=COUNTIFS([$Tasks.A:.A];[.A4];[$Tasks.B:.B];[.B4]); &quot;Done&quot;; IF(COUNTIFS([$Tasks.A:.A];[.A4];[$Tasks.B:.B];[.B4];[$Tasks.E:.E];&quot;Done&quot;)=0; &quot;Todo&quot;; &quot;Partial&quot;))" office:value-type="string" office:string-value="Done" calcext:value-type="string">
            <text:p>Done</text:p>
          </table:table-cell>
          <table:table-cell table:style-name="ce4" office:value-type="string" calcext:value-type="string">
            <text:p>Value: Provides financial transparency by tracking budgets, incomes and expenses at project and activity level; aids cost control and profitability.</text:p>
            <text:p>Implementation risks: Integration with accounting systems, handling multiple currencies, and ensuring up‑to‑date financial data.</text:p>
            <text:p>Competitor examples: • ProjeQtOr includes a financial module with budgets and cost tracking</text:p>
            <text:p>• many teams use Jira add‑ons or Monday.com for cost monitoring.</text:p>
            <text:p/>
          </table:table-cell>
        </table:table-row>
        <table:table-row table:style-name="ro6">
          <table:table-cell office:value-type="string" calcext:value-type="string">
            <text:p>Resource &amp; Timesheet Management</text:p>
          </table:table-cell>
          <table:table-cell office:value-type="string" calcext:value-type="string">
            <text:p>Resource allocation &amp; capacity planning</text:p>
          </table:table-cell>
          <table:table-cell table:style-name="ce3" office:value-type="string" calcext:value-type="string">
            <text:p>As a resource manager, I want to define resources (people or equipment) with skills, availability and cost rates so that I can plan project work accordingly.</text:p>
            <text:p>As a scrum master, I want to see the capacity of my team for each sprint and compare it to the estimated effort so that I can plan workload realistically.</text:p>
          </table:table-cell>
          <table:table-cell table:formula="of:=COUNTIFS([$User_Stories.A:.A]; [.A5]; [$User_Stories.B:.B]; [.B5])" office:value-type="float" office:value="2" calcext:value-type="float">
            <text:p>2</text:p>
          </table:table-cell>
          <table:table-cell table:formula="of:=COUNTIFS([$Tasks.A:.A]; [.A5]; [$Tasks.B:.B]; [.B5])" office:value-type="float" office:value="0" calcext:value-type="float">
            <text:p>0</text:p>
          </table:table-cell>
          <table:table-cell table:formula="of:=SUMIFS([$Tasks.F:.F]; [$Tasks.A:.A]; [.A5]; [$Tasks.B:.B]; [.B5])" office:value-type="float" office:value="0" calcext:value-type="float">
            <text:p>0</text:p>
          </table:table-cell>
          <table:table-cell table:formula="of:=IF(COUNTIFS([$Tasks.A:.A];[.A5];[$Tasks.B:.B];[.B5];[$Tasks.E:.E];&quot;Done&quot;)=COUNTIFS([$Tasks.A:.A];[.A5];[$Tasks.B:.B];[.B5]); &quot;Done&quot;; IF(COUNTIFS([$Tasks.A:.A];[.A5];[$Tasks.B:.B];[.B5];[$Tasks.E:.E];&quot;Done&quot;)=0; &quot;Todo&quot;; &quot;Partial&quot;))" office:value-type="string" office:string-value="Done" calcext:value-type="string">
            <text:p>Done</text:p>
          </table:table-cell>
          <table:table-cell table:style-name="ce4" office:value-type="string" calcext:value-type="string">
            <text:p>Value: Optimises allocation of staff and equipment, allowing managers to plan workload realistically and avoid overbooking.</text:p>
            <text:p>Implementation risks: Scheduling algorithms can be complex; capturing accurate availability and ensuring team buy‑in for timesheet entry.</text:p>
            <text:p>Competitor examples: • ProjeQtOr features a timesheet screen where resources enter actual work daily, automatically updating cost and progress【649909907018431†L8-L19】</text:p>
            <text:p>• Monday.com provides resource utilisation views.</text:p>
            <text:p/>
          </table:table-cell>
        </table:table-row>
        <table:table-row table:style-name="ro6">
          <table:table-cell office:value-type="string" calcext:value-type="string">
            <text:p>Resource &amp; Timesheet Management</text:p>
          </table:table-cell>
          <table:table-cell office:value-type="string" calcext:value-type="string">
            <text:p>Timesheet &amp; time tracking</text:p>
          </table:table-cell>
          <table:table-cell table:style-name="ce3" office:value-type="string" calcext:value-type="string">
            <text:p>As a team member, I want to record the time I spend on each activity daily so that the project manager can track progress and bill clients appropriately.</text:p>
          </table:table-cell>
          <table:table-cell table:formula="of:=COUNTIFS([$User_Stories.A:.A]; [.A6]; [$User_Stories.B:.B]; [.B6])" office:value-type="float" office:value="1" calcext:value-type="float">
            <text:p>1</text:p>
          </table:table-cell>
          <table:table-cell table:formula="of:=COUNTIFS([$Tasks.A:.A]; [.A6]; [$Tasks.B:.B]; [.B6])" office:value-type="float" office:value="0" calcext:value-type="float">
            <text:p>0</text:p>
          </table:table-cell>
          <table:table-cell table:formula="of:=SUMIFS([$Tasks.F:.F]; [$Tasks.A:.A]; [.A6]; [$Tasks.B:.B]; [.B6])" office:value-type="float" office:value="0" calcext:value-type="float">
            <text:p>0</text:p>
          </table:table-cell>
          <table:table-cell table:formula="of:=IF(COUNTIFS([$Tasks.A:.A];[.A6];[$Tasks.B:.B];[.B6];[$Tasks.E:.E];&quot;Done&quot;)=COUNTIFS([$Tasks.A:.A];[.A6];[$Tasks.B:.B];[.B6]); &quot;Done&quot;; IF(COUNTIFS([$Tasks.A:.A];[.A6];[$Tasks.B:.B];[.B6];[$Tasks.E:.E];&quot;Done&quot;)=0; &quot;Todo&quot;; &quot;Partial&quot;))" office:value-type="string" office:string-value="Done" calcext:value-type="string">
            <text:p>Done</text:p>
          </table:table-cell>
          <table:table-cell table:style-name="ce4" office:value-type="string" calcext:value-type="string">
            <text:p>Value: Optimises allocation of staff and equipment, allowing managers to plan workload realistically and avoid overbooking.</text:p>
            <text:p>Implementation risks: Scheduling algorithms can be complex; capturing accurate availability and ensuring team buy‑in for timesheet entry.</text:p>
            <text:p>Competitor examples: • ProjeQtOr features a timesheet screen where resources enter actual work daily, automatically updating cost and progress【649909907018431†L8-L19】</text:p>
            <text:p>• Monday.com provides resource utilisation views.</text:p>
            <text:p/>
          </table:table-cell>
        </table:table-row>
        <table:table-row table:style-name="ro4">
          <table:table-cell office:value-type="string" calcext:value-type="string">
            <text:p>Document &amp; Attachment Management</text:p>
          </table:table-cell>
          <table:table-cell office:value-type="string" calcext:value-type="string">
            <text:p>File storage infrastructure</text:p>
          </table:table-cell>
          <table:table-cell table:style-name="ce3" office:value-type="string" calcext:value-type="string">
            <text:p>As any user, I want to attach files to projects, activities or risks so that all related documents are stored in one place.</text:p>
          </table:table-cell>
          <table:table-cell table:formula="of:=COUNTIFS([$User_Stories.A:.A]; [.A7]; [$User_Stories.B:.B]; [.B7])" office:value-type="float" office:value="1" calcext:value-type="float">
            <text:p>1</text:p>
          </table:table-cell>
          <table:table-cell table:formula="of:=COUNTIFS([$Tasks.A:.A]; [.A7]; [$Tasks.B:.B]; [.B7])" office:value-type="float" office:value="6" calcext:value-type="float">
            <text:p>6</text:p>
          </table:table-cell>
          <table:table-cell table:formula="of:=SUMIFS([$Tasks.F:.F]; [$Tasks.A:.A]; [.A7]; [$Tasks.B:.B]; [.B7])" office:value-type="float" office:value="13" calcext:value-type="float">
            <text:p>13</text:p>
          </table:table-cell>
          <table:table-cell table:style-name="ce5" office:value-type="string" calcext:value-type="string">
            <text:p>In Progress</text:p>
          </table:table-cell>
          <table:table-cell table:style-name="ce4" office:value-type="string" calcext:value-type="string">
            <text:p>Value: Centralises all project files with secure storage, version control and preview, improving collaboration and reducing context switching.</text:p>
            <text:p>Implementation risks: Managing file sizes and storage costs, ensuring support for various formats and preventing unauthorised access.</text:p>
            <text:p>Competitor examples: • Tools like Confluence and Monday.com allow attaching documents and previewing them directly in the browser.</text:p>
            <text:p/>
          </table:table-cell>
        </table:table-row>
        <table:table-row table:style-name="ro4">
          <table:table-cell office:value-type="string" calcext:value-type="string">
            <text:p>Document &amp; Attachment Management</text:p>
          </table:table-cell>
          <table:table-cell office:value-type="string" calcext:value-type="string">
            <text:p>Document preview &amp; versioning</text:p>
          </table:table-cell>
          <table:table-cell table:style-name="ce3" office:value-type="string" calcext:value-type="string">
            <text:p>As a user, I want to preview uploaded documents (PDFs, images) directly in the browser so that I don’t need to download them to view content.</text:p>
            <text:p>As a user, I want to upload new versions of a document and view previous versions so that I can track changes over time.</text:p>
          </table:table-cell>
          <table:table-cell table:formula="of:=COUNTIFS([$User_Stories.A:.A]; [.A8]; [$User_Stories.B:.B]; [.B8])" office:value-type="float" office:value="2" calcext:value-type="float">
            <text:p>2</text:p>
          </table:table-cell>
          <table:table-cell table:formula="of:=COUNTIFS([$Tasks.A:.A]; [.A8]; [$Tasks.B:.B]; [.B8])" office:value-type="float" office:value="8" calcext:value-type="float">
            <text:p>8</text:p>
          </table:table-cell>
          <table:table-cell table:formula="of:=SUMIFS([$Tasks.F:.F]; [$Tasks.A:.A]; [.A8]; [$Tasks.B:.B]; [.B8])" office:value-type="float" office:value="15" calcext:value-type="float">
            <text:p>15</text:p>
          </table:table-cell>
          <table:table-cell table:formula="of:=IF(COUNTIFS([$Tasks.A:.A];[.A8];[$Tasks.B:.B];[.B8];[$Tasks.E:.E];&quot;Done&quot;)=COUNTIFS([$Tasks.A:.A];[.A8];[$Tasks.B:.B];[.B8]); &quot;Done&quot;; IF(COUNTIFS([$Tasks.A:.A];[.A8];[$Tasks.B:.B];[.B8];[$Tasks.E:.E];&quot;Done&quot;)=0; &quot;Todo&quot;; &quot;Partial&quot;))" office:value-type="string" office:string-value="Done" calcext:value-type="string">
            <text:p>Done</text:p>
          </table:table-cell>
          <table:table-cell table:style-name="ce4" office:value-type="string" calcext:value-type="string">
            <text:p>Value: Centralises all project files with secure storage, version control and preview, improving collaboration and reducing context switching.</text:p>
            <text:p>Implementation risks: Managing file sizes and storage costs, ensuring support for various formats and preventing unauthorised access.</text:p>
            <text:p>Competitor examples: • Tools like Confluence and Monday.com allow attaching documents and previewing them directly in the browser.</text:p>
            <text:p/>
          </table:table-cell>
        </table:table-row>
        <table:table-row table:style-name="ro4">
          <table:table-cell office:value-type="string" calcext:value-type="string">
            <text:p>Reporting &amp; Analytics</text:p>
          </table:table-cell>
          <table:table-cell office:value-type="string" calcext:value-type="string">
            <text:p>Agile metrics dashboard</text:p>
          </table:table-cell>
          <table:table-cell table:style-name="ce3" office:value-type="string" calcext:value-type="string">
            <text:p>As a scrum master, I want to see burndown and velocity charts for each sprint so that I can track progress against the sprint goal.</text:p>
          </table:table-cell>
          <table:table-cell table:formula="of:=COUNTIFS([$User_Stories.A:.A]; [.A9]; [$User_Stories.B:.B]; [.B9])" office:value-type="float" office:value="1" calcext:value-type="float">
            <text:p>1</text:p>
          </table:table-cell>
          <table:table-cell table:formula="of:=COUNTIFS([$Tasks.A:.A]; [.A9]; [$Tasks.B:.B]; [.B9])" office:value-type="float" office:value="5" calcext:value-type="float">
            <text:p>5</text:p>
          </table:table-cell>
          <table:table-cell table:formula="of:=SUMIFS([$Tasks.F:.F]; [$Tasks.A:.A]; [.A9]; [$Tasks.B:.B]; [.B9])" office:value-type="float" office:value="8" calcext:value-type="float">
            <text:p>8</text:p>
          </table:table-cell>
          <table:table-cell table:formula="of:=IF(COUNTIFS([$Tasks.A:.A];[.A9];[$Tasks.B:.B];[.B9];[$Tasks.E:.E];&quot;Done&quot;)=COUNTIFS([$Tasks.A:.A];[.A9];[$Tasks.B:.B];[.B9]); &quot;Done&quot;; IF(COUNTIFS([$Tasks.A:.A];[.A9];[$Tasks.B:.B];[.B9];[$Tasks.E:.E];&quot;Done&quot;)=0; &quot;Todo&quot;; &quot;Partial&quot;))" office:value-type="string" office:string-value="Todo" calcext:value-type="string">
            <text:p>Todo</text:p>
          </table:table-cell>
          <table:table-cell table:style-name="ce4" office:value-type="string" calcext:value-type="string">
            <text:p>Value: Provides insights into project progress, team performance and financial health through dashboards and custom reports, supporting data‑driven decisions.</text:p>
            <text:p>Implementation risks: Requires accurate underlying data and careful design to avoid misinterpretation; cross‑project reports can be computationally intensive.</text:p>
            <text:p>Competitor examples: • Jira offers dashboards with gadgets for velocity and burndown</text:p>
            <text:p>• ProjeQtOr includes reporting modules for finance and resources.</text:p>
            <text:p/>
          </table:table-cell>
        </table:table-row>
        <table:table-row table:style-name="ro4">
          <table:table-cell office:value-type="string" calcext:value-type="string">
            <text:p>Reporting &amp; Analytics</text:p>
          </table:table-cell>
          <table:table-cell office:value-type="string" calcext:value-type="string">
            <text:p>Financial and resource reports</text:p>
          </table:table-cell>
          <table:table-cell table:style-name="ce3" office:value-type="string" calcext:value-type="string">
            <text:p>As a finance officer, I want to generate reports showing budget, expenses, incomes and profit per project so that I can review financial performance.</text:p>
            <text:p>As a resource manager, I want to see utilisation rates for resources across projects so that I can balance workloads and improve efficiency.</text:p>
          </table:table-cell>
          <table:table-cell table:formula="of:=COUNTIFS([$User_Stories.A:.A]; [.A10]; [$User_Stories.B:.B]; [.B10])" office:value-type="float" office:value="2" calcext:value-type="float">
            <text:p>2</text:p>
          </table:table-cell>
          <table:table-cell table:formula="of:=COUNTIFS([$Tasks.A:.A]; [.A10]; [$Tasks.B:.B]; [.B10])" office:value-type="float" office:value="8" calcext:value-type="float">
            <text:p>8</text:p>
          </table:table-cell>
          <table:table-cell table:formula="of:=SUMIFS([$Tasks.F:.F]; [$Tasks.A:.A]; [.A10]; [$Tasks.B:.B]; [.B10])" office:value-type="float" office:value="15" calcext:value-type="float">
            <text:p>15</text:p>
          </table:table-cell>
          <table:table-cell table:formula="of:=IF(COUNTIFS([$Tasks.A:.A];[.A10];[$Tasks.B:.B];[.B10];[$Tasks.E:.E];&quot;Done&quot;)=COUNTIFS([$Tasks.A:.A];[.A10];[$Tasks.B:.B];[.B10]); &quot;Done&quot;; IF(COUNTIFS([$Tasks.A:.A];[.A10];[$Tasks.B:.B];[.B10];[$Tasks.E:.E];&quot;Done&quot;)=0; &quot;Todo&quot;; &quot;Partial&quot;))" office:value-type="string" office:string-value="Todo" calcext:value-type="string">
            <text:p>Todo</text:p>
          </table:table-cell>
          <table:table-cell table:style-name="ce4" office:value-type="string" calcext:value-type="string">
            <text:p>Value: Provides insights into project progress, team performance and financial health through dashboards and custom reports, supporting data‑driven decisions.</text:p>
            <text:p>Implementation risks: Requires accurate underlying data and careful design to avoid misinterpretation; cross‑project reports can be computationally intensive.</text:p>
            <text:p>Competitor examples: • Jira offers dashboards with gadgets for velocity and burndown</text:p>
            <text:p>• ProjeQtOr includes reporting modules for finance and resources.</text:p>
            <text:p/>
          </table:table-cell>
        </table:table-row>
        <table:table-row table:style-name="ro4">
          <table:table-cell office:value-type="string" calcext:value-type="string">
            <text:p>Reporting &amp; Analytics</text:p>
          </table:table-cell>
          <table:table-cell office:value-type="string" calcext:value-type="string">
            <text:p>Custom report builder</text:p>
          </table:table-cell>
          <table:table-cell table:style-name="ce3" office:value-type="string" calcext:value-type="string">
            <text:p>As a project manager, I want to create custom reports by selecting data fields, filters and chart types so that I can answer specific questions without developer help.</text:p>
          </table:table-cell>
          <table:table-cell table:formula="of:=COUNTIFS([$User_Stories.A:.A]; [.A11]; [$User_Stories.B:.B]; [.B11])" office:value-type="float" office:value="1" calcext:value-type="float">
            <text:p>1</text:p>
          </table:table-cell>
          <table:table-cell table:formula="of:=COUNTIFS([$Tasks.A:.A]; [.A11]; [$Tasks.B:.B]; [.B11])" office:value-type="float" office:value="5" calcext:value-type="float">
            <text:p>5</text:p>
          </table:table-cell>
          <table:table-cell table:formula="of:=SUMIFS([$Tasks.F:.F]; [$Tasks.A:.A]; [.A11]; [$Tasks.B:.B]; [.B11])" office:value-type="float" office:value="10" calcext:value-type="float">
            <text:p>10</text:p>
          </table:table-cell>
          <table:table-cell table:formula="of:=IF(COUNTIFS([$Tasks.A:.A];[.A11];[$Tasks.B:.B];[.B11];[$Tasks.E:.E];&quot;Done&quot;)=COUNTIFS([$Tasks.A:.A];[.A11];[$Tasks.B:.B];[.B11]); &quot;Done&quot;; IF(COUNTIFS([$Tasks.A:.A];[.A11];[$Tasks.B:.B];[.B11];[$Tasks.E:.E];&quot;Done&quot;)=0; &quot;Todo&quot;; &quot;Partial&quot;))" office:value-type="string" office:string-value="Todo" calcext:value-type="string">
            <text:p>Todo</text:p>
          </table:table-cell>
          <table:table-cell table:style-name="ce4" office:value-type="string" calcext:value-type="string">
            <text:p>Value: Provides insights into project progress, team performance and financial health through dashboards and custom reports, supporting data‑driven decisions.</text:p>
            <text:p>Implementation risks: Requires accurate underlying data and careful design to avoid misinterpretation; cross‑project reports can be computationally intensive.</text:p>
            <text:p>Competitor examples: • Jira offers dashboards with gadgets for velocity and burndown</text:p>
            <text:p>• ProjeQtOr includes reporting modules for finance and resources.</text:p>
            <text:p/>
          </table:table-cell>
        </table:table-row>
        <table:table-row table:style-name="ro4">
          <table:table-cell office:value-type="string" calcext:value-type="string">
            <text:p>Portfolio &amp; Program Management</text:p>
          </table:table-cell>
          <table:table-cell office:value-type="string" calcext:value-type="string">
            <text:p>Portfolio and program entities</text:p>
          </table:table-cell>
          <table:table-cell table:style-name="ce3" office:value-type="string" calcext:value-type="string">
            <text:p>As a portfolio manager, I want to group projects into portfolios and programs so that I can manage related initiatives collectively.</text:p>
          </table:table-cell>
          <table:table-cell table:formula="of:=COUNTIFS([$User_Stories.A:.A]; [.A12]; [$User_Stories.B:.B]; [.B12])" office:value-type="float" office:value="1" calcext:value-type="float">
            <text:p>1</text:p>
          </table:table-cell>
          <table:table-cell table:formula="of:=COUNTIFS([$Tasks.A:.A]; [.A12]; [$Tasks.B:.B]; [.B12])" office:value-type="float" office:value="7" calcext:value-type="float">
            <text:p>7</text:p>
          </table:table-cell>
          <table:table-cell table:formula="of:=SUMIFS([$Tasks.F:.F]; [$Tasks.A:.A]; [.A12]; [$Tasks.B:.B]; [.B12])" office:value-type="float" office:value="13" calcext:value-type="float">
            <text:p>13</text:p>
          </table:table-cell>
          <table:table-cell table:formula="of:=IF(COUNTIFS([$Tasks.A:.A];[.A12];[$Tasks.B:.B];[.B12];[$Tasks.E:.E];&quot;Done&quot;)=COUNTIFS([$Tasks.A:.A];[.A12];[$Tasks.B:.B];[.B12]); &quot;Done&quot;; IF(COUNTIFS([$Tasks.A:.A];[.A12];[$Tasks.B:.B];[.B12];[$Tasks.E:.E];&quot;Done&quot;)=0; &quot;Todo&quot;; &quot;Partial&quot;))" office:value-type="string" office:string-value="Todo" calcext:value-type="string">
            <text:p>Todo</text:p>
          </table:table-cell>
          <table:table-cell table:style-name="ce4" office:value-type="string" calcext:value-type="string">
            <text:p>Value: Enables strategic oversight across multiple projects, aligning initiatives with organisational goals and balancing budgets and resources across the portfolio.</text:p>
            <text:p>Implementation risks: Complex cross‑project relationships and dependencies can lead to data inconsistencies; requires robust linking mechanisms.</text:p>
            <text:p>Competitor examples: • Advanced Roadmaps (Jira Portfolio) allows planning across multiple projects</text:p>
            <text:p>• Monday.com provides high‑level timeline views.</text:p>
            <text:p/>
          </table:table-cell>
        </table:table-row>
        <table:table-row table:style-name="ro4">
          <table:table-cell office:value-type="string" calcext:value-type="string">
            <text:p>Portfolio &amp; Program Management</text:p>
          </table:table-cell>
          <table:table-cell office:value-type="string" calcext:value-type="string">
            <text:p>Portfolio dashboards and dependency management</text:p>
          </table:table-cell>
          <table:table-cell table:style-name="ce3" office:value-type="string" calcext:value-type="string">
            <text:p>As a portfolio manager, I want a dashboard summarising project status, budget consumption, risks and schedule across the portfolio so that I can quickly assess health.</text:p>
            <text:p>As a program manager, I want to record dependencies between projects and view a timeline of milestones so that I can coordinate schedules and avoid delays.</text:p>
          </table:table-cell>
          <table:table-cell table:formula="of:=COUNTIFS([$User_Stories.A:.A]; [.A13]; [$User_Stories.B:.B]; [.B13])" office:value-type="float" office:value="2" calcext:value-type="float">
            <text:p>2</text:p>
          </table:table-cell>
          <table:table-cell table:formula="of:=COUNTIFS([$Tasks.A:.A]; [.A13]; [$Tasks.B:.B]; [.B13])" office:value-type="float" office:value="9" calcext:value-type="float">
            <text:p>9</text:p>
          </table:table-cell>
          <table:table-cell table:formula="of:=SUMIFS([$Tasks.F:.F]; [$Tasks.A:.A]; [.A13]; [$Tasks.B:.B]; [.B13])" office:value-type="float" office:value="15" calcext:value-type="float">
            <text:p>15</text:p>
          </table:table-cell>
          <table:table-cell table:formula="of:=IF(COUNTIFS([$Tasks.A:.A];[.A13];[$Tasks.B:.B];[.B13];[$Tasks.E:.E];&quot;Done&quot;)=COUNTIFS([$Tasks.A:.A];[.A13];[$Tasks.B:.B];[.B13]); &quot;Done&quot;; IF(COUNTIFS([$Tasks.A:.A];[.A13];[$Tasks.B:.B];[.B13];[$Tasks.E:.E];&quot;Done&quot;)=0; &quot;Todo&quot;; &quot;Partial&quot;))" office:value-type="string" office:string-value="Todo" calcext:value-type="string">
            <text:p>Todo</text:p>
          </table:table-cell>
          <table:table-cell table:style-name="ce4" office:value-type="string" calcext:value-type="string">
            <text:p>Value: Enables strategic oversight across multiple projects, aligning initiatives with organisational goals and balancing budgets and resources across the portfolio.</text:p>
            <text:p>Implementation risks: Complex cross‑project relationships and dependencies can lead to data inconsistencies; requires robust linking mechanisms.</text:p>
            <text:p>Competitor examples: • Advanced Roadmaps (Jira Portfolio) allows planning across multiple projects</text:p>
            <text:p>• Monday.com provides high‑level timeline views.</text:p>
            <text:p/>
          </table:table-cell>
        </table:table-row>
        <table:table-row table:style-name="ro5">
          <table:table-cell office:value-type="string" calcext:value-type="string">
            <text:p>Idea &amp; Backlog Management</text:p>
          </table:table-cell>
          <table:table-cell office:value-type="string" calcext:value-type="string">
            <text:p>Idea capture &amp; voting</text:p>
          </table:table-cell>
          <table:table-cell table:style-name="ce3" office:value-type="string" calcext:value-type="string">
            <text:p>As a product owner, I want stakeholders to submit feature ideas and vote on them so that we can identify high‑value features.</text:p>
          </table:table-cell>
          <table:table-cell table:formula="of:=COUNTIFS([$User_Stories.A:.A]; [.A14]; [$User_Stories.B:.B]; [.B14])" office:value-type="float" office:value="1" calcext:value-type="float">
            <text:p>1</text:p>
          </table:table-cell>
          <table:table-cell table:formula="of:=COUNTIFS([$Tasks.A:.A]; [.A14]; [$Tasks.B:.B]; [.B14])" office:value-type="float" office:value="5" calcext:value-type="float">
            <text:p>5</text:p>
          </table:table-cell>
          <table:table-cell table:formula="of:=SUMIFS([$Tasks.F:.F]; [$Tasks.A:.A]; [.A14]; [$Tasks.B:.B]; [.B14])" office:value-type="float" office:value="10" calcext:value-type="float">
            <text:p>10</text:p>
          </table:table-cell>
          <table:table-cell table:formula="of:=IF(COUNTIFS([$Tasks.A:.A];[.A14];[$Tasks.B:.B];[.B14];[$Tasks.E:.E];&quot;Done&quot;)=COUNTIFS([$Tasks.A:.A];[.A14];[$Tasks.B:.B];[.B14]); &quot;Done&quot;; IF(COUNTIFS([$Tasks.A:.A];[.A14];[$Tasks.B:.B];[.B14];[$Tasks.E:.E];&quot;Done&quot;)=0; &quot;Todo&quot;; &quot;Partial&quot;))" office:value-type="string" office:string-value="Todo" calcext:value-type="string">
            <text:p>Todo</text:p>
          </table:table-cell>
          <table:table-cell table:style-name="ce4" office:value-type="string" calcext:value-type="string">
            <text:p>Value: Facilitates innovation by capturing stakeholder ideas and ensures backlog items are prioritised based on votes and strategic value.</text:p>
            <text:p>Implementation risks: Risk of duplicate or low‑value ideas cluttering the backlog; requires clear policies for triaging and prioritising.</text:p>
            <text:p>Competitor examples: • Trello and Monday.com support idea submission and voting to surface high‑value features.</text:p>
            <text:p/>
          </table:table-cell>
        </table:table-row>
        <table:table-row table:style-name="ro5">
          <table:table-cell office:value-type="string" calcext:value-type="string">
            <text:p>Idea &amp; Backlog Management</text:p>
          </table:table-cell>
          <table:table-cell office:value-type="string" calcext:value-type="string">
            <text:p>Backlog management board</text:p>
          </table:table-cell>
          <table:table-cell table:style-name="ce3" office:value-type="string" calcext:value-type="string">
            <text:p>As a product owner, I want to maintain a backlog of features and user stories with prioritisation, so that we can plan upcoming sprints.</text:p>
          </table:table-cell>
          <table:table-cell table:formula="of:=COUNTIFS([$User_Stories.A:.A]; [.A15]; [$User_Stories.B:.B]; [.B15])" office:value-type="float" office:value="1" calcext:value-type="float">
            <text:p>1</text:p>
          </table:table-cell>
          <table:table-cell table:formula="of:=COUNTIFS([$Tasks.A:.A]; [.A15]; [$Tasks.B:.B]; [.B15])" office:value-type="float" office:value="6" calcext:value-type="float">
            <text:p>6</text:p>
          </table:table-cell>
          <table:table-cell table:formula="of:=SUMIFS([$Tasks.F:.F]; [$Tasks.A:.A]; [.A15]; [$Tasks.B:.B]; [.B15])" office:value-type="float" office:value="11" calcext:value-type="float">
            <text:p>11</text:p>
          </table:table-cell>
          <table:table-cell table:formula="of:=IF(COUNTIFS([$Tasks.A:.A];[.A15];[$Tasks.B:.B];[.B15];[$Tasks.E:.E];&quot;Done&quot;)=COUNTIFS([$Tasks.A:.A];[.A15];[$Tasks.B:.B];[.B15]); &quot;Done&quot;; IF(COUNTIFS([$Tasks.A:.A];[.A15];[$Tasks.B:.B];[.B15];[$Tasks.E:.E];&quot;Done&quot;)=0; &quot;Todo&quot;; &quot;Partial&quot;))" office:value-type="string" office:string-value="Todo" calcext:value-type="string">
            <text:p>Todo</text:p>
          </table:table-cell>
          <table:table-cell table:style-name="ce4" office:value-type="string" calcext:value-type="string">
            <text:p>Value: Facilitates innovation by capturing stakeholder ideas and ensures backlog items are prioritised based on votes and strategic value.</text:p>
            <text:p>Implementation risks: Risk of duplicate or low‑value ideas cluttering the backlog; requires clear policies for triaging and prioritising.</text:p>
            <text:p>Competitor examples: • Trello and Monday.com support idea submission and voting to surface high‑value features.</text:p>
            <text:p/>
          </table:table-cell>
        </table:table-row>
        <table:table-row table:style-name="ro5">
          <table:table-cell office:value-type="string" calcext:value-type="string">
            <text:p>Issue &amp; Bug Tracking</text:p>
          </table:table-cell>
          <table:table-cell office:value-type="string" calcext:value-type="string">
            <text:p>Issue and bug entities</text:p>
          </table:table-cell>
          <table:table-cell table:style-name="ce3" office:value-type="string" calcext:value-type="string">
            <text:p>As a developer, I want to record issues/bugs with severity, priority and reproduction steps so that the team can track and resolve defects.</text:p>
          </table:table-cell>
          <table:table-cell table:formula="of:=COUNTIFS([$User_Stories.A:.A]; [.A16]; [$User_Stories.B:.B]; [.B16])" office:value-type="float" office:value="1" calcext:value-type="float">
            <text:p>1</text:p>
          </table:table-cell>
          <table:table-cell table:formula="of:=COUNTIFS([$Tasks.A:.A]; [.A16]; [$Tasks.B:.B]; [.B16])" office:value-type="float" office:value="6" calcext:value-type="float">
            <text:p>6</text:p>
          </table:table-cell>
          <table:table-cell table:formula="of:=SUMIFS([$Tasks.F:.F]; [$Tasks.A:.A]; [.A16]; [$Tasks.B:.B]; [.B16])" office:value-type="float" office:value="12" calcext:value-type="float">
            <text:p>12</text:p>
          </table:table-cell>
          <table:table-cell table:formula="of:=IF(COUNTIFS([$Tasks.A:.A];[.A16];[$Tasks.B:.B];[.B16];[$Tasks.E:.E];&quot;Done&quot;)=COUNTIFS([$Tasks.A:.A];[.A16];[$Tasks.B:.B];[.B16]); &quot;Done&quot;; IF(COUNTIFS([$Tasks.A:.A];[.A16];[$Tasks.B:.B];[.B16];[$Tasks.E:.E];&quot;Done&quot;)=0; &quot;Todo&quot;; &quot;Partial&quot;))" office:value-type="string" office:string-value="Todo" calcext:value-type="string">
            <text:p>Todo</text:p>
          </table:table-cell>
          <table:table-cell table:style-name="ce4" office:value-type="string" calcext:value-type="string">
            <text:p>Value: Improves software quality by tracking defects and issues separately from tasks, enabling dedicated workflows for triage and resolution.</text:p>
            <text:p>Implementation risks: Requires disciplined classification and prioritisation; duplicates and backlogs can grow quickly without proper triage.</text:p>
            <text:p>Competitor examples: • Jira’s issue tracking system is widely used</text:p>
            <text:p>• ProjeQtOr also includes bug tracking capabilities.</text:p>
            <text:p/>
          </table:table-cell>
        </table:table-row>
        <table:table-row table:style-name="ro5">
          <table:table-cell office:value-type="string" calcext:value-type="string">
            <text:p>Issue &amp; Bug Tracking</text:p>
          </table:table-cell>
          <table:table-cell office:value-type="string" calcext:value-type="string">
            <text:p>Issue triage and severity matrix</text:p>
          </table:table-cell>
          <table:table-cell table:style-name="ce3" office:value-type="string" calcext:value-type="string">
            <text:p>As a product owner, I want to visualise issues based on severity and urgency so that I can prioritise resolution efforts.</text:p>
          </table:table-cell>
          <table:table-cell table:formula="of:=COUNTIFS([$User_Stories.A:.A]; [.A17]; [$User_Stories.B:.B]; [.B17])" office:value-type="float" office:value="1" calcext:value-type="float">
            <text:p>1</text:p>
          </table:table-cell>
          <table:table-cell table:formula="of:=COUNTIFS([$Tasks.A:.A]; [.A17]; [$Tasks.B:.B]; [.B17])" office:value-type="float" office:value="5" calcext:value-type="float">
            <text:p>5</text:p>
          </table:table-cell>
          <table:table-cell table:formula="of:=SUMIFS([$Tasks.F:.F]; [$Tasks.A:.A]; [.A17]; [$Tasks.B:.B]; [.B17])" office:value-type="float" office:value="8" calcext:value-type="float">
            <text:p>8</text:p>
          </table:table-cell>
          <table:table-cell table:formula="of:=IF(COUNTIFS([$Tasks.A:.A];[.A17];[$Tasks.B:.B];[.B17];[$Tasks.E:.E];&quot;Done&quot;)=COUNTIFS([$Tasks.A:.A];[.A17];[$Tasks.B:.B];[.B17]); &quot;Done&quot;; IF(COUNTIFS([$Tasks.A:.A];[.A17];[$Tasks.B:.B];[.B17];[$Tasks.E:.E];&quot;Done&quot;)=0; &quot;Todo&quot;; &quot;Partial&quot;))" office:value-type="string" office:string-value="Todo" calcext:value-type="string">
            <text:p>Todo</text:p>
          </table:table-cell>
          <table:table-cell table:style-name="ce4" office:value-type="string" calcext:value-type="string">
            <text:p>Value: Improves software quality by tracking defects and issues separately from tasks, enabling dedicated workflows for triage and resolution.</text:p>
            <text:p>Implementation risks: Requires disciplined classification and prioritisation; duplicates and backlogs can grow quickly without proper triage.</text:p>
            <text:p>Competitor examples: • Jira’s issue tracking system is widely used</text:p>
            <text:p>• ProjeQtOr also includes bug tracking capabilities.</text:p>
            <text:p/>
          </table:table-cell>
        </table:table-row>
        <table:table-row table:style-name="ro5">
          <table:table-cell office:value-type="string" calcext:value-type="string">
            <text:p>Calendar &amp; Scheduling Integration</text:p>
          </table:table-cell>
          <table:table-cell office:value-type="string" calcext:value-type="string">
            <text:p>Calendar view</text:p>
          </table:table-cell>
          <table:table-cell table:style-name="ce3" office:value-type="string" calcext:value-type="string">
            <text:p>As a user, I want to see all my upcoming meetings, sprint start/end dates and activity due dates in a calendar view so that I can plan my work.</text:p>
          </table:table-cell>
          <table:table-cell table:formula="of:=COUNTIFS([$User_Stories.A:.A]; [.A18]; [$User_Stories.B:.B]; [.B18])" office:value-type="float" office:value="1" calcext:value-type="float">
            <text:p>1</text:p>
          </table:table-cell>
          <table:table-cell table:formula="of:=COUNTIFS([$Tasks.A:.A]; [.A18]; [$Tasks.B:.B]; [.B18])" office:value-type="float" office:value="5" calcext:value-type="float">
            <text:p>5</text:p>
          </table:table-cell>
          <table:table-cell table:formula="of:=SUMIFS([$Tasks.F:.F]; [$Tasks.A:.A]; [.A18]; [$Tasks.B:.B]; [.B18])" office:value-type="float" office:value="9" calcext:value-type="float">
            <text:p>9</text:p>
          </table:table-cell>
          <table:table-cell table:formula="of:=IF(COUNTIFS([$Tasks.A:.A];[.A18];[$Tasks.B:.B];[.B18];[$Tasks.E:.E];&quot;Done&quot;)=COUNTIFS([$Tasks.A:.A];[.A18];[$Tasks.B:.B];[.B18]); &quot;Done&quot;; IF(COUNTIFS([$Tasks.A:.A];[.A18];[$Tasks.B:.B];[.B18];[$Tasks.E:.E];&quot;Done&quot;)=0; &quot;Todo&quot;; &quot;Partial&quot;))" office:value-type="string" office:string-value="Todo" calcext:value-type="string">
            <text:p>Todo</text:p>
          </table:table-cell>
          <table:table-cell table:style-name="ce4" office:value-type="string" calcext:value-type="string">
            <text:p>Value: Provides a unified view of sprints, meetings and task deadlines, reducing scheduling conflicts and improving team coordination.</text:p>
            <text:p>Implementation risks: Time‑zone handling, integration with external calendars and rescheduling conflicts can be challenging.</text:p>
            <text:p>Competitor examples: • Monday.com integrates with Google Calendar and Outlook</text:p>
            <text:p>• Jira offers timeline and calendar views through add‑ons.</text:p>
            <text:p/>
          </table:table-cell>
        </table:table-row>
        <table:table-row table:style-name="ro5">
          <table:table-cell office:value-type="string" calcext:value-type="string">
            <text:p>Calendar &amp; Scheduling Integration</text:p>
          </table:table-cell>
          <table:table-cell office:value-type="string" calcext:value-type="string">
            <text:p>Scheduling assistant</text:p>
          </table:table-cell>
          <table:table-cell table:style-name="ce3" office:value-type="string" calcext:value-type="string">
            <text:p>As a user, I want the system to suggest meeting times based on participant availability and existing bookings so that scheduling is easier.</text:p>
          </table:table-cell>
          <table:table-cell table:formula="of:=COUNTIFS([$User_Stories.A:.A]; [.A19]; [$User_Stories.B:.B]; [.B19])" office:value-type="float" office:value="1" calcext:value-type="float">
            <text:p>1</text:p>
          </table:table-cell>
          <table:table-cell table:formula="of:=COUNTIFS([$Tasks.A:.A]; [.A19]; [$Tasks.B:.B]; [.B19])" office:value-type="float" office:value="5" calcext:value-type="float">
            <text:p>5</text:p>
          </table:table-cell>
          <table:table-cell table:formula="of:=SUMIFS([$Tasks.F:.F]; [$Tasks.A:.A]; [.A19]; [$Tasks.B:.B]; [.B19])" office:value-type="float" office:value="8" calcext:value-type="float">
            <text:p>8</text:p>
          </table:table-cell>
          <table:table-cell table:formula="of:=IF(COUNTIFS([$Tasks.A:.A];[.A19];[$Tasks.B:.B];[.B19];[$Tasks.E:.E];&quot;Done&quot;)=COUNTIFS([$Tasks.A:.A];[.A19];[$Tasks.B:.B];[.B19]); &quot;Done&quot;; IF(COUNTIFS([$Tasks.A:.A];[.A19];[$Tasks.B:.B];[.B19];[$Tasks.E:.E];&quot;Done&quot;)=0; &quot;Todo&quot;; &quot;Partial&quot;))" office:value-type="string" office:string-value="Todo" calcext:value-type="string">
            <text:p>Todo</text:p>
          </table:table-cell>
          <table:table-cell table:style-name="ce4" office:value-type="string" calcext:value-type="string">
            <text:p>Value: Provides a unified view of sprints, meetings and task deadlines, reducing scheduling conflicts and improving team coordination.</text:p>
            <text:p>Implementation risks: Time‑zone handling, integration with external calendars and rescheduling conflicts can be challenging.</text:p>
            <text:p>Competitor examples: • Monday.com integrates with Google Calendar and Outlook</text:p>
            <text:p>• Jira offers timeline and calendar views through add‑ons.</text:p>
            <text:p/>
          </table:table-cell>
        </table:table-row>
        <table:table-row table:style-name="ro7">
          <table:table-cell office:value-type="string" calcext:value-type="string">
            <text:p>Permissions &amp; Role Management UI</text:p>
          </table:table-cell>
          <table:table-cell office:value-type="string" calcext:value-type="string">
            <text:p>Role &amp; permission administration</text:p>
          </table:table-cell>
          <table:table-cell table:style-name="ce3" office:value-type="string" calcext:value-type="string">
            <text:p>As a system administrator, I want to create roles and assign permissions to them so that I can tailor access controls to my organisation’s needs.</text:p>
          </table:table-cell>
          <table:table-cell table:formula="of:=COUNTIFS([$User_Stories.A:.A]; [.A20]; [$User_Stories.B:.B]; [.B20])" office:value-type="float" office:value="1" calcext:value-type="float">
            <text:p>1</text:p>
          </table:table-cell>
          <table:table-cell table:formula="of:=COUNTIFS([$Tasks.A:.A]; [.A20]; [$Tasks.B:.B]; [.B20])" office:value-type="float" office:value="5" calcext:value-type="float">
            <text:p>5</text:p>
          </table:table-cell>
          <table:table-cell table:formula="of:=SUMIFS([$Tasks.F:.F]; [$Tasks.A:.A]; [.A20]; [$Tasks.B:.B]; [.B20])" office:value-type="float" office:value="8" calcext:value-type="float">
            <text:p>8</text:p>
          </table:table-cell>
          <table:table-cell table:formula="of:=IF(COUNTIFS([$Tasks.A:.A];[.A20];[$Tasks.B:.B];[.B20];[$Tasks.E:.E];&quot;Done&quot;)=COUNTIFS([$Tasks.A:.A];[.A20];[$Tasks.B:.B];[.B20]); &quot;Done&quot;; IF(COUNTIFS([$Tasks.A:.A];[.A20];[$Tasks.B:.B];[.B20];[$Tasks.E:.E];&quot;Done&quot;)=0; &quot;Todo&quot;; &quot;Partial&quot;))" office:value-type="string" office:string-value="Todo" calcext:value-type="string">
            <text:p>Todo</text:p>
          </table:table-cell>
          <table:table-cell table:style-name="ce4" office:value-type="string" calcext:value-type="string">
            <text:p>Value: Empowers administrators to assign granular permissions and roles, ensuring security and compliance while reducing administrative overhead.</text:p>
            <text:p>Implementation risks: Complexity in designing flexible yet intuitive permission structures; risk of misconfiguration leading to access issues.</text:p>
            <text:p>Competitor examples: • Jira provides permission schemes and role management</text:p>
            <text:p>• many enterprise tools include dedicated role administration UIs.</text:p>
            <text:p/>
          </table:table-cell>
        </table:table-row>
        <table:table-row table:style-name="ro5">
          <table:table-cell office:value-type="string" calcext:value-type="string">
            <text:p>Client Portal &amp; Stakeholder Collaboration</text:p>
          </table:table-cell>
          <table:table-cell office:value-type="string" calcext:value-type="string">
            <text:p>Client accounts &amp; permissions</text:p>
          </table:table-cell>
          <table:table-cell table:style-name="ce3" office:value-type="string" calcext:value-type="string">
            <text:p>As an account manager, I want to create client accounts with limited permissions so that clients can access project status and raise issues.</text:p>
          </table:table-cell>
          <table:table-cell table:formula="of:=COUNTIFS([$User_Stories.A:.A]; [.A21]; [$User_Stories.B:.B]; [.B21])" office:value-type="float" office:value="1" calcext:value-type="float">
            <text:p>1</text:p>
          </table:table-cell>
          <table:table-cell table:formula="of:=COUNTIFS([$Tasks.A:.A]; [.A21]; [$Tasks.B:.B]; [.B21])" office:value-type="float" office:value="6" calcext:value-type="float">
            <text:p>6</text:p>
          </table:table-cell>
          <table:table-cell table:formula="of:=SUMIFS([$Tasks.F:.F]; [$Tasks.A:.A]; [.A21]; [$Tasks.B:.B]; [.B21])" office:value-type="float" office:value="10" calcext:value-type="float">
            <text:p>10</text:p>
          </table:table-cell>
          <table:table-cell table:formula="of:=IF(COUNTIFS([$Tasks.A:.A];[.A21];[$Tasks.B:.B];[.B21];[$Tasks.E:.E];&quot;Done&quot;)=COUNTIFS([$Tasks.A:.A];[.A21];[$Tasks.B:.B];[.B21]); &quot;Done&quot;; IF(COUNTIFS([$Tasks.A:.A];[.A21];[$Tasks.B:.B];[.B21];[$Tasks.E:.E];&quot;Done&quot;)=0; &quot;Todo&quot;; &quot;Partial&quot;))" office:value-type="string" office:string-value="Todo" calcext:value-type="string">
            <text:p>Todo</text:p>
          </table:table-cell>
          <table:table-cell table:style-name="ce4" office:value-type="string" calcext:value-type="string">
            <text:p>Value: Strengthens client relationships by providing transparent access to project progress, deliverables and feedback channels.</text:p>
            <text:p>Implementation risks: Ensuring that clients access only relevant data; adapting the UI to different client needs and maintaining security.</text:p>
            <text:p>Competitor examples: • Products like Basecamp offer client access</text:p>
            <text:p>• ProjeQtOr allows external stakeholders to view project information.</text:p>
            <text:p/>
          </table:table-cell>
        </table:table-row>
        <table:table-row table:style-name="ro5">
          <table:table-cell office:value-type="string" calcext:value-type="string">
            <text:p>Client Portal &amp; Stakeholder Collaboration</text:p>
          </table:table-cell>
          <table:table-cell office:value-type="string" calcext:value-type="string">
            <text:p>Collaborative feedback and approvals</text:p>
          </table:table-cell>
          <table:table-cell table:style-name="ce3" office:value-type="string" calcext:value-type="string">
            <text:p>As a product owner, I want clients to provide feedback and approve deliverables through the portal so that we have documented sign‑offs.</text:p>
          </table:table-cell>
          <table:table-cell table:formula="of:=COUNTIFS([$User_Stories.A:.A]; [.A22]; [$User_Stories.B:.B]; [.B22])" office:value-type="float" office:value="1" calcext:value-type="float">
            <text:p>1</text:p>
          </table:table-cell>
          <table:table-cell table:formula="of:=COUNTIFS([$Tasks.A:.A]; [.A22]; [$Tasks.B:.B]; [.B22])" office:value-type="float" office:value="6" calcext:value-type="float">
            <text:p>6</text:p>
          </table:table-cell>
          <table:table-cell table:formula="of:=SUMIFS([$Tasks.F:.F]; [$Tasks.A:.A]; [.A22]; [$Tasks.B:.B]; [.B22])" office:value-type="float" office:value="10" calcext:value-type="float">
            <text:p>10</text:p>
          </table:table-cell>
          <table:table-cell table:formula="of:=IF(COUNTIFS([$Tasks.A:.A];[.A22];[$Tasks.B:.B];[.B22];[$Tasks.E:.E];&quot;Done&quot;)=COUNTIFS([$Tasks.A:.A];[.A22];[$Tasks.B:.B];[.B22]); &quot;Done&quot;; IF(COUNTIFS([$Tasks.A:.A];[.A22];[$Tasks.B:.B];[.B22];[$Tasks.E:.E];&quot;Done&quot;)=0; &quot;Todo&quot;; &quot;Partial&quot;))" office:value-type="string" office:string-value="Todo" calcext:value-type="string">
            <text:p>Todo</text:p>
          </table:table-cell>
          <table:table-cell table:style-name="ce4" office:value-type="string" calcext:value-type="string">
            <text:p>Value: Strengthens client relationships by providing transparent access to project progress, deliverables and feedback channels.</text:p>
            <text:p>Implementation risks: Ensuring that clients access only relevant data; adapting the UI to different client needs and maintaining security.</text:p>
            <text:p>Competitor examples: • Products like Basecamp offer client access</text:p>
            <text:p>• ProjeQtOr allows external stakeholders to view project information.</text:p>
            <text:p/>
          </table:table-cell>
        </table:table-row>
        <table:table-row table:style-name="ro8">
          <table:table-cell office:value-type="string" calcext:value-type="string">
            <text:p>AI &amp; Automation</text:p>
          </table:table-cell>
          <table:table-cell office:value-type="string" calcext:value-type="string">
            <text:p>Intelligent recommendations</text:p>
          </table:table-cell>
          <table:table-cell table:style-name="ce3" office:value-type="string" calcext:value-type="string">
            <text:p>As a product owner, I want the system to suggest priorities for backlog items based on historical velocity, story complexity and business impact so that I can make informed decisions.</text:p>
          </table:table-cell>
          <table:table-cell table:formula="of:=COUNTIFS([$User_Stories.A:.A]; [.A23]; [$User_Stories.B:.B]; [.B23])" office:value-type="float" office:value="1" calcext:value-type="float">
            <text:p>1</text:p>
          </table:table-cell>
          <table:table-cell table:formula="of:=COUNTIFS([$Tasks.A:.A]; [.A23]; [$Tasks.B:.B]; [.B23])" office:value-type="float" office:value="5" calcext:value-type="float">
            <text:p>5</text:p>
          </table:table-cell>
          <table:table-cell table:formula="of:=SUMIFS([$Tasks.F:.F]; [$Tasks.A:.A]; [.A23]; [$Tasks.B:.B]; [.B23])" office:value-type="float" office:value="9" calcext:value-type="float">
            <text:p>9</text:p>
          </table:table-cell>
          <table:table-cell table:formula="of:=IF(COUNTIFS([$Tasks.A:.A];[.A23];[$Tasks.B:.B];[.B23];[$Tasks.E:.E];&quot;Done&quot;)=COUNTIFS([$Tasks.A:.A];[.A23];[$Tasks.B:.B];[.B23]); &quot;Done&quot;; IF(COUNTIFS([$Tasks.A:.A];[.A23];[$Tasks.B:.B];[.B23];[$Tasks.E:.E];&quot;Done&quot;)=0; &quot;Todo&quot;; &quot;Partial&quot;))" office:value-type="string" office:string-value="Todo" calcext:value-type="string">
            <text:p>Todo</text:p>
          </table:table-cell>
          <table:table-cell table:style-name="ce4" office:value-type="string" calcext:value-type="string">
            <text:p>Value: Enhances efficiency by automating repetitive tasks and providing predictive insights, enabling teams to focus on high‑value work.</text:p>
            <text:p>Implementation risks: AI models require quality training data; results can be biased or inaccurate; need to maintain user trust.</text:p>
            <text:p>Competitor examples: • Monday.com and Atlassian are introducing AI‑powered automation and analytics features.</text:p>
            <text:p/>
          </table:table-cell>
        </table:table-row>
        <table:table-row table:style-name="ro8">
          <table:table-cell office:value-type="string" calcext:value-type="string">
            <text:p>AI &amp; Automation</text:p>
          </table:table-cell>
          <table:table-cell office:value-type="string" calcext:value-type="string">
            <text:p>Natural language summaries and insights</text:p>
          </table:table-cell>
          <table:table-cell table:style-name="ce3" office:value-type="string" calcext:value-type="string">
            <text:p>As a team member, I want AI to summarise meeting minutes and comment threads so that I can quickly understand key points.</text:p>
          </table:table-cell>
          <table:table-cell table:formula="of:=COUNTIFS([$User_Stories.A:.A]; [.A24]; [$User_Stories.B:.B]; [.B24])" office:value-type="float" office:value="1" calcext:value-type="float">
            <text:p>1</text:p>
          </table:table-cell>
          <table:table-cell table:formula="of:=COUNTIFS([$Tasks.A:.A]; [.A24]; [$Tasks.B:.B]; [.B24])" office:value-type="float" office:value="5" calcext:value-type="float">
            <text:p>5</text:p>
          </table:table-cell>
          <table:table-cell table:formula="of:=SUMIFS([$Tasks.F:.F]; [$Tasks.A:.A]; [.A24]; [$Tasks.B:.B]; [.B24])" office:value-type="float" office:value="8" calcext:value-type="float">
            <text:p>8</text:p>
          </table:table-cell>
          <table:table-cell table:formula="of:=IF(COUNTIFS([$Tasks.A:.A];[.A24];[$Tasks.B:.B];[.B24];[$Tasks.E:.E];&quot;Done&quot;)=COUNTIFS([$Tasks.A:.A];[.A24];[$Tasks.B:.B];[.B24]); &quot;Done&quot;; IF(COUNTIFS([$Tasks.A:.A];[.A24];[$Tasks.B:.B];[.B24];[$Tasks.E:.E];&quot;Done&quot;)=0; &quot;Todo&quot;; &quot;Partial&quot;))" office:value-type="string" office:string-value="Todo" calcext:value-type="string">
            <text:p>Todo</text:p>
          </table:table-cell>
          <table:table-cell table:style-name="ce4" office:value-type="string" calcext:value-type="string">
            <text:p>Value: Enhances efficiency by automating repetitive tasks and providing predictive insights, enabling teams to focus on high‑value work.</text:p>
            <text:p>Implementation risks: AI models require quality training data; results can be biased or inaccurate; need to maintain user trust.</text:p>
            <text:p>Competitor examples: • Monday.com and Atlassian are introducing AI‑powered automation and analytics features.</text:p>
            <text:p/>
          </table:table-cell>
        </table:table-row>
        <table:table-row table:style-name="ro8">
          <table:table-cell office:value-type="string" calcext:value-type="string">
            <text:p>AI &amp; Automation</text:p>
          </table:table-cell>
          <table:table-cell office:value-type="string" calcext:value-type="string">
            <text:p>Predictive analytics</text:p>
          </table:table-cell>
          <table:table-cell table:style-name="ce3" office:value-type="string" calcext:value-type="string">
            <text:p>As a project manager, I want the system to forecast project completion date and highlight activities at risk of delay so that I can proactively mitigate issues.</text:p>
          </table:table-cell>
          <table:table-cell table:formula="of:=COUNTIFS([$User_Stories.A:.A]; [.A25]; [$User_Stories.B:.B]; [.B25])" office:value-type="float" office:value="1" calcext:value-type="float">
            <text:p>1</text:p>
          </table:table-cell>
          <table:table-cell table:formula="of:=COUNTIFS([$Tasks.A:.A]; [.A25]; [$Tasks.B:.B]; [.B25])" office:value-type="float" office:value="6" calcext:value-type="float">
            <text:p>6</text:p>
          </table:table-cell>
          <table:table-cell table:formula="of:=SUMIFS([$Tasks.F:.F]; [$Tasks.A:.A]; [.A25]; [$Tasks.B:.B]; [.B25])" office:value-type="float" office:value="9" calcext:value-type="float">
            <text:p>9</text:p>
          </table:table-cell>
          <table:table-cell table:formula="of:=IF(COUNTIFS([$Tasks.A:.A];[.A25];[$Tasks.B:.B];[.B25];[$Tasks.E:.E];&quot;Done&quot;)=COUNTIFS([$Tasks.A:.A];[.A25];[$Tasks.B:.B];[.B25]); &quot;Done&quot;; IF(COUNTIFS([$Tasks.A:.A];[.A25];[$Tasks.B:.B];[.B25];[$Tasks.E:.E];&quot;Done&quot;)=0; &quot;Todo&quot;; &quot;Partial&quot;))" office:value-type="string" office:string-value="Todo" calcext:value-type="string">
            <text:p>Todo</text:p>
          </table:table-cell>
          <table:table-cell table:style-name="ce4" office:value-type="string" calcext:value-type="string">
            <text:p>Value: Enhances efficiency by automating repetitive tasks and providing predictive insights, enabling teams to focus on high‑value work.</text:p>
            <text:p>Implementation risks: AI models require quality training data; results can be biased or inaccurate; need to maintain user trust.</text:p>
            <text:p>Competitor examples: • Monday.com and Atlassian are introducing AI‑powered automation and analytics features.</text:p>
            <text:p/>
          </table:table-cell>
        </table:table-row>
        <table:table-row table:style-name="ro4">
          <table:table-cell office:value-type="string" calcext:value-type="string">
            <text:p>Notifications &amp; Integrations</text:p>
          </table:table-cell>
          <table:table-cell office:value-type="string" calcext:value-type="string">
            <text:p>In‑app and email notifications</text:p>
          </table:table-cell>
          <table:table-cell table:style-name="ce3" office:value-type="string" calcext:value-type="string">
            <text:p>As a user, I want to be notified when events occur (task assigned, comment added, issue status changed) so that I stay informed.</text:p>
          </table:table-cell>
          <table:table-cell table:formula="of:=COUNTIFS([$User_Stories.A:.A]; [.A26]; [$User_Stories.B:.B]; [.B26])" office:value-type="float" office:value="1" calcext:value-type="float">
            <text:p>1</text:p>
          </table:table-cell>
          <table:table-cell table:formula="of:=COUNTIFS([$Tasks.A:.A]; [.A26]; [$Tasks.B:.B]; [.B26])" office:value-type="float" office:value="5" calcext:value-type="float">
            <text:p>5</text:p>
          </table:table-cell>
          <table:table-cell table:formula="of:=SUMIFS([$Tasks.F:.F]; [$Tasks.A:.A]; [.A26]; [$Tasks.B:.B]; [.B26])" office:value-type="float" office:value="8" calcext:value-type="float">
            <text:p>8</text:p>
          </table:table-cell>
          <table:table-cell table:formula="of:=IF(COUNTIFS([$Tasks.A:.A];[.A26];[$Tasks.B:.B];[.B26];[$Tasks.E:.E];&quot;Done&quot;)=COUNTIFS([$Tasks.A:.A];[.A26];[$Tasks.B:.B];[.B26]); &quot;Done&quot;; IF(COUNTIFS([$Tasks.A:.A];[.A26];[$Tasks.B:.B];[.B26];[$Tasks.E:.E];&quot;Done&quot;)=0; &quot;Todo&quot;; &quot;Partial&quot;))" office:value-type="string" office:string-value="Todo" calcext:value-type="string">
            <text:p>Todo</text:p>
          </table:table-cell>
          <table:table-cell table:style-name="ce4" office:value-type="string" calcext:value-type="string">
            <text:p>Value: Keeps team members informed of updates through multiple channels (in‑app, email, Slack), fostering collaboration and awareness.</text:p>
            <text:p>Implementation risks: Notification fatigue and integration failures can reduce effectiveness; requires careful design of preferences and throttling.</text:p>
            <text:p>Competitor examples: • Monday.com supports Slack notifications and email alerts</text:p>
            <text:p>• Jira integrates with many third‑party messaging tools.</text:p>
            <text:p/>
          </table:table-cell>
        </table:table-row>
        <table:table-row table:style-name="ro4">
          <table:table-cell office:value-type="string" calcext:value-type="string">
            <text:p>Notifications &amp; Integrations</text:p>
          </table:table-cell>
          <table:table-cell office:value-type="string" calcext:value-type="string">
            <text:p>External integrations (email, Slack, Git)**</text:p>
          </table:table-cell>
          <table:table-cell table:style-name="ce3" office:value-type="string" calcext:value-type="string">
            <text:p>As a team, I want Derbent to send notifications to a Slack channel for project updates so that everyone stays informed.</text:p>
          </table:table-cell>
          <table:table-cell table:formula="of:=COUNTIFS([$User_Stories.A:.A]; [.A27]; [$User_Stories.B:.B]; [.B27])" office:value-type="float" office:value="1" calcext:value-type="float">
            <text:p>1</text:p>
          </table:table-cell>
          <table:table-cell table:formula="of:=COUNTIFS([$Tasks.A:.A]; [.A27]; [$Tasks.B:.B]; [.B27])" office:value-type="float" office:value="5" calcext:value-type="float">
            <text:p>5</text:p>
          </table:table-cell>
          <table:table-cell table:formula="of:=SUMIFS([$Tasks.F:.F]; [$Tasks.A:.A]; [.A27]; [$Tasks.B:.B]; [.B27])" office:value-type="float" office:value="8" calcext:value-type="float">
            <text:p>8</text:p>
          </table:table-cell>
          <table:table-cell table:formula="of:=IF(COUNTIFS([$Tasks.A:.A];[.A27];[$Tasks.B:.B];[.B27];[$Tasks.E:.E];&quot;Done&quot;)=COUNTIFS([$Tasks.A:.A];[.A27];[$Tasks.B:.B];[.B27]); &quot;Done&quot;; IF(COUNTIFS([$Tasks.A:.A];[.A27];[$Tasks.B:.B];[.B27];[$Tasks.E:.E];&quot;Done&quot;)=0; &quot;Todo&quot;; &quot;Partial&quot;))" office:value-type="string" office:string-value="Todo" calcext:value-type="string">
            <text:p>Todo</text:p>
          </table:table-cell>
          <table:table-cell table:style-name="ce4" office:value-type="string" calcext:value-type="string">
            <text:p>Value: Keeps team members informed of updates through multiple channels (in‑app, email, Slack), fostering collaboration and awareness.</text:p>
            <text:p>Implementation risks: Notification fatigue and integration failures can reduce effectiveness; requires careful design of preferences and throttling.</text:p>
            <text:p>Competitor examples: • Monday.com supports Slack notifications and email alerts</text:p>
            <text:p>• Jira integrates with many third‑party messaging tools.</text:p>
            <text:p/>
          </table:table-cell>
        </table:table-row>
        <table:table-row table:style-name="ro8">
          <table:table-cell office:value-type="string" calcext:value-type="string">
            <text:p>Quality Assurance &amp; Testing Automation</text:p>
          </table:table-cell>
          <table:table-cell office:value-type="string" calcext:value-type="string">
            <text:p>End‑to‑end test suite</text:p>
          </table:table-cell>
          <table:table-cell table:style-name="ce3" office:value-type="string" calcext:value-type="string">
            <text:p>As a quality engineer, I want automated end‑to‑end tests covering core user flows so that regressions are detected early.</text:p>
          </table:table-cell>
          <table:table-cell table:formula="of:=COUNTIFS([$User_Stories.A:.A]; [.A28]; [$User_Stories.B:.B]; [.B28])" office:value-type="float" office:value="1" calcext:value-type="float">
            <text:p>1</text:p>
          </table:table-cell>
          <table:table-cell table:formula="of:=COUNTIFS([$Tasks.A:.A]; [.A28]; [$Tasks.B:.B]; [.B28])" office:value-type="float" office:value="5" calcext:value-type="float">
            <text:p>5</text:p>
          </table:table-cell>
          <table:table-cell table:formula="of:=SUMIFS([$Tasks.F:.F]; [$Tasks.A:.A]; [.A28]; [$Tasks.B:.B]; [.B28])" office:value-type="float" office:value="7" calcext:value-type="float">
            <text:p>7</text:p>
          </table:table-cell>
          <table:table-cell table:formula="of:=IF(COUNTIFS([$Tasks.A:.A];[.A28];[$Tasks.B:.B];[.B28];[$Tasks.E:.E];&quot;Done&quot;)=COUNTIFS([$Tasks.A:.A];[.A28];[$Tasks.B:.B];[.B28]); &quot;Done&quot;; IF(COUNTIFS([$Tasks.A:.A];[.A28];[$Tasks.B:.B];[.B28];[$Tasks.E:.E];&quot;Done&quot;)=0; &quot;Todo&quot;; &quot;Partial&quot;))" office:value-type="string" office:string-value="Todo" calcext:value-type="string">
            <text:p>Todo</text:p>
          </table:table-cell>
          <table:table-cell table:style-name="ce4" office:value-type="string" calcext:value-type="string">
            <text:p>Value: Ensures consistent software quality by automating tests and static analysis, reducing defects and speeding up releases.</text:p>
            <text:p>Implementation risks: Test flakiness and maintenance overhead; balancing test coverage against build times.</text:p>
            <text:p>Competitor examples: • Many teams integrate tools like Selenium, Playwright or Cypress into CI pipelines alongside code quality tools (e.g., SonarQube).</text:p>
            <text:p/>
          </table:table-cell>
        </table:table-row>
        <table:table-row table:style-name="ro8">
          <table:table-cell office:value-type="string" calcext:value-type="string">
            <text:p>Quality Assurance &amp; Testing Automation</text:p>
          </table:table-cell>
          <table:table-cell office:value-type="string" calcext:value-type="string">
            <text:p>Code quality and static analysis</text:p>
          </table:table-cell>
          <table:table-cell table:style-name="ce3" office:value-type="string" calcext:value-type="string">
            <text:p>As a developer, I want automated checks for code style, complexity and security so that the codebase remains maintainable and secure.</text:p>
          </table:table-cell>
          <table:table-cell table:formula="of:=COUNTIFS([$User_Stories.A:.A]; [.A29]; [$User_Stories.B:.B]; [.B29])" office:value-type="float" office:value="1" calcext:value-type="float">
            <text:p>1</text:p>
          </table:table-cell>
          <table:table-cell table:formula="of:=COUNTIFS([$Tasks.A:.A]; [.A29]; [$Tasks.B:.B]; [.B29])" office:value-type="float" office:value="4" calcext:value-type="float">
            <text:p>4</text:p>
          </table:table-cell>
          <table:table-cell table:formula="of:=SUMIFS([$Tasks.F:.F]; [$Tasks.A:.A]; [.A29]; [$Tasks.B:.B]; [.B29])" office:value-type="float" office:value="6" calcext:value-type="float">
            <text:p>6</text:p>
          </table:table-cell>
          <table:table-cell table:formula="of:=IF(COUNTIFS([$Tasks.A:.A];[.A29];[$Tasks.B:.B];[.B29];[$Tasks.E:.E];&quot;Done&quot;)=COUNTIFS([$Tasks.A:.A];[.A29];[$Tasks.B:.B];[.B29]); &quot;Done&quot;; IF(COUNTIFS([$Tasks.A:.A];[.A29];[$Tasks.B:.B];[.B29];[$Tasks.E:.E];&quot;Done&quot;)=0; &quot;Todo&quot;; &quot;Partial&quot;))" office:value-type="string" office:string-value="Todo" calcext:value-type="string">
            <text:p>Todo</text:p>
          </table:table-cell>
          <table:table-cell table:style-name="ce4" office:value-type="string" calcext:value-type="string">
            <text:p>Value: Ensures consistent software quality by automating tests and static analysis, reducing defects and speeding up releases.</text:p>
            <text:p>Implementation risks: Test flakiness and maintenance overhead; balancing test coverage against build times.</text:p>
            <text:p>Competitor examples: • Many teams integrate tools like Selenium, Playwright or Cypress into CI pipelines alongside code quality tools (e.g., SonarQube).</text:p>
            <text:p/>
          </table:table-cell>
        </table:table-row>
        <table:table-row table:style-name="ro5">
          <table:table-cell office:value-type="string" calcext:value-type="string">
            <text:p>Internationalisation (I18n) &amp; Accessibility</text:p>
          </table:table-cell>
          <table:table-cell office:value-type="string" calcext:value-type="string">
            <text:p>Internationalisation</text:p>
          </table:table-cell>
          <table:table-cell table:style-name="ce3" office:value-type="string" calcext:value-type="string">
            <text:p>As a user, I want to switch the UI language to my preferred language so that I can use Derbent in my native tongue.</text:p>
          </table:table-cell>
          <table:table-cell table:formula="of:=COUNTIFS([$User_Stories.A:.A]; [.A30]; [$User_Stories.B:.B]; [.B30])" office:value-type="float" office:value="1" calcext:value-type="float">
            <text:p>1</text:p>
          </table:table-cell>
          <table:table-cell table:formula="of:=COUNTIFS([$Tasks.A:.A]; [.A30]; [$Tasks.B:.B]; [.B30])" office:value-type="float" office:value="5" calcext:value-type="float">
            <text:p>5</text:p>
          </table:table-cell>
          <table:table-cell table:formula="of:=SUMIFS([$Tasks.F:.F]; [$Tasks.A:.A]; [.A30]; [$Tasks.B:.B]; [.B30])" office:value-type="float" office:value="8" calcext:value-type="float">
            <text:p>8</text:p>
          </table:table-cell>
          <table:table-cell table:formula="of:=IF(COUNTIFS([$Tasks.A:.A];[.A30];[$Tasks.B:.B];[.B30];[$Tasks.E:.E];&quot;Done&quot;)=COUNTIFS([$Tasks.A:.A];[.A30];[$Tasks.B:.B];[.B30]); &quot;Done&quot;; IF(COUNTIFS([$Tasks.A:.A];[.A30];[$Tasks.B:.B];[.B30];[$Tasks.E:.E];&quot;Done&quot;)=0; &quot;Todo&quot;; &quot;Partial&quot;))" office:value-type="string" office:string-value="Todo" calcext:value-type="string">
            <text:p>Todo</text:p>
          </table:table-cell>
          <table:table-cell table:style-name="ce4" office:value-type="string" calcext:value-type="string">
            <text:p>Value: Extends Derbent’s reach globally and ensures usability for people with disabilities, aligning with legal and ethical standards.</text:p>
            <text:p>Implementation risks: Translation management, design adaptation for different languages and implementing accessibility guidelines can be time‑consuming.</text:p>
            <text:p>Competitor examples: • Jira and Monday.com support multiple languages and provide accessible themes</text:p>
            <text:p>• compliance with WCAG 2.1 AA is a requirement in many regions.</text:p>
            <text:p/>
          </table:table-cell>
        </table:table-row>
        <table:table-row table:style-name="ro5">
          <table:table-cell office:value-type="string" calcext:value-type="string">
            <text:p>Internationalisation (I18n) &amp; Accessibility</text:p>
          </table:table-cell>
          <table:table-cell office:value-type="string" calcext:value-type="string">
            <text:p>Accessibility (a11y)</text:p>
          </table:table-cell>
          <table:table-cell table:style-name="ce3" office:value-type="string" calcext:value-type="string">
            <text:p>As a user with disabilities, I want Derbent to meet WCAG 2.1 AA standards so that I can use the application without barriers.</text:p>
          </table:table-cell>
          <table:table-cell table:formula="of:=COUNTIFS([$User_Stories.A:.A]; [.A31]; [$User_Stories.B:.B]; [.B31])" office:value-type="float" office:value="1" calcext:value-type="float">
            <text:p>1</text:p>
          </table:table-cell>
          <table:table-cell table:formula="of:=COUNTIFS([$Tasks.A:.A]; [.A31]; [$Tasks.B:.B]; [.B31])" office:value-type="float" office:value="75" calcext:value-type="float">
            <text:p>75</text:p>
          </table:table-cell>
          <table:table-cell table:formula="of:=SUMIFS([$Tasks.F:.F]; [$Tasks.A:.A]; [.A31]; [$Tasks.B:.B]; [.B31])" office:value-type="float" office:value="108" calcext:value-type="float">
            <text:p>108</text:p>
          </table:table-cell>
          <table:table-cell table:formula="of:=IF(COUNTIFS([$Tasks.A:.A];[.A31];[$Tasks.B:.B];[.B31];[$Tasks.E:.E];&quot;Done&quot;)=COUNTIFS([$Tasks.A:.A];[.A31];[$Tasks.B:.B];[.B31]); &quot;Done&quot;; IF(COUNTIFS([$Tasks.A:.A];[.A31];[$Tasks.B:.B];[.B31];[$Tasks.E:.E];&quot;Done&quot;)=0; &quot;Todo&quot;; &quot;Partial&quot;))" office:value-type="string" office:string-value="Todo" calcext:value-type="string">
            <text:p>Todo</text:p>
          </table:table-cell>
          <table:table-cell table:style-name="ce4" office:value-type="string" calcext:value-type="string">
            <text:p>Value: Extends Derbent’s reach globally and ensures usability for people with disabilities, aligning with legal and ethical standards.</text:p>
            <text:p>Implementation risks: Translation management, design adaptation for different languages and implementing accessibility guidelines can be time‑consuming.</text:p>
            <text:p>Competitor examples: • Jira and Monday.com support multiple languages and provide accessible themes</text:p>
            <text:p>• compliance with WCAG 2.1 AA is a requirement in many regions.</text:p>
            <text:p/>
          </table:table-cell>
        </table:table-row>
        <table:table-row table:style-name="ro9" table:number-rows-repeated="18">
          <table:table-cell table:number-columns-repeated="8"/>
        </table:table-row>
        <table:table-row table:style-name="ro1" table:number-rows-repeated="1048526">
          <table:table-cell table:number-columns-repeated="8"/>
        </table:table-row>
        <table:table-row table:style-name="ro1">
          <table:table-cell table:number-columns-repeated="8"/>
        </table:table-row>
      </table:table>
      <table:table table:name="User_Stories" table:style-name="ta3">
        <office:forms form:automatic-focus="false" form:apply-design-mode="false"/>
        <table:table-column table:style-name="co2" table:default-cell-style-name="ce2"/>
        <table:table-column table:style-name="co9" table:default-cell-style-name="ce2"/>
        <table:table-column table:style-name="co14" table:default-cell-style-name="ce2"/>
        <table:table-column table:style-name="co15" table:default-cell-style-name="ce2"/>
        <table:table-column table:style-name="co12" table:default-cell-style-name="ce2"/>
        <table:table-column table:style-name="co16" table:default-cell-style-name="ce2"/>
        <table:table-column table:style-name="co7" table:default-cell-style-name="ce2"/>
        <table:table-column table:style-name="co11" table:default-cell-style-name="ce2"/>
        <table:table-column table:style-name="co17" table:default-cell-style-name="ce2"/>
        <table:table-column table:style-name="co18" table:default-cell-style-name="ce2"/>
        <table:table-column table:style-name="co8" table:default-cell-style-name="Default"/>
        <table:table-row table:style-name="ro1">
          <table:table-cell table:style-name="ce1" office:value-type="string" calcext:value-type="string">
            <text:p>Epic</text:p>
          </table:table-cell>
          <table:table-cell table:style-name="ce1" office:value-type="string" calcext:value-type="string">
            <text:p>Feature</text:p>
          </table:table-cell>
          <table:table-cell table:style-name="ce1" office:value-type="string" calcext:value-type="string">
            <text:p>User Story</text:p>
          </table:table-cell>
          <table:table-cell table:style-name="ce1" office:value-type="string" calcext:value-type="string">
            <text:p>Description</text:p>
          </table:table-cell>
          <table:table-cell table:style-name="ce1" office:value-type="string" calcext:value-type="string">
            <text:p>Status</text:p>
          </table:table-cell>
          <table:table-cell table:style-name="ce1" office:value-type="string" calcext:value-type="string">
            <text:p>User Story Points</text:p>
          </table:table-cell>
          <table:table-cell table:style-name="ce1" office:value-type="string" calcext:value-type="string">
            <text:p>Total Story Points</text:p>
          </table:table-cell>
          <table:table-cell table:style-name="ce1" office:value-type="string" calcext:value-type="string">
            <text:p>Number of Tasks</text:p>
          </table:table-cell>
          <table:table-cell table:style-name="ce1" office:value-type="string" calcext:value-type="string">
            <text:p>Acceptance Criteria</text:p>
          </table:table-cell>
          <table:table-cell table:style-name="ce1" office:value-type="string" calcext:value-type="string">
            <text:p>Managerial Details</text:p>
          </table:table-cell>
          <table:table-cell office:value-type="string" calcext:value-type="string">
            <text:p>Implementation Notes</text:p>
          </table:table-cell>
        </table:table-row>
        <table:table-row table:style-name="ro2">
          <table:table-cell office:value-type="string" calcext:value-type="string">
            <text:p>Financial Management – budgeting, incomes &amp; expenses</text:p>
          </table:table-cell>
          <table:table-cell office:value-type="string" calcext:value-type="string">
            <text:p>Project budget and cost tracking</text:p>
          </table:table-cell>
          <table:table-cell office:value-type="string" calcext:value-type="string">
            <text:p>Define project budget</text:p>
          </table:table-cell>
          <table:table-cell table:style-name="ce3" office:value-type="string" calcext:value-type="string">
            <text:p>As a project manager, I want to set an overall budget and cost baseline for a project so that I can monitor how actual spending compares to planned costs.</text:p>
          </table:table-cell>
          <table:table-cell table:formula="of:=IF(COUNTIFS([$Tasks.A:.A];[.A2];[$Tasks.B:.B];[.B2];[$Tasks.C:.C];[.C2];[$Tasks.E:.E];&quot;Done&quot;)=COUNTIFS([$Tasks.A:.A];[.A2];[$Tasks.B:.B];[.B2];[$Tasks.C:.C];[.C2]); &quot;Done&quot;; IF(COUNTIFS([$Tasks.A:.A];[.A2];[$Tasks.B:.B];[.B2];[$Tasks.C:.C];[.C2];[$Tasks.E:.E];&quot;Done&quot;)=0; &quot;Todo&quot;; &quot;Partial&quot;))" office:value-type="string" office:string-value="Done" calcext:value-type="string">
            <text:p>Done</text:p>
          </table:table-cell>
          <table:table-cell office:value-type="float" office:value="13" calcext:value-type="float">
            <text:p>13</text:p>
          </table:table-cell>
          <table:table-cell table:formula="of:=SUMIFS([$Tasks.F:.F]; [$Tasks.A:.A]; [.A2]; [$Tasks.B:.B]; [.B2]; [$Tasks.C:.C]; [.C2])" office:value-type="float" office:value="0" calcext:value-type="float">
            <text:p>0</text:p>
          </table:table-cell>
          <table:table-cell table:formula="of:=COUNTIFS([$Tasks.A:.A]; [.A2]; [$Tasks.B:.B]; [.B2]; [$Tasks.C:.C]; [.C2])" office:value-type="float" office:value="0" calcext:value-type="float">
            <text:p>0</text:p>
          </table:table-cell>
          <table:table-cell table:style-name="ce3" office:value-type="string" calcext:value-type="string">
            <text:p>1. The **Project** entity (`CProject`) has new fields for `budgetAmount`, `budgetCurrency` and `budgetDescription`.  Users can enter these fields when creating or editing a project.</text:p>
            <text:p>2. A financial summary view shows the project's budget versus actual expenses, with visual indicators when actual costs exceed the budget.</text:p>
            <text:p>3. Access controls ensure only users with a “Project Manager” or “Finance” role may edit budgets.</text:p>
            <text:p>4. Audit trail records changes to budget values.</text:p>
          </table:table-cell>
          <table:table-cell table:style-name="ce4" office:value-type="string" calcext:value-type="string">
            <text:p>Value: Provides financial transparency by tracking budgets, incomes and expenses at project and activity level; aids cost control and profitability.</text:p>
            <text:p>Implementation risks: Integration with accounting systems, handling multiple currencies, and ensuring up‑to‑date financial data.</text:p>
            <text:p>Competitor examples: • ProjeQtOr includes a financial module with budgets and cost tracking</text:p>
            <text:p>• many teams use Jira add‑ons or Monday.com for cost monitoring.</text:p>
            <text:p/>
          </table:table-cell>
          <table:table-cell/>
        </table:table-row>
        <table:table-row table:style-name="ro2">
          <table:table-cell office:value-type="string" calcext:value-type="string">
            <text:p>Financial Management – budgeting, incomes &amp; expenses</text:p>
          </table:table-cell>
          <table:table-cell office:value-type="string" calcext:value-type="string">
            <text:p>Project budget and cost tracking</text:p>
          </table:table-cell>
          <table:table-cell office:value-type="string" calcext:value-type="string">
            <text:p>Track estimated versus actual costs per activity</text:p>
          </table:table-cell>
          <table:table-cell table:style-name="ce3" office:value-type="string" calcext:value-type="string">
            <text:p>As a project manager, I want to record estimated and actual costs for each activity so that I can compare variance and forecast project costs.</text:p>
          </table:table-cell>
          <table:table-cell table:formula="of:=IF(COUNTIFS([$Tasks.A:.A];[.A3];[$Tasks.B:.B];[.B3];[$Tasks.C:.C];[.C3];[$Tasks.E:.E];&quot;Done&quot;)=COUNTIFS([$Tasks.A:.A];[.A3];[$Tasks.B:.B];[.B3];[$Tasks.C:.C];[.C3]); &quot;Done&quot;; IF(COUNTIFS([$Tasks.A:.A];[.A3];[$Tasks.B:.B];[.B3];[$Tasks.C:.C];[.C3];[$Tasks.E:.E];&quot;Done&quot;)=0; &quot;Todo&quot;; &quot;Partial&quot;))" office:value-type="string" office:string-value="Done" calcext:value-type="string">
            <text:p>Done</text:p>
          </table:table-cell>
          <table:table-cell office:value-type="float" office:value="14" calcext:value-type="float">
            <text:p>14</text:p>
          </table:table-cell>
          <table:table-cell table:formula="of:=SUMIFS([$Tasks.F:.F]; [$Tasks.A:.A]; [.A3]; [$Tasks.B:.B]; [.B3]; [$Tasks.C:.C]; [.C3])" office:value-type="float" office:value="0" calcext:value-type="float">
            <text:p>0</text:p>
          </table:table-cell>
          <table:table-cell table:formula="of:=COUNTIFS([$Tasks.A:.A]; [.A3]; [$Tasks.B:.B]; [.B3]; [$Tasks.C:.C]; [.C3])" office:value-type="float" office:value="0" calcext:value-type="float">
            <text:p>0</text:p>
          </table:table-cell>
          <table:table-cell table:style-name="ce3" office:value-type="string" calcext:value-type="string">
            <text:p>1. The `CActivity` entity already includes fields for `estimatedCost`, `actualCost` and `hourlyRate`【477971868718673†L52-L150】.  A new field `costCurrency` should be added to support multiple currencies.</text:p>
            <text:p>2. When an activity’s status changes to “Done”, its cost fields can be edited only by finance roles.</text:p>
            <text:p>3. A cost variance field (`actualCost` – `estimatedCost`) is displayed in the activity view</text:p>
            <text:p>negative variance is shown in green and positive variance in red.</text:p>
            <text:p>4. The project financial summary aggregates costs by activity.</text:p>
          </table:table-cell>
          <table:table-cell table:style-name="ce4" office:value-type="string" calcext:value-type="string">
            <text:p>Value: Provides financial transparency by tracking budgets, incomes and expenses at project and activity level; aids cost control and profitability.</text:p>
            <text:p>Implementation risks: Integration with accounting systems, handling multiple currencies, and ensuring up‑to‑date financial data.</text:p>
            <text:p>Competitor examples: • ProjeQtOr includes a financial module with budgets and cost tracking</text:p>
            <text:p>• many teams use Jira add‑ons or Monday.com for cost monitoring.</text:p>
            <text:p/>
          </table:table-cell>
          <table:table-cell/>
        </table:table-row>
        <table:table-row table:style-name="ro2">
          <table:table-cell office:value-type="string" calcext:value-type="string">
            <text:p>Financial Management – budgeting, incomes &amp; expenses</text:p>
          </table:table-cell>
          <table:table-cell office:value-type="string" calcext:value-type="string">
            <text:p>Incomes and expenses module</text:p>
          </table:table-cell>
          <table:table-cell office:value-type="string" calcext:value-type="string">
            <text:p>Record project income and expenses</text:p>
          </table:table-cell>
          <table:table-cell table:style-name="ce3" office:value-type="string" calcext:value-type="string">
            <text:p>As a finance officer, I want to log incomes (e.g., client payments) and expenses (e.g., hardware purchases) with amounts, dates and categories so that I can maintain project accounts.</text:p>
          </table:table-cell>
          <table:table-cell table:formula="of:=IF(COUNTIFS([$Tasks.A:.A];[.A4];[$Tasks.B:.B];[.B4];[$Tasks.C:.C];[.C4];[$Tasks.E:.E];&quot;Done&quot;)=COUNTIFS([$Tasks.A:.A];[.A4];[$Tasks.B:.B];[.B4];[$Tasks.C:.C];[.C4]); &quot;Done&quot;; IF(COUNTIFS([$Tasks.A:.A];[.A4];[$Tasks.B:.B];[.B4];[$Tasks.C:.C];[.C4];[$Tasks.E:.E];&quot;Done&quot;)=0; &quot;Todo&quot;; &quot;Partial&quot;))" office:value-type="string" office:string-value="Done" calcext:value-type="string">
            <text:p>Done</text:p>
          </table:table-cell>
          <table:table-cell office:value-type="float" office:value="15" calcext:value-type="float">
            <text:p>15</text:p>
          </table:table-cell>
          <table:table-cell table:formula="of:=SUMIFS([$Tasks.F:.F]; [$Tasks.A:.A]; [.A4]; [$Tasks.B:.B]; [.B4]; [$Tasks.C:.C]; [.C4])" office:value-type="float" office:value="0" calcext:value-type="float">
            <text:p>0</text:p>
          </table:table-cell>
          <table:table-cell table:formula="of:=COUNTIFS([$Tasks.A:.A]; [.A4]; [$Tasks.B:.B]; [.B4]; [$Tasks.C:.C]; [.C4])" office:value-type="float" office:value="0" calcext:value-type="float">
            <text:p>0</text:p>
          </table:table-cell>
          <table:table-cell table:style-name="ce3" office:value-type="string" calcext:value-type="string">
            <text:p>1. Entities `CProjectIncome` and `CProjectExpense` are extended to include fields: `amount` (decimal), `currency`, `date`, `category` (enum), `description` and a relation to `CProject`.</text:p>
            <text:p>2. Users can create, edit and delete income/expense entries via a dedicated page.  Required fields must be validated</text:p>
            <text:p>amounts must be positive.</text:p>
            <text:p>3. Incomes and expenses are aggregated in the project financial summary with totals and difference (profit/loss).</text:p>
            <text:p>4. Permissions restrict creation to finance roles.</text:p>
          </table:table-cell>
          <table:table-cell table:style-name="ce4" office:value-type="string" calcext:value-type="string">
            <text:p>Value: Provides financial transparency by tracking budgets, incomes and expenses at project and activity level; aids cost control and profitability.</text:p>
            <text:p>Implementation risks: Integration with accounting systems, handling multiple currencies, and ensuring up‑to‑date financial data.</text:p>
            <text:p>Competitor examples: • ProjeQtOr includes a financial module with budgets and cost tracking</text:p>
            <text:p>• many teams use Jira add‑ons or Monday.com for cost monitoring.</text:p>
            <text:p/>
          </table:table-cell>
          <table:table-cell/>
        </table:table-row>
        <table:table-row table:style-name="ro2">
          <table:table-cell office:value-type="string" calcext:value-type="string">
            <text:p>Financial Management – budgeting, incomes &amp; expenses</text:p>
          </table:table-cell>
          <table:table-cell office:value-type="string" calcext:value-type="string">
            <text:p>Budget alerts &amp; approvals</text:p>
          </table:table-cell>
          <table:table-cell office:value-type="string" calcext:value-type="string">
            <text:p>Receive alerts when expenses exceed budget</text:p>
          </table:table-cell>
          <table:table-cell table:style-name="ce3" office:value-type="string" calcext:value-type="string">
            <text:p>As a project manager, I want to be notified when actual expenses exceed the budget so that I can take corrective actions.</text:p>
          </table:table-cell>
          <table:table-cell table:formula="of:=IF(COUNTIFS([$Tasks.A:.A];[.A5];[$Tasks.B:.B];[.B5];[$Tasks.C:.C];[.C5];[$Tasks.E:.E];&quot;Done&quot;)=COUNTIFS([$Tasks.A:.A];[.A5];[$Tasks.B:.B];[.B5];[$Tasks.C:.C];[.C5]); &quot;Done&quot;; IF(COUNTIFS([$Tasks.A:.A];[.A5];[$Tasks.B:.B];[.B5];[$Tasks.C:.C];[.C5];[$Tasks.E:.E];&quot;Done&quot;)=0; &quot;Todo&quot;; &quot;Partial&quot;))" office:value-type="string" office:string-value="Done" calcext:value-type="string">
            <text:p>Done</text:p>
          </table:table-cell>
          <table:table-cell office:value-type="float" office:value="16" calcext:value-type="float">
            <text:p>16</text:p>
          </table:table-cell>
          <table:table-cell table:formula="of:=SUMIFS([$Tasks.F:.F]; [$Tasks.A:.A]; [.A5]; [$Tasks.B:.B]; [.B5]; [$Tasks.C:.C]; [.C5])" office:value-type="float" office:value="0" calcext:value-type="float">
            <text:p>0</text:p>
          </table:table-cell>
          <table:table-cell table:formula="of:=COUNTIFS([$Tasks.A:.A]; [.A5]; [$Tasks.B:.B]; [.B5]; [$Tasks.C:.C]; [.C5])" office:value-type="float" office:value="0" calcext:value-type="float">
            <text:p>0</text:p>
          </table:table-cell>
          <table:table-cell table:style-name="ce3" office:value-type="string" calcext:value-type="string">
            <text:p>1. The system monitors budgets and sends notifications (email and in‑app) when expenses surpass a configurable threshold (e.g., 90 % of budget).</text:p>
            <text:p>2. Alerts appear in the notification bell icon and are emailed to users with the “Project Manager” role.</text:p>
            <text:p>3. Notification templates include project name, budget amount and actual expense amount.</text:p>
          </table:table-cell>
          <table:table-cell table:style-name="ce4" office:value-type="string" calcext:value-type="string">
            <text:p>Value: Provides financial transparency by tracking budgets, incomes and expenses at project and activity level; aids cost control and profitability.</text:p>
            <text:p>Implementation risks: Integration with accounting systems, handling multiple currencies, and ensuring up‑to‑date financial data.</text:p>
            <text:p>Competitor examples: • ProjeQtOr includes a financial module with budgets and cost tracking</text:p>
            <text:p>• many teams use Jira add‑ons or Monday.com for cost monitoring.</text:p>
            <text:p/>
          </table:table-cell>
          <table:table-cell/>
        </table:table-row>
        <table:table-row table:style-name="ro6">
          <table:table-cell office:value-type="string" calcext:value-type="string">
            <text:p>Resource &amp; Timesheet Management</text:p>
          </table:table-cell>
          <table:table-cell office:value-type="string" calcext:value-type="string">
            <text:p>Resource allocation &amp; capacity planning</text:p>
          </table:table-cell>
          <table:table-cell office:value-type="string" calcext:value-type="string">
            <text:p>Manage resource profiles</text:p>
          </table:table-cell>
          <table:table-cell table:style-name="ce3" office:value-type="string" calcext:value-type="string">
            <text:p>As a resource manager, I want to define resources (people or equipment) with skills, availability and cost rates so that I can plan project work accordingly.</text:p>
          </table:table-cell>
          <table:table-cell table:formula="of:=IF(COUNTIFS([$Tasks.A:.A];[.A6];[$Tasks.B:.B];[.B6];[$Tasks.C:.C];[.C6];[$Tasks.E:.E];&quot;Done&quot;)=COUNTIFS([$Tasks.A:.A];[.A6];[$Tasks.B:.B];[.B6];[$Tasks.C:.C];[.C6]); &quot;Done&quot;; IF(COUNTIFS([$Tasks.A:.A];[.A6];[$Tasks.B:.B];[.B6];[$Tasks.C:.C];[.C6];[$Tasks.E:.E];&quot;Done&quot;)=0; &quot;Todo&quot;; &quot;Partial&quot;))" office:value-type="string" office:string-value="Done" calcext:value-type="string">
            <text:p>Done</text:p>
          </table:table-cell>
          <table:table-cell office:value-type="float" office:value="17" calcext:value-type="float">
            <text:p>17</text:p>
          </table:table-cell>
          <table:table-cell table:formula="of:=SUMIFS([$Tasks.F:.F]; [$Tasks.A:.A]; [.A6]; [$Tasks.B:.B]; [.B6]; [$Tasks.C:.C]; [.C6])" office:value-type="float" office:value="0" calcext:value-type="float">
            <text:p>0</text:p>
          </table:table-cell>
          <table:table-cell table:formula="of:=COUNTIFS([$Tasks.A:.A]; [.A6]; [$Tasks.B:.B]; [.B6]; [$Tasks.C:.C]; [.C6])" office:value-type="float" office:value="0" calcext:value-type="float">
            <text:p>0</text:p>
          </table:table-cell>
          <table:table-cell table:style-name="ce3" office:value-type="string" calcext:value-type="string">
            <text:p>1. A new entity `CResource` extends `CEntityOfCompany` with fields: `resourceType` (person, equipment), `skills` (multi‑select), `defaultRate`, `capacityPerDay`, `availableFrom`, `availableTo`, `isActive`.</text:p>
            <text:p>2. Resources can be assigned to projects with roles (developer, tester, designer, etc.) and date ranges.</text:p>
            <text:p>3. Resource availability influences capacity calculations in sprints and activities.</text:p>
          </table:table-cell>
          <table:table-cell table:style-name="ce4" office:value-type="string" calcext:value-type="string">
            <text:p>Value: Optimises allocation of staff and equipment, allowing managers to plan workload realistically and avoid overbooking.</text:p>
            <text:p>Implementation risks: Scheduling algorithms can be complex; capturing accurate availability and ensuring team buy‑in for timesheet entry.</text:p>
            <text:p>Competitor examples: • ProjeQtOr features a timesheet screen where resources enter actual work daily, automatically updating cost and progress【649909907018431†L8-L19】</text:p>
            <text:p>• Monday.com provides resource utilisation views.</text:p>
            <text:p/>
          </table:table-cell>
          <table:table-cell/>
        </table:table-row>
        <table:table-row table:style-name="ro6">
          <table:table-cell office:value-type="string" calcext:value-type="string">
            <text:p>Resource &amp; Timesheet Management</text:p>
          </table:table-cell>
          <table:table-cell office:value-type="string" calcext:value-type="string">
            <text:p>Resource allocation &amp; capacity planning</text:p>
          </table:table-cell>
          <table:table-cell office:value-type="string" calcext:value-type="string">
            <text:p>Visualise sprint capacity and workload</text:p>
          </table:table-cell>
          <table:table-cell table:style-name="ce3" office:value-type="string" calcext:value-type="string">
            <text:p>As a scrum master, I want to see the capacity of my team for each sprint and compare it to the estimated effort so that I can plan workload realistically.</text:p>
          </table:table-cell>
          <table:table-cell table:formula="of:=IF(COUNTIFS([$Tasks.A:.A];[.A7];[$Tasks.B:.B];[.B7];[$Tasks.C:.C];[.C7];[$Tasks.E:.E];&quot;Done&quot;)=COUNTIFS([$Tasks.A:.A];[.A7];[$Tasks.B:.B];[.B7];[$Tasks.C:.C];[.C7]); &quot;Done&quot;; IF(COUNTIFS([$Tasks.A:.A];[.A7];[$Tasks.B:.B];[.B7];[$Tasks.C:.C];[.C7];[$Tasks.E:.E];&quot;Done&quot;)=0; &quot;Todo&quot;; &quot;Partial&quot;))" office:value-type="string" office:string-value="Done" calcext:value-type="string">
            <text:p>Done</text:p>
          </table:table-cell>
          <table:table-cell office:value-type="float" office:value="18" calcext:value-type="float">
            <text:p>18</text:p>
          </table:table-cell>
          <table:table-cell table:formula="of:=SUMIFS([$Tasks.F:.F]; [$Tasks.A:.A]; [.A7]; [$Tasks.B:.B]; [.B7]; [$Tasks.C:.C]; [.C7])" office:value-type="float" office:value="0" calcext:value-type="float">
            <text:p>0</text:p>
          </table:table-cell>
          <table:table-cell table:formula="of:=COUNTIFS([$Tasks.A:.A]; [.A7]; [$Tasks.B:.B]; [.B7]; [$Tasks.C:.C]; [.C7])" office:value-type="float" office:value="0" calcext:value-type="float">
            <text:p>0</text:p>
          </table:table-cell>
          <table:table-cell table:style-name="ce3" office:value-type="string" calcext:value-type="string">
            <text:p>1. The sprint view displays a capacity chart showing available hours of assigned resources versus total estimated hours of assigned activities and story points.</text:p>
            <text:p>2. Over‑allocation (when estimated hours &gt; capacity) is highlighted in red</text:p>
            <text:p>under‑utilisation is shown in green.</text:p>
            <text:p>3. Users can drill down to see which resources or activities contribute to the capacity usage.</text:p>
          </table:table-cell>
          <table:table-cell table:style-name="ce4" office:value-type="string" calcext:value-type="string">
            <text:p>Value: Optimises allocation of staff and equipment, allowing managers to plan workload realistically and avoid overbooking.</text:p>
            <text:p>Implementation risks: Scheduling algorithms can be complex; capturing accurate availability and ensuring team buy‑in for timesheet entry.</text:p>
            <text:p>Competitor examples: • ProjeQtOr features a timesheet screen where resources enter actual work daily, automatically updating cost and progress【649909907018431†L8-L19】</text:p>
            <text:p>• Monday.com provides resource utilisation views.</text:p>
            <text:p/>
          </table:table-cell>
          <table:table-cell/>
        </table:table-row>
        <table:table-row table:style-name="ro10">
          <table:table-cell office:value-type="string" calcext:value-type="string">
            <text:p>Resource &amp; Timesheet Management</text:p>
          </table:table-cell>
          <table:table-cell office:value-type="string" calcext:value-type="string">
            <text:p>Timesheet &amp; time tracking</text:p>
          </table:table-cell>
          <table:table-cell office:value-type="string" calcext:value-type="string">
            <text:p>Log time spent on activities</text:p>
          </table:table-cell>
          <table:table-cell table:style-name="ce3" office:value-type="string" calcext:value-type="string">
            <text:p>As a team member, I want to record the time I spend on each activity daily so that the project manager can track progress and bill clients appropriately.</text:p>
          </table:table-cell>
          <table:table-cell table:formula="of:=IF(COUNTIFS([$Tasks.A:.A];[.A8];[$Tasks.B:.B];[.B8];[$Tasks.C:.C];[.C8];[$Tasks.E:.E];&quot;Done&quot;)=COUNTIFS([$Tasks.A:.A];[.A8];[$Tasks.B:.B];[.B8];[$Tasks.C:.C];[.C8]); &quot;Done&quot;; IF(COUNTIFS([$Tasks.A:.A];[.A8];[$Tasks.B:.B];[.B8];[$Tasks.C:.C];[.C8];[$Tasks.E:.E];&quot;Done&quot;)=0; &quot;Todo&quot;; &quot;Partial&quot;))" office:value-type="string" office:string-value="Done" calcext:value-type="string">
            <text:p>Done</text:p>
          </table:table-cell>
          <table:table-cell office:value-type="float" office:value="19" calcext:value-type="float">
            <text:p>19</text:p>
          </table:table-cell>
          <table:table-cell table:formula="of:=SUMIFS([$Tasks.F:.F]; [$Tasks.A:.A]; [.A8]; [$Tasks.B:.B]; [.B8]; [$Tasks.C:.C]; [.C8])" office:value-type="float" office:value="0" calcext:value-type="float">
            <text:p>0</text:p>
          </table:table-cell>
          <table:table-cell table:formula="of:=COUNTIFS([$Tasks.A:.A]; [.A8]; [$Tasks.B:.B]; [.B8]; [$Tasks.C:.C]; [.C8])" office:value-type="float" office:value="0" calcext:value-type="float">
            <text:p>0</text:p>
          </table:table-cell>
          <table:table-cell table:style-name="ce3" office:value-type="string" calcext:value-type="string">
            <text:p>1. A new entity `CTimesheetEntry` extends `CEntityOfProject` with fields: `user`, `activity`, `date`, `hoursSpent`, `description`, `billable` (boolean), `rate` and `cost` (auto‑calculated).  Each entry is linked to a sprint if applicable.</text:p>
            <text:p>2. Users can enter timesheet entries via a calendar‑style form or table.  Entries are restricted to their own user accounts unless they have a manager role.</text:p>
            <text:p>3. The system automatically calculates `cost` = `hoursSpent` × `rate` or uses the activity’s `hourlyRate` by default【477971868718673†L52-L150】.</text:p>
            <text:p>4. Project managers can approve or reject submitted timesheet entries.</text:p>
            <text:p>5. Timesheet data feeds into financial reports and invoicing.</text:p>
          </table:table-cell>
          <table:table-cell table:style-name="ce4" office:value-type="string" calcext:value-type="string">
            <text:p>Value: Optimises allocation of staff and equipment, allowing managers to plan workload realistically and avoid overbooking.</text:p>
            <text:p>Implementation risks: Scheduling algorithms can be complex; capturing accurate availability and ensuring team buy‑in for timesheet entry.</text:p>
            <text:p>Competitor examples: • ProjeQtOr features a timesheet screen where resources enter actual work daily, automatically updating cost and progress【649909907018431†L8-L19】</text:p>
            <text:p>• Monday.com provides resource utilisation views.</text:p>
            <text:p/>
          </table:table-cell>
          <table:table-cell/>
        </table:table-row>
        <table:table-row table:style-name="ro7">
          <table:table-cell office:value-type="string" calcext:value-type="string">
            <text:p>Document &amp; Attachment Management</text:p>
          </table:table-cell>
          <table:table-cell office:value-type="string" calcext:value-type="string">
            <text:p>File storage infrastructure</text:p>
          </table:table-cell>
          <table:table-cell office:value-type="string" calcext:value-type="string">
            <text:p>Upload and download documents</text:p>
          </table:table-cell>
          <table:table-cell table:style-name="ce3" office:value-type="string" calcext:value-type="string">
            <text:p>As any user, I want to attach files to projects, activities or risks so that all related documents are stored in one place.</text:p>
          </table:table-cell>
          <table:table-cell table:formula="of:=IF(COUNTIFS([$Tasks.A:.A];[.A9];[$Tasks.B:.B];[.B9];[$Tasks.C:.C];[.C9];[$Tasks.E:.E];&quot;Done&quot;)=COUNTIFS([$Tasks.A:.A];[.A9];[$Tasks.B:.B];[.B9];[$Tasks.C:.C];[.C9]); &quot;Done&quot;; IF(COUNTIFS([$Tasks.A:.A];[.A9];[$Tasks.B:.B];[.B9];[$Tasks.C:.C];[.C9];[$Tasks.E:.E];&quot;Done&quot;)=0; &quot;Todo&quot;; &quot;Partial&quot;))" office:value-type="string" office:string-value="Done" calcext:value-type="string">
            <text:p>Done</text:p>
          </table:table-cell>
          <table:table-cell office:value-type="float" office:value="20" calcext:value-type="float">
            <text:p>20</text:p>
          </table:table-cell>
          <table:table-cell table:formula="of:=SUMIFS([$Tasks.F:.F]; [$Tasks.A:.A]; [.A9]; [$Tasks.B:.B]; [.B9]; [$Tasks.C:.C]; [.C9])" office:value-type="float" office:value="13" calcext:value-type="float">
            <text:p>13</text:p>
          </table:table-cell>
          <table:table-cell table:formula="of:=COUNTIFS([$Tasks.A:.A]; [.A9]; [$Tasks.B:.B]; [.B9]; [$Tasks.C:.C]; [.C9])" office:value-type="float" office:value="6" calcext:value-type="float">
            <text:p>6</text:p>
          </table:table-cell>
          <table:table-cell table:style-name="ce3" office:value-type="string" calcext:value-type="string">
            <text:p>1. Users can upload files (PDF, DOCX, images, etc.) via a drag‑and‑drop or file picker interface.  Each file is associated with a parent entity (project, activity, risk, sprint or meeting) and stored with metadata: `fileName`, `fileSize`, `fileType`, `uploadDate`, `uploadedBy`.</text:p>
            <text:p>2. Files are stored securely either in the database as BLOBs or in an object store (e.g., AWS S3) depending on configuration.  An abstraction layer hides storage implementation details.</text:p>
            <text:p>3. Users can download attachments</text:p>
            <text:p>permissions are inherited from the parent entity.</text:p>
            <text:p>4. Attachment lists show a preview icon and download size</text:p>
            <text:p>attachments can be removed by users with appropriate rights.</text:p>
          </table:table-cell>
          <table:table-cell table:style-name="ce4" office:value-type="string" calcext:value-type="string">
            <text:p>Value: Centralises all project files with secure storage, version control and preview, improving collaboration and reducing context switching.</text:p>
            <text:p>Implementation risks: Managing file sizes and storage costs, ensuring support for various formats and preventing unauthorised access.</text:p>
            <text:p>Competitor examples: • Tools like Confluence and Monday.com allow attaching documents and previewing them directly in the browser.</text:p>
            <text:p/>
          </table:table-cell>
          <table:table-cell/>
        </table:table-row>
        <table:table-row table:style-name="ro4">
          <table:table-cell office:value-type="string" calcext:value-type="string">
            <text:p>Document &amp; Attachment Management</text:p>
          </table:table-cell>
          <table:table-cell office:value-type="string" calcext:value-type="string">
            <text:p>Document preview &amp; versioning</text:p>
          </table:table-cell>
          <table:table-cell office:value-type="string" calcext:value-type="string">
            <text:p>Preview common document types</text:p>
          </table:table-cell>
          <table:table-cell table:style-name="ce3" office:value-type="string" calcext:value-type="string">
            <text:p>As a user, I want to preview uploaded documents (PDFs, images) directly in the browser so that I don’t need to download them to view content.</text:p>
          </table:table-cell>
          <table:table-cell table:style-name="ce6" office:value-type="string" calcext:value-type="string">
            <text:p>Done</text:p>
          </table:table-cell>
          <table:table-cell office:value-type="float" office:value="21" calcext:value-type="float">
            <text:p>21</text:p>
          </table:table-cell>
          <table:table-cell table:formula="of:=SUMIFS([$Tasks.F:.F]; [$Tasks.A:.A]; [.A10]; [$Tasks.B:.B]; [.B10]; [$Tasks.C:.C]; [.C10])" office:value-type="float" office:value="8" calcext:value-type="float">
            <text:p>8</text:p>
          </table:table-cell>
          <table:table-cell table:formula="of:=COUNTIFS([$Tasks.A:.A]; [.A10]; [$Tasks.B:.B]; [.B10]; [$Tasks.C:.C]; [.C10])" office:value-type="float" office:value="4" calcext:value-type="float">
            <text:p>4</text:p>
          </table:table-cell>
          <table:table-cell table:style-name="ce3" office:value-type="string" calcext:value-type="string">
            <text:p>1. For supported file types (PDF, image, text), the system renders an inline preview using Vaadin components or integration with PDF.js.</text:p>
            <text:p>2. Users can page through PDFs and zoom in/out</text:p>
            <text:p>images can be enlarged and rotated.</text:p>
            <text:p>3. Unsupported types display a generic file icon with a download link.</text:p>
          </table:table-cell>
          <table:table-cell table:style-name="ce4" office:value-type="string" calcext:value-type="string">
            <text:p>Value: Centralises all project files with secure storage, version control and preview, improving collaboration and reducing context switching.</text:p>
            <text:p>Implementation risks: Managing file sizes and storage costs, ensuring support for various formats and preventing unauthorised access.</text:p>
            <text:p>Competitor examples: • Tools like Confluence and Monday.com allow attaching documents and previewing them directly in the browser.</text:p>
            <text:p/>
          </table:table-cell>
          <table:table-cell table:style-name="ce3" office:value-type="string" calcext:value-type="string">
            <text:p>✅ IMPLEMENTED (2026-01-12):</text:p>
            <text:p>- CAttachment entity (CEntityOfProject with version management)</text:p>
            <text:p>- CAttachmentService (CRUD, file operations, validation)</text:p>
            <text:p>- CDiskAttachmentStorage (disk-based storage: ./data/attachments/YYYY/MM/DD/uuid-filename)</text:p>
            <text:p>- CDialogAttachmentUpload (drag-drop, document type, version number, description)</text:p>
            <text:p>- CComponentListAttachments (grid with version, filename, size, type, upload date/by)</text:p>
            <text:p>- CPageServiceAttachment + CAttachmentInitializerService (following CComment pattern)</text:p>
            <text:p>- Integrated into CPageServiceActivity</text:p>
            <text:p>- Document types: 10 default types via CDocumentTypeInitializerService</text:p>
            <text:p>Commits: 4f349f8, efb8b62, f8c4be8, 3c0e914</text:p>
          </table:table-cell>
        </table:table-row>
        <table:table-row table:style-name="ro4">
          <table:table-cell office:value-type="string" calcext:value-type="string">
            <text:p>Document &amp; Attachment Management</text:p>
          </table:table-cell>
          <table:table-cell office:value-type="string" calcext:value-type="string">
            <text:p>Document preview &amp; versioning</text:p>
          </table:table-cell>
          <table:table-cell office:value-type="string" calcext:value-type="string">
            <text:p>Maintain version history</text:p>
          </table:table-cell>
          <table:table-cell table:style-name="ce3" office:value-type="string" calcext:value-type="string">
            <text:p>As a user, I want to upload new versions of a document and view previous versions so that I can track changes over time.</text:p>
          </table:table-cell>
          <table:table-cell table:style-name="ce5" office:value-type="string" calcext:value-type="string">
            <text:p>In Progress</text:p>
          </table:table-cell>
          <table:table-cell office:value-type="float" office:value="22" calcext:value-type="float">
            <text:p>22</text:p>
          </table:table-cell>
          <table:table-cell table:formula="of:=SUMIFS([$Tasks.F:.F]; [$Tasks.A:.A]; [.A11]; [$Tasks.B:.B]; [.B11]; [$Tasks.C:.C]; [.C11])" office:value-type="float" office:value="7" calcext:value-type="float">
            <text:p>7</text:p>
          </table:table-cell>
          <table:table-cell table:formula="of:=COUNTIFS([$Tasks.A:.A]; [.A11]; [$Tasks.B:.B]; [.B11]; [$Tasks.C:.C]; [.C11])" office:value-type="float" office:value="4" calcext:value-type="float">
            <text:p>4</text:p>
          </table:table-cell>
          <table:table-cell table:style-name="ce3" office:value-type="string" calcext:value-type="string">
            <text:p>1. Each attachment has version numbers</text:p>
            <text:p>uploading a file with the same name increments the version number and retains the old version as read‑only.</text:p>
            <text:p>2. The attachment list displays the latest version by default and allows users to expand a history view to see previous versions (with upload date and author).</text:p>
            <text:p>3. Permissions to delete older versions are restricted to administrators or the uploading user.</text:p>
          </table:table-cell>
          <table:table-cell table:style-name="ce4" office:value-type="string" calcext:value-type="string">
            <text:p>Value: Centralises all project files with secure storage, version control and preview, improving collaboration and reducing context switching.</text:p>
            <text:p>Implementation risks: Managing file sizes and storage costs, ensuring support for various formats and preventing unauthorised access.</text:p>
            <text:p>Competitor examples: • Tools like Confluence and Monday.com allow attaching documents and previewing them directly in the browser.</text:p>
            <text:p/>
          </table:table-cell>
          <table:table-cell table:style-name="ce3" office:value-type="string" calcext:value-type="string">
            <text:p>⚠️ PARTIAL (2026-01-12):</text:p>
            <text:p>✅ Version tracking implemented (versionNumber, previousVersion fields)</text:p>
            <text:p>✅ Version display in grid</text:p>
            <text:p>✅ Upload new version logic</text:p>
            <text:p>❌ TODO: CAttachmentPreview component for PDF/image preview</text:p>
            <text:p>❌ TODO: Version history modal with restore action</text:p>
            <text:p>❌ TODO: Download previous versions UI</text:p>
          </table:table-cell>
        </table:table-row>
        <table:table-row table:style-name="ro2">
          <table:table-cell office:value-type="string" calcext:value-type="string">
            <text:p>Reporting &amp; Analytics</text:p>
          </table:table-cell>
          <table:table-cell office:value-type="string" calcext:value-type="string">
            <text:p>Agile metrics dashboard</text:p>
          </table:table-cell>
          <table:table-cell office:value-type="string" calcext:value-type="string">
            <text:p>View sprint burndown and velocity charts</text:p>
          </table:table-cell>
          <table:table-cell table:style-name="ce3" office:value-type="string" calcext:value-type="string">
            <text:p>As a scrum master, I want to see burndown and velocity charts for each sprint so that I can track progress against the sprint goal.</text:p>
          </table:table-cell>
          <table:table-cell table:formula="of:=IF(COUNTIFS([$Tasks.A:.A];[.A12];[$Tasks.B:.B];[.B12];[$Tasks.C:.C];[.C12];[$Tasks.E:.E];&quot;Done&quot;)=COUNTIFS([$Tasks.A:.A];[.A12];[$Tasks.B:.B];[.B12];[$Tasks.C:.C];[.C12]); &quot;Done&quot;; IF(COUNTIFS([$Tasks.A:.A];[.A12];[$Tasks.B:.B];[.B12];[$Tasks.C:.C];[.C12];[$Tasks.E:.E];&quot;Done&quot;)=0; &quot;Todo&quot;; &quot;Partial&quot;))" office:value-type="string" office:string-value="Todo" calcext:value-type="string">
            <text:p>Todo</text:p>
          </table:table-cell>
          <table:table-cell office:value-type="float" office:value="23" calcext:value-type="float">
            <text:p>23</text:p>
          </table:table-cell>
          <table:table-cell table:formula="of:=SUMIFS([$Tasks.F:.F]; [$Tasks.A:.A]; [.A12]; [$Tasks.B:.B]; [.B12]; [$Tasks.C:.C]; [.C12])" office:value-type="float" office:value="8" calcext:value-type="float">
            <text:p>8</text:p>
          </table:table-cell>
          <table:table-cell table:formula="of:=COUNTIFS([$Tasks.A:.A]; [.A12]; [$Tasks.B:.B]; [.B12]; [$Tasks.C:.C]; [.C12])" office:value-type="float" office:value="5" calcext:value-type="float">
            <text:p>5</text:p>
          </table:table-cell>
          <table:table-cell table:style-name="ce3" office:value-type="string" calcext:value-type="string">
            <text:p>1. The sprint page displays a burndown chart showing remaining story points over time.  The chart uses actual and ideal burn lines</text:p>
            <text:p>it recalculates daily using sprint item completions.  The total story points calculation already exists in `CSprint`【477971868718673†L52-L150】.</text:p>
            <text:p>2. Velocity charts show completed story points per sprint over time and compute average velocity.</text:p>
            <text:p>3. Users can export charts to PNG or PDF.</text:p>
          </table:table-cell>
          <table:table-cell table:style-name="ce4" office:value-type="string" calcext:value-type="string">
            <text:p>Value: Provides insights into project progress, team performance and financial health through dashboards and custom reports, supporting data‑driven decisions.</text:p>
            <text:p>Implementation risks: Requires accurate underlying data and careful design to avoid misinterpretation; cross‑project reports can be computationally intensive.</text:p>
            <text:p>Competitor examples: • Jira offers dashboards with gadgets for velocity and burndown</text:p>
            <text:p>• ProjeQtOr includes reporting modules for finance and resources.</text:p>
            <text:p/>
          </table:table-cell>
          <table:table-cell/>
        </table:table-row>
        <table:table-row table:style-name="ro2">
          <table:table-cell office:value-type="string" calcext:value-type="string">
            <text:p>Reporting &amp; Analytics</text:p>
          </table:table-cell>
          <table:table-cell office:value-type="string" calcext:value-type="string">
            <text:p>Financial and resource reports</text:p>
          </table:table-cell>
          <table:table-cell office:value-type="string" calcext:value-type="string">
            <text:p>Generate financial performance reports</text:p>
          </table:table-cell>
          <table:table-cell table:style-name="ce3" office:value-type="string" calcext:value-type="string">
            <text:p>As a finance officer, I want to generate reports showing budget, expenses, incomes and profit per project so that I can review financial performance.</text:p>
          </table:table-cell>
          <table:table-cell table:formula="of:=IF(COUNTIFS([$Tasks.A:.A];[.A13];[$Tasks.B:.B];[.B13];[$Tasks.C:.C];[.C13];[$Tasks.E:.E];&quot;Done&quot;)=COUNTIFS([$Tasks.A:.A];[.A13];[$Tasks.B:.B];[.B13];[$Tasks.C:.C];[.C13]); &quot;Done&quot;; IF(COUNTIFS([$Tasks.A:.A];[.A13];[$Tasks.B:.B];[.B13];[$Tasks.C:.C];[.C13];[$Tasks.E:.E];&quot;Done&quot;)=0; &quot;Todo&quot;; &quot;Partial&quot;))" office:value-type="string" office:string-value="Todo" calcext:value-type="string">
            <text:p>Todo</text:p>
          </table:table-cell>
          <table:table-cell office:value-type="float" office:value="24" calcext:value-type="float">
            <text:p>24</text:p>
          </table:table-cell>
          <table:table-cell table:formula="of:=SUMIFS([$Tasks.F:.F]; [$Tasks.A:.A]; [.A13]; [$Tasks.B:.B]; [.B13]; [$Tasks.C:.C]; [.C13])" office:value-type="float" office:value="7" calcext:value-type="float">
            <text:p>7</text:p>
          </table:table-cell>
          <table:table-cell table:formula="of:=COUNTIFS([$Tasks.A:.A]; [.A13]; [$Tasks.B:.B]; [.B13]; [$Tasks.C:.C]; [.C13])" office:value-type="float" office:value="4" calcext:value-type="float">
            <text:p>4</text:p>
          </table:table-cell>
          <table:table-cell table:style-name="ce3" office:value-type="string" calcext:value-type="string">
            <text:p>1. A financial dashboard lists projects with budget, actual cost, incomes and net result</text:p>
            <text:p>negative results are highlighted.</text:p>
            <text:p>2. Users can drill down into each project to view cost breakdown by activity, timesheet and expense entries.</text:p>
            <text:p>3. Reports support export to CSV and PDF.</text:p>
          </table:table-cell>
          <table:table-cell table:style-name="ce4" office:value-type="string" calcext:value-type="string">
            <text:p>Value: Provides insights into project progress, team performance and financial health through dashboards and custom reports, supporting data‑driven decisions.</text:p>
            <text:p>Implementation risks: Requires accurate underlying data and careful design to avoid misinterpretation; cross‑project reports can be computationally intensive.</text:p>
            <text:p>Competitor examples: • Jira offers dashboards with gadgets for velocity and burndown</text:p>
            <text:p>• ProjeQtOr includes reporting modules for finance and resources.</text:p>
            <text:p/>
          </table:table-cell>
          <table:table-cell/>
        </table:table-row>
        <table:table-row table:style-name="ro2">
          <table:table-cell office:value-type="string" calcext:value-type="string">
            <text:p>Reporting &amp; Analytics</text:p>
          </table:table-cell>
          <table:table-cell office:value-type="string" calcext:value-type="string">
            <text:p>Financial and resource reports</text:p>
          </table:table-cell>
          <table:table-cell office:value-type="string" calcext:value-type="string">
            <text:p>View resource utilisation reports</text:p>
          </table:table-cell>
          <table:table-cell table:style-name="ce3" office:value-type="string" calcext:value-type="string">
            <text:p>As a resource manager, I want to see utilisation rates for resources across projects so that I can balance workloads and improve efficiency.</text:p>
          </table:table-cell>
          <table:table-cell table:formula="of:=IF(COUNTIFS([$Tasks.A:.A];[.A14];[$Tasks.B:.B];[.B14];[$Tasks.C:.C];[.C14];[$Tasks.E:.E];&quot;Done&quot;)=COUNTIFS([$Tasks.A:.A];[.A14];[$Tasks.B:.B];[.B14];[$Tasks.C:.C];[.C14]); &quot;Done&quot;; IF(COUNTIFS([$Tasks.A:.A];[.A14];[$Tasks.B:.B];[.B14];[$Tasks.C:.C];[.C14];[$Tasks.E:.E];&quot;Done&quot;)=0; &quot;Todo&quot;; &quot;Partial&quot;))" office:value-type="string" office:string-value="Todo" calcext:value-type="string">
            <text:p>Todo</text:p>
          </table:table-cell>
          <table:table-cell office:value-type="float" office:value="25" calcext:value-type="float">
            <text:p>25</text:p>
          </table:table-cell>
          <table:table-cell table:formula="of:=SUMIFS([$Tasks.F:.F]; [$Tasks.A:.A]; [.A14]; [$Tasks.B:.B]; [.B14]; [$Tasks.C:.C]; [.C14])" office:value-type="float" office:value="8" calcext:value-type="float">
            <text:p>8</text:p>
          </table:table-cell>
          <table:table-cell table:formula="of:=COUNTIFS([$Tasks.A:.A]; [.A14]; [$Tasks.B:.B]; [.B14]; [$Tasks.C:.C]; [.C14])" office:value-type="float" office:value="4" calcext:value-type="float">
            <text:p>4</text:p>
          </table:table-cell>
          <table:table-cell table:style-name="ce3" office:value-type="string" calcext:value-type="string">
            <text:p>1. A report displays utilisation (%) of each resource: total hours worked versus capacity.  Under‑utilised and over‑utilised resources are highlighted.</text:p>
            <text:p>2. Users can filter by date range, project and resource role.</text:p>
            <text:p>3. Optionally, the report forecasts utilisation based on future assignments and estimated work.</text:p>
          </table:table-cell>
          <table:table-cell table:style-name="ce4" office:value-type="string" calcext:value-type="string">
            <text:p>Value: Provides insights into project progress, team performance and financial health through dashboards and custom reports, supporting data‑driven decisions.</text:p>
            <text:p>Implementation risks: Requires accurate underlying data and careful design to avoid misinterpretation; cross‑project reports can be computationally intensive.</text:p>
            <text:p>Competitor examples: • Jira offers dashboards with gadgets for velocity and burndown</text:p>
            <text:p>• ProjeQtOr includes reporting modules for finance and resources.</text:p>
            <text:p/>
          </table:table-cell>
          <table:table-cell/>
        </table:table-row>
        <table:table-row table:style-name="ro2">
          <table:table-cell office:value-type="string" calcext:value-type="string">
            <text:p>Reporting &amp; Analytics</text:p>
          </table:table-cell>
          <table:table-cell office:value-type="string" calcext:value-type="string">
            <text:p>Custom report builder</text:p>
          </table:table-cell>
          <table:table-cell office:value-type="string" calcext:value-type="string">
            <text:p>Build custom reports with a query UI</text:p>
          </table:table-cell>
          <table:table-cell table:style-name="ce3" office:value-type="string" calcext:value-type="string">
            <text:p>As a project manager, I want to create custom reports by selecting data fields, filters and chart types so that I can answer specific questions without developer help.</text:p>
          </table:table-cell>
          <table:table-cell table:formula="of:=IF(COUNTIFS([$Tasks.A:.A];[.A15];[$Tasks.B:.B];[.B15];[$Tasks.C:.C];[.C15];[$Tasks.E:.E];&quot;Done&quot;)=COUNTIFS([$Tasks.A:.A];[.A15];[$Tasks.B:.B];[.B15];[$Tasks.C:.C];[.C15]); &quot;Done&quot;; IF(COUNTIFS([$Tasks.A:.A];[.A15];[$Tasks.B:.B];[.B15];[$Tasks.C:.C];[.C15];[$Tasks.E:.E];&quot;Done&quot;)=0; &quot;Todo&quot;; &quot;Partial&quot;))" office:value-type="string" office:string-value="Todo" calcext:value-type="string">
            <text:p>Todo</text:p>
          </table:table-cell>
          <table:table-cell office:value-type="float" office:value="26" calcext:value-type="float">
            <text:p>26</text:p>
          </table:table-cell>
          <table:table-cell table:formula="of:=SUMIFS([$Tasks.F:.F]; [$Tasks.A:.A]; [.A15]; [$Tasks.B:.B]; [.B15]; [$Tasks.C:.C]; [.C15])" office:value-type="float" office:value="10" calcext:value-type="float">
            <text:p>10</text:p>
          </table:table-cell>
          <table:table-cell table:formula="of:=COUNTIFS([$Tasks.A:.A]; [.A15]; [$Tasks.B:.B]; [.B15]; [$Tasks.C:.C]; [.C15])" office:value-type="float" office:value="5" calcext:value-type="float">
            <text:p>5</text:p>
          </table:table-cell>
          <table:table-cell table:style-name="ce3" office:value-type="string" calcext:value-type="string">
            <text:p>1. A report builder wizard allows users to choose entities (Project, Activity, Risk, Timesheet, etc.), select fields and define filters (e.g., date range, status, assigned user).</text:p>
            <text:p>2. Users can choose chart types (table, bar, line, pie) and preview the results.</text:p>
            <text:p>3. Reports can be saved, shared and exported.</text:p>
          </table:table-cell>
          <table:table-cell table:style-name="ce4" office:value-type="string" calcext:value-type="string">
            <text:p>Value: Provides insights into project progress, team performance and financial health through dashboards and custom reports, supporting data‑driven decisions.</text:p>
            <text:p>Implementation risks: Requires accurate underlying data and careful design to avoid misinterpretation; cross‑project reports can be computationally intensive.</text:p>
            <text:p>Competitor examples: • Jira offers dashboards with gadgets for velocity and burndown</text:p>
            <text:p>• ProjeQtOr includes reporting modules for finance and resources.</text:p>
            <text:p/>
          </table:table-cell>
          <table:table-cell/>
        </table:table-row>
        <table:table-row table:style-name="ro7">
          <table:table-cell office:value-type="string" calcext:value-type="string">
            <text:p>Portfolio &amp; Program Management</text:p>
          </table:table-cell>
          <table:table-cell office:value-type="string" calcext:value-type="string">
            <text:p>Portfolio and program entities</text:p>
          </table:table-cell>
          <table:table-cell office:value-type="string" calcext:value-type="string">
            <text:p>Create portfolios and programs</text:p>
          </table:table-cell>
          <table:table-cell table:style-name="ce3" office:value-type="string" calcext:value-type="string">
            <text:p>As a portfolio manager, I want to group projects into portfolios and programs so that I can manage related initiatives collectively.</text:p>
          </table:table-cell>
          <table:table-cell table:formula="of:=IF(COUNTIFS([$Tasks.A:.A];[.A16];[$Tasks.B:.B];[.B16];[$Tasks.C:.C];[.C16];[$Tasks.E:.E];&quot;Done&quot;)=COUNTIFS([$Tasks.A:.A];[.A16];[$Tasks.B:.B];[.B16];[$Tasks.C:.C];[.C16]); &quot;Done&quot;; IF(COUNTIFS([$Tasks.A:.A];[.A16];[$Tasks.B:.B];[.B16];[$Tasks.C:.C];[.C16];[$Tasks.E:.E];&quot;Done&quot;)=0; &quot;Todo&quot;; &quot;Partial&quot;))" office:value-type="string" office:string-value="Todo" calcext:value-type="string">
            <text:p>Todo</text:p>
          </table:table-cell>
          <table:table-cell office:value-type="float" office:value="27" calcext:value-type="float">
            <text:p>27</text:p>
          </table:table-cell>
          <table:table-cell table:formula="of:=SUMIFS([$Tasks.F:.F]; [$Tasks.A:.A]; [.A16]; [$Tasks.B:.B]; [.B16]; [$Tasks.C:.C]; [.C16])" office:value-type="float" office:value="13" calcext:value-type="float">
            <text:p>13</text:p>
          </table:table-cell>
          <table:table-cell table:formula="of:=COUNTIFS([$Tasks.A:.A]; [.A16]; [$Tasks.B:.B]; [.B16]; [$Tasks.C:.C]; [.C16])" office:value-type="float" office:value="7" calcext:value-type="float">
            <text:p>7</text:p>
          </table:table-cell>
          <table:table-cell table:style-name="ce3" office:value-type="string" calcext:value-type="string">
            <text:p>1. New entities `CPortfolio` and `CProgram` extend `CEntityOfCompany` with fields such as `name`, `description`, `owner`, `startDate`, `endDate`, `status` and relations to multiple `CProject` objects.</text:p>
            <text:p>2. A project may belong to zero or one portfolio and zero or one program</text:p>
            <text:p>many projects can share the same portfolio or program.</text:p>
            <text:p>3. Portfolio pages summarise key metrics: number of projects, total budget, progress (aggregated story points completed), risk summary and financial performance.</text:p>
            <text:p>4. Program pages show dependencies between projects and overall milestones.</text:p>
          </table:table-cell>
          <table:table-cell table:style-name="ce4" office:value-type="string" calcext:value-type="string">
            <text:p>Value: Enables strategic oversight across multiple projects, aligning initiatives with organisational goals and balancing budgets and resources across the portfolio.</text:p>
            <text:p>Implementation risks: Complex cross‑project relationships and dependencies can lead to data inconsistencies; requires robust linking mechanisms.</text:p>
            <text:p>Competitor examples: • Advanced Roadmaps (Jira Portfolio) allows planning across multiple projects</text:p>
            <text:p>• Monday.com provides high‑level timeline views.</text:p>
            <text:p/>
          </table:table-cell>
          <table:table-cell/>
        </table:table-row>
        <table:table-row table:style-name="ro4">
          <table:table-cell office:value-type="string" calcext:value-type="string">
            <text:p>Portfolio &amp; Program Management</text:p>
          </table:table-cell>
          <table:table-cell office:value-type="string" calcext:value-type="string">
            <text:p>Portfolio dashboards and dependency management</text:p>
          </table:table-cell>
          <table:table-cell office:value-type="string" calcext:value-type="string">
            <text:p>View portfolio dashboard</text:p>
          </table:table-cell>
          <table:table-cell table:style-name="ce3" office:value-type="string" calcext:value-type="string">
            <text:p>As a portfolio manager, I want a dashboard summarising project status, budget consumption, risks and schedule across the portfolio so that I can quickly assess health.</text:p>
          </table:table-cell>
          <table:table-cell table:formula="of:=IF(COUNTIFS([$Tasks.A:.A];[.A17];[$Tasks.B:.B];[.B17];[$Tasks.C:.C];[.C17];[$Tasks.E:.E];&quot;Done&quot;)=COUNTIFS([$Tasks.A:.A];[.A17];[$Tasks.B:.B];[.B17];[$Tasks.C:.C];[.C17]); &quot;Done&quot;; IF(COUNTIFS([$Tasks.A:.A];[.A17];[$Tasks.B:.B];[.B17];[$Tasks.C:.C];[.C17];[$Tasks.E:.E];&quot;Done&quot;)=0; &quot;Todo&quot;; &quot;Partial&quot;))" office:value-type="string" office:string-value="Todo" calcext:value-type="string">
            <text:p>Todo</text:p>
          </table:table-cell>
          <table:table-cell office:value-type="float" office:value="28" calcext:value-type="float">
            <text:p>28</text:p>
          </table:table-cell>
          <table:table-cell table:formula="of:=SUMIFS([$Tasks.F:.F]; [$Tasks.A:.A]; [.A17]; [$Tasks.B:.B]; [.B17]; [$Tasks.C:.C]; [.C17])" office:value-type="float" office:value="6" calcext:value-type="float">
            <text:p>6</text:p>
          </table:table-cell>
          <table:table-cell table:formula="of:=COUNTIFS([$Tasks.A:.A]; [.A17]; [$Tasks.B:.B]; [.B17]; [$Tasks.C:.C]; [.C17])" office:value-type="float" office:value="4" calcext:value-type="float">
            <text:p>4</text:p>
          </table:table-cell>
          <table:table-cell table:style-name="ce3" office:value-type="string" calcext:value-type="string">
            <text:p>1. A portfolio dashboard lists each project with key metrics (RAG status, budget variance, schedule variance, risk count, velocity).</text:p>
            <text:p>2. A summary section aggregates budgets, costs and completion percentages across the portfolio.</text:p>
            <text:p>3. A risk matrix shows high‑risk items across all projects.</text:p>
          </table:table-cell>
          <table:table-cell table:style-name="ce4" office:value-type="string" calcext:value-type="string">
            <text:p>Value: Enables strategic oversight across multiple projects, aligning initiatives with organisational goals and balancing budgets and resources across the portfolio.</text:p>
            <text:p>Implementation risks: Complex cross‑project relationships and dependencies can lead to data inconsistencies; requires robust linking mechanisms.</text:p>
            <text:p>Competitor examples: • Advanced Roadmaps (Jira Portfolio) allows planning across multiple projects</text:p>
            <text:p>• Monday.com provides high‑level timeline views.</text:p>
            <text:p/>
          </table:table-cell>
          <table:table-cell/>
        </table:table-row>
        <table:table-row table:style-name="ro4">
          <table:table-cell office:value-type="string" calcext:value-type="string">
            <text:p>Portfolio &amp; Program Management</text:p>
          </table:table-cell>
          <table:table-cell office:value-type="string" calcext:value-type="string">
            <text:p>Portfolio dashboards and dependency management</text:p>
          </table:table-cell>
          <table:table-cell office:value-type="string" calcext:value-type="string">
            <text:p>Manage cross‑project dependencies</text:p>
          </table:table-cell>
          <table:table-cell table:style-name="ce3" office:value-type="string" calcext:value-type="string">
            <text:p>As a program manager, I want to record dependencies between projects and view a timeline of milestones so that I can coordinate schedules and avoid delays.</text:p>
          </table:table-cell>
          <table:table-cell table:formula="of:=IF(COUNTIFS([$Tasks.A:.A];[.A18];[$Tasks.B:.B];[.B18];[$Tasks.C:.C];[.C18];[$Tasks.E:.E];&quot;Done&quot;)=COUNTIFS([$Tasks.A:.A];[.A18];[$Tasks.B:.B];[.B18];[$Tasks.C:.C];[.C18]); &quot;Done&quot;; IF(COUNTIFS([$Tasks.A:.A];[.A18];[$Tasks.B:.B];[.B18];[$Tasks.C:.C];[.C18];[$Tasks.E:.E];&quot;Done&quot;)=0; &quot;Todo&quot;; &quot;Partial&quot;))" office:value-type="string" office:string-value="Todo" calcext:value-type="string">
            <text:p>Todo</text:p>
          </table:table-cell>
          <table:table-cell office:value-type="float" office:value="29" calcext:value-type="float">
            <text:p>29</text:p>
          </table:table-cell>
          <table:table-cell table:formula="of:=SUMIFS([$Tasks.F:.F]; [$Tasks.A:.A]; [.A18]; [$Tasks.B:.B]; [.B18]; [$Tasks.C:.C]; [.C18])" office:value-type="float" office:value="9" calcext:value-type="float">
            <text:p>9</text:p>
          </table:table-cell>
          <table:table-cell table:formula="of:=COUNTIFS([$Tasks.A:.A]; [.A18]; [$Tasks.B:.B]; [.B18]; [$Tasks.C:.C]; [.C18])" office:value-type="float" office:value="5" calcext:value-type="float">
            <text:p>5</text:p>
          </table:table-cell>
          <table:table-cell table:style-name="ce3" office:value-type="string" calcext:value-type="string">
            <text:p>1. A new entity `CProjectDependency` links two projects with fields: `dependencyType` (finish‑to‑start, start‑to‑start, etc.), `description`, `impact` and `status`.</text:p>
            <text:p>2. Program pages display a dependency matrix and a timeline view (Gantt) showing milestones and dependencies.</text:p>
            <text:p>3. Alerts notify program managers when dependent tasks slip past their scheduled dates.</text:p>
          </table:table-cell>
          <table:table-cell table:style-name="ce4" office:value-type="string" calcext:value-type="string">
            <text:p>Value: Enables strategic oversight across multiple projects, aligning initiatives with organisational goals and balancing budgets and resources across the portfolio.</text:p>
            <text:p>Implementation risks: Complex cross‑project relationships and dependencies can lead to data inconsistencies; requires robust linking mechanisms.</text:p>
            <text:p>Competitor examples: • Advanced Roadmaps (Jira Portfolio) allows planning across multiple projects</text:p>
            <text:p>• Monday.com provides high‑level timeline views.</text:p>
            <text:p/>
          </table:table-cell>
          <table:table-cell/>
        </table:table-row>
        <table:table-row table:style-name="ro4">
          <table:table-cell office:value-type="string" calcext:value-type="string">
            <text:p>Idea &amp; Backlog Management</text:p>
          </table:table-cell>
          <table:table-cell office:value-type="string" calcext:value-type="string">
            <text:p>Idea capture &amp; voting</text:p>
          </table:table-cell>
          <table:table-cell office:value-type="string" calcext:value-type="string">
            <text:p>Submit and vote on ideas</text:p>
          </table:table-cell>
          <table:table-cell table:style-name="ce3" office:value-type="string" calcext:value-type="string">
            <text:p>As a product owner, I want stakeholders to submit feature ideas and vote on them so that we can identify high‑value features.</text:p>
          </table:table-cell>
          <table:table-cell table:formula="of:=IF(COUNTIFS([$Tasks.A:.A];[.A19];[$Tasks.B:.B];[.B19];[$Tasks.C:.C];[.C19];[$Tasks.E:.E];&quot;Done&quot;)=COUNTIFS([$Tasks.A:.A];[.A19];[$Tasks.B:.B];[.B19];[$Tasks.C:.C];[.C19]); &quot;Done&quot;; IF(COUNTIFS([$Tasks.A:.A];[.A19];[$Tasks.B:.B];[.B19];[$Tasks.C:.C];[.C19];[$Tasks.E:.E];&quot;Done&quot;)=0; &quot;Todo&quot;; &quot;Partial&quot;))" office:value-type="string" office:string-value="Todo" calcext:value-type="string">
            <text:p>Todo</text:p>
          </table:table-cell>
          <table:table-cell office:value-type="float" office:value="30" calcext:value-type="float">
            <text:p>30</text:p>
          </table:table-cell>
          <table:table-cell table:formula="of:=SUMIFS([$Tasks.F:.F]; [$Tasks.A:.A]; [.A19]; [$Tasks.B:.B]; [.B19]; [$Tasks.C:.C]; [.C19])" office:value-type="float" office:value="10" calcext:value-type="float">
            <text:p>10</text:p>
          </table:table-cell>
          <table:table-cell table:formula="of:=COUNTIFS([$Tasks.A:.A]; [.A19]; [$Tasks.B:.B]; [.B19]; [$Tasks.C:.C]; [.C19])" office:value-type="float" office:value="5" calcext:value-type="float">
            <text:p>5</text:p>
          </table:table-cell>
          <table:table-cell table:style-name="ce3" office:value-type="string" calcext:value-type="string">
            <text:p>1. A new entity `CIdea` extends `CEntityOfCompany` with fields: `title`, `description`, `submitter`, `submissionDate`, `status` (Open, Under Review, Planned, Rejected), `voteCount`, `tags`.</text:p>
            <text:p>2. Users can submit ideas via a simple form and vote (upvote) once per idea.  Duplicate submissions are detected via title similarity.</text:p>
            <text:p>3. Product owners can change the status and add comments explaining decisions.</text:p>
            <text:p>4. Ideas can be linked to epics, features or user stories in the backlog (traceability).</text:p>
          </table:table-cell>
          <table:table-cell table:style-name="ce4" office:value-type="string" calcext:value-type="string">
            <text:p>Value: Facilitates innovation by capturing stakeholder ideas and ensures backlog items are prioritised based on votes and strategic value.</text:p>
            <text:p>Implementation risks: Risk of duplicate or low‑value ideas cluttering the backlog; requires clear policies for triaging and prioritising.</text:p>
            <text:p>Competitor examples: • Trello and Monday.com support idea submission and voting to surface high‑value features.</text:p>
            <text:p/>
          </table:table-cell>
          <table:table-cell/>
        </table:table-row>
        <table:table-row table:style-name="ro5">
          <table:table-cell office:value-type="string" calcext:value-type="string">
            <text:p>Idea &amp; Backlog Management</text:p>
          </table:table-cell>
          <table:table-cell office:value-type="string" calcext:value-type="string">
            <text:p>Backlog management board</text:p>
          </table:table-cell>
          <table:table-cell office:value-type="string" calcext:value-type="string">
            <text:p>Manage product backlog</text:p>
          </table:table-cell>
          <table:table-cell table:style-name="ce3" office:value-type="string" calcext:value-type="string">
            <text:p>As a product owner, I want to maintain a backlog of features and user stories with prioritisation, so that we can plan upcoming sprints.</text:p>
          </table:table-cell>
          <table:table-cell table:formula="of:=IF(COUNTIFS([$Tasks.A:.A];[.A20];[$Tasks.B:.B];[.B20];[$Tasks.C:.C];[.C20];[$Tasks.E:.E];&quot;Done&quot;)=COUNTIFS([$Tasks.A:.A];[.A20];[$Tasks.B:.B];[.B20];[$Tasks.C:.C];[.C20]); &quot;Done&quot;; IF(COUNTIFS([$Tasks.A:.A];[.A20];[$Tasks.B:.B];[.B20];[$Tasks.C:.C];[.C20];[$Tasks.E:.E];&quot;Done&quot;)=0; &quot;Todo&quot;; &quot;Partial&quot;))" office:value-type="string" office:string-value="Todo" calcext:value-type="string">
            <text:p>Todo</text:p>
          </table:table-cell>
          <table:table-cell office:value-type="float" office:value="31" calcext:value-type="float">
            <text:p>31</text:p>
          </table:table-cell>
          <table:table-cell table:formula="of:=SUMIFS([$Tasks.F:.F]; [$Tasks.A:.A]; [.A20]; [$Tasks.B:.B]; [.B20]; [$Tasks.C:.C]; [.C20])" office:value-type="float" office:value="11" calcext:value-type="float">
            <text:p>11</text:p>
          </table:table-cell>
          <table:table-cell table:formula="of:=COUNTIFS([$Tasks.A:.A]; [.A20]; [$Tasks.B:.B]; [.B20]; [$Tasks.C:.C]; [.C20])" office:value-type="float" office:value="6" calcext:value-type="float">
            <text:p>6</text:p>
          </table:table-cell>
          <table:table-cell table:style-name="ce3" office:value-type="string" calcext:value-type="string">
            <text:p>1. A backlog board displays backlog items grouped by priority (High, Medium, Low) and status (To Do, In Progress, Done).  Items can be filtered by epic, feature, project or idea.</text:p>
            <text:p>2. Users can drag and drop items to re‑prioritise or move them between statuses.  The board uses the existing Kanban implementation for drag‑and‑drop, adapted for backlog items.</text:p>
            <text:p>3. Backlog items track effort estimates (story points or hours), acceptance criteria and dependencies (links to other items).</text:p>
          </table:table-cell>
          <table:table-cell table:style-name="ce4" office:value-type="string" calcext:value-type="string">
            <text:p>Value: Facilitates innovation by capturing stakeholder ideas and ensures backlog items are prioritised based on votes and strategic value.</text:p>
            <text:p>Implementation risks: Risk of duplicate or low‑value ideas cluttering the backlog; requires clear policies for triaging and prioritising.</text:p>
            <text:p>Competitor examples: • Trello and Monday.com support idea submission and voting to surface high‑value features.</text:p>
            <text:p/>
          </table:table-cell>
          <table:table-cell/>
        </table:table-row>
        <table:table-row table:style-name="ro11">
          <table:table-cell office:value-type="string" calcext:value-type="string">
            <text:p>Issue &amp; Bug Tracking</text:p>
          </table:table-cell>
          <table:table-cell office:value-type="string" calcext:value-type="string">
            <text:p>Issue and bug entities</text:p>
          </table:table-cell>
          <table:table-cell office:value-type="string" calcext:value-type="string">
            <text:p>Log and manage issues</text:p>
          </table:table-cell>
          <table:table-cell table:style-name="ce3" office:value-type="string" calcext:value-type="string">
            <text:p>As a developer, I want to record issues/bugs with severity, priority and reproduction steps so that the team can track and resolve defects.</text:p>
          </table:table-cell>
          <table:table-cell table:formula="of:=IF(COUNTIFS([$Tasks.A:.A];[.A21];[$Tasks.B:.B];[.B21];[$Tasks.C:.C];[.C21];[$Tasks.E:.E];&quot;Done&quot;)=COUNTIFS([$Tasks.A:.A];[.A21];[$Tasks.B:.B];[.B21];[$Tasks.C:.C];[.C21]); &quot;Done&quot;; IF(COUNTIFS([$Tasks.A:.A];[.A21];[$Tasks.B:.B];[.B21];[$Tasks.C:.C];[.C21];[$Tasks.E:.E];&quot;Done&quot;)=0; &quot;Todo&quot;; &quot;Partial&quot;))" office:value-type="string" office:string-value="Todo" calcext:value-type="string">
            <text:p>Todo</text:p>
          </table:table-cell>
          <table:table-cell office:value-type="float" office:value="32" calcext:value-type="float">
            <text:p>32</text:p>
          </table:table-cell>
          <table:table-cell table:formula="of:=SUMIFS([$Tasks.F:.F]; [$Tasks.A:.A]; [.A21]; [$Tasks.B:.B]; [.B21]; [$Tasks.C:.C]; [.C21])" office:value-type="float" office:value="12" calcext:value-type="float">
            <text:p>12</text:p>
          </table:table-cell>
          <table:table-cell table:formula="of:=COUNTIFS([$Tasks.A:.A]; [.A21]; [$Tasks.B:.B]; [.B21]; [$Tasks.C:.C]; [.C21])" office:value-type="float" office:value="6" calcext:value-type="float">
            <text:p>6</text:p>
          </table:table-cell>
          <table:table-cell table:style-name="ce3" office:value-type="string" calcext:value-type="string">
            <text:p>1. A new entity `CIssue` extends `CEntityOfProject` with fields: `title`, `description`, `issueType` (Bug, Improvement, Task), `severity` (Critical, Major, Minor), `priority`, `stepsToReproduce`, `expectedResult`, `actualResult`, `status` (Open, In Progress, Resolved, Closed), `resolution`, `createdBy`, `assignedTo`, `createdDate`, `resolvedDate`, `dueDate`, `linkedActivity` (optional).</text:p>
            <text:p>2. Users can create issues via a form</text:p>
            <text:p>required fields include title, description and issue type.</text:p>
            <text:p>3. Workflows allow changing issue status with optional transitions (Open→In Progress→Resolved→Closed).  State transitions record timestamps and user performing the action.</text:p>
            <text:p>4. Issues can be filtered and searched by project, severity, status, assigned user and tags.</text:p>
            <text:p>5. Issue views show related comments, attachments and history.</text:p>
          </table:table-cell>
          <table:table-cell table:style-name="ce4" office:value-type="string" calcext:value-type="string">
            <text:p>Value: Improves software quality by tracking defects and issues separately from tasks, enabling dedicated workflows for triage and resolution.</text:p>
            <text:p>Implementation risks: Requires disciplined classification and prioritisation; duplicates and backlogs can grow quickly without proper triage.</text:p>
            <text:p>Competitor examples: • Jira’s issue tracking system is widely used</text:p>
            <text:p>• ProjeQtOr also includes bug tracking capabilities.</text:p>
            <text:p/>
          </table:table-cell>
          <table:table-cell/>
        </table:table-row>
        <table:table-row table:style-name="ro4">
          <table:table-cell office:value-type="string" calcext:value-type="string">
            <text:p>Issue &amp; Bug Tracking</text:p>
          </table:table-cell>
          <table:table-cell office:value-type="string" calcext:value-type="string">
            <text:p>Issue triage and severity matrix</text:p>
          </table:table-cell>
          <table:table-cell office:value-type="string" calcext:value-type="string">
            <text:p>Prioritise issues using a severity matrix</text:p>
          </table:table-cell>
          <table:table-cell table:style-name="ce3" office:value-type="string" calcext:value-type="string">
            <text:p>As a product owner, I want to visualise issues based on severity and urgency so that I can prioritise resolution efforts.</text:p>
          </table:table-cell>
          <table:table-cell table:formula="of:=IF(COUNTIFS([$Tasks.A:.A];[.A22];[$Tasks.B:.B];[.B22];[$Tasks.C:.C];[.C22];[$Tasks.E:.E];&quot;Done&quot;)=COUNTIFS([$Tasks.A:.A];[.A22];[$Tasks.B:.B];[.B22];[$Tasks.C:.C];[.C22]); &quot;Done&quot;; IF(COUNTIFS([$Tasks.A:.A];[.A22];[$Tasks.B:.B];[.B22];[$Tasks.C:.C];[.C22];[$Tasks.E:.E];&quot;Done&quot;)=0; &quot;Todo&quot;; &quot;Partial&quot;))" office:value-type="string" office:string-value="Todo" calcext:value-type="string">
            <text:p>Todo</text:p>
          </table:table-cell>
          <table:table-cell office:value-type="float" office:value="33" calcext:value-type="float">
            <text:p>33</text:p>
          </table:table-cell>
          <table:table-cell table:formula="of:=SUMIFS([$Tasks.F:.F]; [$Tasks.A:.A]; [.A22]; [$Tasks.B:.B]; [.B22]; [$Tasks.C:.C]; [.C22])" office:value-type="float" office:value="8" calcext:value-type="float">
            <text:p>8</text:p>
          </table:table-cell>
          <table:table-cell table:formula="of:=COUNTIFS([$Tasks.A:.A]; [.A22]; [$Tasks.B:.B]; [.B22]; [$Tasks.C:.C]; [.C22])" office:value-type="float" office:value="5" calcext:value-type="float">
            <text:p>5</text:p>
          </table:table-cell>
          <table:table-cell table:style-name="ce3" office:value-type="string" calcext:value-type="string">
            <text:p>1. A severity matrix displays issues in a two‑dimensional chart with severity (Critical, Major, Minor) and urgency (calculated from due date and start date).  Each cell lists the number of open issues.</text:p>
            <text:p>2. Clicking on a cell filters the issue list to the corresponding category.</text:p>
            <text:p>3. The matrix updates automatically when issues are added or updated.</text:p>
          </table:table-cell>
          <table:table-cell table:style-name="ce4" office:value-type="string" calcext:value-type="string">
            <text:p>Value: Improves software quality by tracking defects and issues separately from tasks, enabling dedicated workflows for triage and resolution.</text:p>
            <text:p>Implementation risks: Requires disciplined classification and prioritisation; duplicates and backlogs can grow quickly without proper triage.</text:p>
            <text:p>Competitor examples: • Jira’s issue tracking system is widely used</text:p>
            <text:p>• ProjeQtOr also includes bug tracking capabilities.</text:p>
            <text:p/>
          </table:table-cell>
          <table:table-cell/>
        </table:table-row>
        <table:table-row table:style-name="ro5">
          <table:table-cell office:value-type="string" calcext:value-type="string">
            <text:p>Calendar &amp; Scheduling Integration</text:p>
          </table:table-cell>
          <table:table-cell office:value-type="string" calcext:value-type="string">
            <text:p>Calendar view</text:p>
          </table:table-cell>
          <table:table-cell office:value-type="string" calcext:value-type="string">
            <text:p>View project events on a calendar</text:p>
          </table:table-cell>
          <table:table-cell table:style-name="ce3" office:value-type="string" calcext:value-type="string">
            <text:p>As a user, I want to see all my upcoming meetings, sprint start/end dates and activity due dates in a calendar view so that I can plan my work.</text:p>
          </table:table-cell>
          <table:table-cell table:formula="of:=IF(COUNTIFS([$Tasks.A:.A];[.A23];[$Tasks.B:.B];[.B23];[$Tasks.C:.C];[.C23];[$Tasks.E:.E];&quot;Done&quot;)=COUNTIFS([$Tasks.A:.A];[.A23];[$Tasks.B:.B];[.B23];[$Tasks.C:.C];[.C23]); &quot;Done&quot;; IF(COUNTIFS([$Tasks.A:.A];[.A23];[$Tasks.B:.B];[.B23];[$Tasks.C:.C];[.C23];[$Tasks.E:.E];&quot;Done&quot;)=0; &quot;Todo&quot;; &quot;Partial&quot;))" office:value-type="string" office:string-value="Todo" calcext:value-type="string">
            <text:p>Todo</text:p>
          </table:table-cell>
          <table:table-cell office:value-type="float" office:value="34" calcext:value-type="float">
            <text:p>34</text:p>
          </table:table-cell>
          <table:table-cell table:formula="of:=SUMIFS([$Tasks.F:.F]; [$Tasks.A:.A]; [.A23]; [$Tasks.B:.B]; [.B23]; [$Tasks.C:.C]; [.C23])" office:value-type="float" office:value="9" calcext:value-type="float">
            <text:p>9</text:p>
          </table:table-cell>
          <table:table-cell table:formula="of:=COUNTIFS([$Tasks.A:.A]; [.A23]; [$Tasks.B:.B]; [.B23]; [$Tasks.C:.C]; [.C23])" office:value-type="float" office:value="5" calcext:value-type="float">
            <text:p>5</text:p>
          </table:table-cell>
          <table:table-cell table:style-name="ce3" office:value-type="string" calcext:value-type="string">
            <text:p>1. A calendar page displays events (meetings, sprint milestones, activity due dates, risk review dates) in daily, weekly and monthly views.  Events are colour‑coded by type.</text:p>
            <text:p>2. Users can click on events to open the associated page (e.g., meeting details).  Events show tooltips with summary information.</text:p>
            <text:p>3. Users can synchronise events with external calendars (e.g., via iCal feed).</text:p>
          </table:table-cell>
          <table:table-cell table:style-name="ce4" office:value-type="string" calcext:value-type="string">
            <text:p>Value: Provides a unified view of sprints, meetings and task deadlines, reducing scheduling conflicts and improving team coordination.</text:p>
            <text:p>Implementation risks: Time‑zone handling, integration with external calendars and rescheduling conflicts can be challenging.</text:p>
            <text:p>Competitor examples: • Monday.com integrates with Google Calendar and Outlook</text:p>
            <text:p>• Jira offers timeline and calendar views through add‑ons.</text:p>
            <text:p/>
          </table:table-cell>
          <table:table-cell/>
        </table:table-row>
        <table:table-row table:style-name="ro5">
          <table:table-cell office:value-type="string" calcext:value-type="string">
            <text:p>Calendar &amp; Scheduling Integration</text:p>
          </table:table-cell>
          <table:table-cell office:value-type="string" calcext:value-type="string">
            <text:p>Scheduling assistant</text:p>
          </table:table-cell>
          <table:table-cell office:value-type="string" calcext:value-type="string">
            <text:p>Suggest meeting times avoiding conflicts</text:p>
          </table:table-cell>
          <table:table-cell table:style-name="ce3" office:value-type="string" calcext:value-type="string">
            <text:p>As a user, I want the system to suggest meeting times based on participant availability and existing bookings so that scheduling is easier.</text:p>
          </table:table-cell>
          <table:table-cell table:formula="of:=IF(COUNTIFS([$Tasks.A:.A];[.A24];[$Tasks.B:.B];[.B24];[$Tasks.C:.C];[.C24];[$Tasks.E:.E];&quot;Done&quot;)=COUNTIFS([$Tasks.A:.A];[.A24];[$Tasks.B:.B];[.B24];[$Tasks.C:.C];[.C24]); &quot;Done&quot;; IF(COUNTIFS([$Tasks.A:.A];[.A24];[$Tasks.B:.B];[.B24];[$Tasks.C:.C];[.C24];[$Tasks.E:.E];&quot;Done&quot;)=0; &quot;Todo&quot;; &quot;Partial&quot;))" office:value-type="string" office:string-value="Todo" calcext:value-type="string">
            <text:p>Todo</text:p>
          </table:table-cell>
          <table:table-cell office:value-type="float" office:value="35" calcext:value-type="float">
            <text:p>35</text:p>
          </table:table-cell>
          <table:table-cell table:formula="of:=SUMIFS([$Tasks.F:.F]; [$Tasks.A:.A]; [.A24]; [$Tasks.B:.B]; [.B24]; [$Tasks.C:.C]; [.C24])" office:value-type="float" office:value="8" calcext:value-type="float">
            <text:p>8</text:p>
          </table:table-cell>
          <table:table-cell table:formula="of:=COUNTIFS([$Tasks.A:.A]; [.A24]; [$Tasks.B:.B]; [.B24]; [$Tasks.C:.C]; [.C24])" office:value-type="float" office:value="5" calcext:value-type="float">
            <text:p>5</text:p>
          </table:table-cell>
          <table:table-cell table:style-name="ce3" office:value-type="string" calcext:value-type="string">
            <text:p>1. When creating a meeting, the system suggests available time slots for selected participants based on their calendars and working hours.</text:p>
            <text:p>2. Suggested slots avoid conflicts with existing meetings, sprint ceremonies and due dates.  Users can override suggestions.</text:p>
            <text:p>3. A warning appears when a chosen time conflicts with participants’ schedules.</text:p>
          </table:table-cell>
          <table:table-cell table:style-name="ce4" office:value-type="string" calcext:value-type="string">
            <text:p>Value: Provides a unified view of sprints, meetings and task deadlines, reducing scheduling conflicts and improving team coordination.</text:p>
            <text:p>Implementation risks: Time‑zone handling, integration with external calendars and rescheduling conflicts can be challenging.</text:p>
            <text:p>Competitor examples: • Monday.com integrates with Google Calendar and Outlook</text:p>
            <text:p>• Jira offers timeline and calendar views through add‑ons.</text:p>
            <text:p/>
          </table:table-cell>
          <table:table-cell/>
        </table:table-row>
        <table:table-row table:style-name="ro4">
          <table:table-cell office:value-type="string" calcext:value-type="string">
            <text:p>Permissions &amp; Role Management UI</text:p>
          </table:table-cell>
          <table:table-cell office:value-type="string" calcext:value-type="string">
            <text:p>Role &amp; permission administration</text:p>
          </table:table-cell>
          <table:table-cell office:value-type="string" calcext:value-type="string">
            <text:p>Manage roles and permissions</text:p>
          </table:table-cell>
          <table:table-cell table:style-name="ce3" office:value-type="string" calcext:value-type="string">
            <text:p>As a system administrator, I want to create roles and assign permissions to them so that I can tailor access controls to my organisation’s needs.</text:p>
          </table:table-cell>
          <table:table-cell table:formula="of:=IF(COUNTIFS([$Tasks.A:.A];[.A25];[$Tasks.B:.B];[.B25];[$Tasks.C:.C];[.C25];[$Tasks.E:.E];&quot;Done&quot;)=COUNTIFS([$Tasks.A:.A];[.A25];[$Tasks.B:.B];[.B25];[$Tasks.C:.C];[.C25]); &quot;Done&quot;; IF(COUNTIFS([$Tasks.A:.A];[.A25];[$Tasks.B:.B];[.B25];[$Tasks.C:.C];[.C25];[$Tasks.E:.E];&quot;Done&quot;)=0; &quot;Todo&quot;; &quot;Partial&quot;))" office:value-type="string" office:string-value="Todo" calcext:value-type="string">
            <text:p>Todo</text:p>
          </table:table-cell>
          <table:table-cell office:value-type="float" office:value="36" calcext:value-type="float">
            <text:p>36</text:p>
          </table:table-cell>
          <table:table-cell table:formula="of:=SUMIFS([$Tasks.F:.F]; [$Tasks.A:.A]; [.A25]; [$Tasks.B:.B]; [.B25]; [$Tasks.C:.C]; [.C25])" office:value-type="float" office:value="8" calcext:value-type="float">
            <text:p>8</text:p>
          </table:table-cell>
          <table:table-cell table:formula="of:=COUNTIFS([$Tasks.A:.A]; [.A25]; [$Tasks.B:.B]; [.B25]; [$Tasks.C:.C]; [.C25])" office:value-type="float" office:value="5" calcext:value-type="float">
            <text:p>5</text:p>
          </table:table-cell>
          <table:table-cell table:style-name="ce3" office:value-type="string" calcext:value-type="string">
            <text:p>1. A new entity `CRole` extends `CEntityOfCompany` with fields: `name`, `description`, `permissions` (list of strings).  Permissions correspond to Spring Security authorities.</text:p>
            <text:p>2. An administration page lists all roles with the assigned permissions and number of users.  Administrators can create, edit and delete roles.</text:p>
            <text:p>3. Another page lists users and their assigned roles</text:p>
            <text:p>administrators can assign multiple roles to a user.</text:p>
            <text:p>4. The UI ensures that at least one user has the “Admin” role</text:p>
            <text:p>roles cannot be deleted if they are assigned to a user.</text:p>
          </table:table-cell>
          <table:table-cell table:style-name="ce4" office:value-type="string" calcext:value-type="string">
            <text:p>Value: Empowers administrators to assign granular permissions and roles, ensuring security and compliance while reducing administrative overhead.</text:p>
            <text:p>Implementation risks: Complexity in designing flexible yet intuitive permission structures; risk of misconfiguration leading to access issues.</text:p>
            <text:p>Competitor examples: • Jira provides permission schemes and role management</text:p>
            <text:p>• many enterprise tools include dedicated role administration UIs.</text:p>
            <text:p/>
          </table:table-cell>
          <table:table-cell/>
        </table:table-row>
        <table:table-row table:style-name="ro2">
          <table:table-cell office:value-type="string" calcext:value-type="string">
            <text:p>Client Portal &amp; Stakeholder Collaboration</text:p>
          </table:table-cell>
          <table:table-cell office:value-type="string" calcext:value-type="string">
            <text:p>Client accounts &amp; permissions</text:p>
          </table:table-cell>
          <table:table-cell office:value-type="string" calcext:value-type="string">
            <text:p>Create and manage client accounts</text:p>
          </table:table-cell>
          <table:table-cell table:style-name="ce3" office:value-type="string" calcext:value-type="string">
            <text:p>As an account manager, I want to create client accounts with limited permissions so that clients can access project status and raise issues.</text:p>
          </table:table-cell>
          <table:table-cell table:formula="of:=IF(COUNTIFS([$Tasks.A:.A];[.A26];[$Tasks.B:.B];[.B26];[$Tasks.C:.C];[.C26];[$Tasks.E:.E];&quot;Done&quot;)=COUNTIFS([$Tasks.A:.A];[.A26];[$Tasks.B:.B];[.B26];[$Tasks.C:.C];[.C26]); &quot;Done&quot;; IF(COUNTIFS([$Tasks.A:.A];[.A26];[$Tasks.B:.B];[.B26];[$Tasks.C:.C];[.C26];[$Tasks.E:.E];&quot;Done&quot;)=0; &quot;Todo&quot;; &quot;Partial&quot;))" office:value-type="string" office:string-value="Todo" calcext:value-type="string">
            <text:p>Todo</text:p>
          </table:table-cell>
          <table:table-cell office:value-type="float" office:value="37" calcext:value-type="float">
            <text:p>37</text:p>
          </table:table-cell>
          <table:table-cell table:formula="of:=SUMIFS([$Tasks.F:.F]; [$Tasks.A:.A]; [.A26]; [$Tasks.B:.B]; [.B26]; [$Tasks.C:.C]; [.C26])" office:value-type="float" office:value="10" calcext:value-type="float">
            <text:p>10</text:p>
          </table:table-cell>
          <table:table-cell table:formula="of:=COUNTIFS([$Tasks.A:.A]; [.A26]; [$Tasks.B:.B]; [.B26]; [$Tasks.C:.C]; [.C26])" office:value-type="float" office:value="6" calcext:value-type="float">
            <text:p>6</text:p>
          </table:table-cell>
          <table:table-cell table:style-name="ce3" office:value-type="string" calcext:value-type="string">
            <text:p>1. A `CClient` entity extends `CEntityOfCompany` representing external stakeholders.  Each client has a secure login with restricted roles (e.g., Viewer, IssueReporter).</text:p>
            <text:p>2. Administrators can assign clients to specific projects and define what modules they can see (e.g., only project status, issues and risks, not financials or tasks).</text:p>
            <text:p>3. Clients can only see data for projects to which they are assigned</text:p>
            <text:p>they cannot see internal comments or attachments marked as private.</text:p>
            <text:p>4. Client access is audited.</text:p>
          </table:table-cell>
          <table:table-cell table:style-name="ce4" office:value-type="string" calcext:value-type="string">
            <text:p>Value: Strengthens client relationships by providing transparent access to project progress, deliverables and feedback channels.</text:p>
            <text:p>Implementation risks: Ensuring that clients access only relevant data; adapting the UI to different client needs and maintaining security.</text:p>
            <text:p>Competitor examples: • Products like Basecamp offer client access</text:p>
            <text:p>• ProjeQtOr allows external stakeholders to view project information.</text:p>
            <text:p/>
          </table:table-cell>
          <table:table-cell/>
        </table:table-row>
        <table:table-row table:style-name="ro4">
          <table:table-cell office:value-type="string" calcext:value-type="string">
            <text:p>Client Portal &amp; Stakeholder Collaboration</text:p>
          </table:table-cell>
          <table:table-cell office:value-type="string" calcext:value-type="string">
            <text:p>Collaborative feedback and approvals</text:p>
          </table:table-cell>
          <table:table-cell office:value-type="string" calcext:value-type="string">
            <text:p>Collect client feedback and approvals</text:p>
          </table:table-cell>
          <table:table-cell table:style-name="ce3" office:value-type="string" calcext:value-type="string">
            <text:p>As a product owner, I want clients to provide feedback and approve deliverables through the portal so that we have documented sign‑offs.</text:p>
          </table:table-cell>
          <table:table-cell table:formula="of:=IF(COUNTIFS([$Tasks.A:.A];[.A27];[$Tasks.B:.B];[.B27];[$Tasks.C:.C];[.C27];[$Tasks.E:.E];&quot;Done&quot;)=COUNTIFS([$Tasks.A:.A];[.A27];[$Tasks.B:.B];[.B27];[$Tasks.C:.C];[.C27]); &quot;Done&quot;; IF(COUNTIFS([$Tasks.A:.A];[.A27];[$Tasks.B:.B];[.B27];[$Tasks.C:.C];[.C27];[$Tasks.E:.E];&quot;Done&quot;)=0; &quot;Todo&quot;; &quot;Partial&quot;))" office:value-type="string" office:string-value="Todo" calcext:value-type="string">
            <text:p>Todo</text:p>
          </table:table-cell>
          <table:table-cell office:value-type="float" office:value="38" calcext:value-type="float">
            <text:p>38</text:p>
          </table:table-cell>
          <table:table-cell table:formula="of:=SUMIFS([$Tasks.F:.F]; [$Tasks.A:.A]; [.A27]; [$Tasks.B:.B]; [.B27]; [$Tasks.C:.C]; [.C27])" office:value-type="float" office:value="10" calcext:value-type="float">
            <text:p>10</text:p>
          </table:table-cell>
          <table:table-cell table:formula="of:=COUNTIFS([$Tasks.A:.A]; [.A27]; [$Tasks.B:.B]; [.B27]; [$Tasks.C:.C]; [.C27])" office:value-type="float" office:value="6" calcext:value-type="float">
            <text:p>6</text:p>
          </table:table-cell>
          <table:table-cell table:style-name="ce3" office:value-type="string" calcext:value-type="string">
            <text:p>1. Clients can submit feedback on sprints or deliverables.  Feedback is stored as comments linked to sprints or activities.</text:p>
            <text:p>2. Clients can approve or reject deliverables via a simple workflow (e.g., Accept/Reject buttons with comments).</text:p>
            <text:p>3. Approval status is visible to the project team</text:p>
            <text:p>approvals trigger notifications.</text:p>
          </table:table-cell>
          <table:table-cell table:style-name="ce4" office:value-type="string" calcext:value-type="string">
            <text:p>Value: Strengthens client relationships by providing transparent access to project progress, deliverables and feedback channels.</text:p>
            <text:p>Implementation risks: Ensuring that clients access only relevant data; adapting the UI to different client needs and maintaining security.</text:p>
            <text:p>Competitor examples: • Products like Basecamp offer client access</text:p>
            <text:p>• ProjeQtOr allows external stakeholders to view project information.</text:p>
            <text:p/>
          </table:table-cell>
          <table:table-cell/>
        </table:table-row>
        <table:table-row table:style-name="ro8">
          <table:table-cell office:value-type="string" calcext:value-type="string">
            <text:p>AI &amp; Automation</text:p>
          </table:table-cell>
          <table:table-cell office:value-type="string" calcext:value-type="string">
            <text:p>Intelligent recommendations</text:p>
          </table:table-cell>
          <table:table-cell office:value-type="string" calcext:value-type="string">
            <text:p>Suggest backlog priorities</text:p>
          </table:table-cell>
          <table:table-cell table:style-name="ce3" office:value-type="string" calcext:value-type="string">
            <text:p>As a product owner, I want the system to suggest priorities for backlog items based on historical velocity, story complexity and business impact so that I can make informed decisions.</text:p>
          </table:table-cell>
          <table:table-cell table:formula="of:=IF(COUNTIFS([$Tasks.A:.A];[.A28];[$Tasks.B:.B];[.B28];[$Tasks.C:.C];[.C28];[$Tasks.E:.E];&quot;Done&quot;)=COUNTIFS([$Tasks.A:.A];[.A28];[$Tasks.B:.B];[.B28];[$Tasks.C:.C];[.C28]); &quot;Done&quot;; IF(COUNTIFS([$Tasks.A:.A];[.A28];[$Tasks.B:.B];[.B28];[$Tasks.C:.C];[.C28];[$Tasks.E:.E];&quot;Done&quot;)=0; &quot;Todo&quot;; &quot;Partial&quot;))" office:value-type="string" office:string-value="Todo" calcext:value-type="string">
            <text:p>Todo</text:p>
          </table:table-cell>
          <table:table-cell office:value-type="float" office:value="39" calcext:value-type="float">
            <text:p>39</text:p>
          </table:table-cell>
          <table:table-cell table:formula="of:=SUMIFS([$Tasks.F:.F]; [$Tasks.A:.A]; [.A28]; [$Tasks.B:.B]; [.B28]; [$Tasks.C:.C]; [.C28])" office:value-type="float" office:value="9" calcext:value-type="float">
            <text:p>9</text:p>
          </table:table-cell>
          <table:table-cell table:formula="of:=COUNTIFS([$Tasks.A:.A]; [.A28]; [$Tasks.B:.B]; [.B28]; [$Tasks.C:.C]; [.C28])" office:value-type="float" office:value="5" calcext:value-type="float">
            <text:p>5</text:p>
          </table:table-cell>
          <table:table-cell table:style-name="ce3" office:value-type="string" calcext:value-type="string">
            <text:p>1. The system uses historical sprint data (completed story points and time) to estimate the complexity of new items and recommends a priority (High, Medium, Low).</text:p>
            <text:p>2. Business impact can be captured via a simple scoring field on backlog items</text:p>
            <text:p>the recommendation algorithm balances impact and complexity.</text:p>
            <text:p>3. Recommendations are shown as a suggestion next to the priority field and can be accepted or overridden by users.</text:p>
          </table:table-cell>
          <table:table-cell table:style-name="ce4" office:value-type="string" calcext:value-type="string">
            <text:p>Value: Enhances efficiency by automating repetitive tasks and providing predictive insights, enabling teams to focus on high‑value work.</text:p>
            <text:p>Implementation risks: AI models require quality training data; results can be biased or inaccurate; need to maintain user trust.</text:p>
            <text:p>Competitor examples: • Monday.com and Atlassian are introducing AI‑powered automation and analytics features.</text:p>
            <text:p/>
          </table:table-cell>
          <table:table-cell/>
        </table:table-row>
        <table:table-row table:style-name="ro8">
          <table:table-cell office:value-type="string" calcext:value-type="string">
            <text:p>AI &amp; Automation</text:p>
          </table:table-cell>
          <table:table-cell office:value-type="string" calcext:value-type="string">
            <text:p>Natural language summaries and insights</text:p>
          </table:table-cell>
          <table:table-cell office:value-type="string" calcext:value-type="string">
            <text:p>Summarise meeting minutes and discussions</text:p>
          </table:table-cell>
          <table:table-cell table:style-name="ce3" office:value-type="string" calcext:value-type="string">
            <text:p>As a team member, I want AI to summarise meeting minutes and comment threads so that I can quickly understand key points.</text:p>
          </table:table-cell>
          <table:table-cell table:formula="of:=IF(COUNTIFS([$Tasks.A:.A];[.A29];[$Tasks.B:.B];[.B29];[$Tasks.C:.C];[.C29];[$Tasks.E:.E];&quot;Done&quot;)=COUNTIFS([$Tasks.A:.A];[.A29];[$Tasks.B:.B];[.B29];[$Tasks.C:.C];[.C29]); &quot;Done&quot;; IF(COUNTIFS([$Tasks.A:.A];[.A29];[$Tasks.B:.B];[.B29];[$Tasks.C:.C];[.C29];[$Tasks.E:.E];&quot;Done&quot;)=0; &quot;Todo&quot;; &quot;Partial&quot;))" office:value-type="string" office:string-value="Todo" calcext:value-type="string">
            <text:p>Todo</text:p>
          </table:table-cell>
          <table:table-cell office:value-type="float" office:value="40" calcext:value-type="float">
            <text:p>40</text:p>
          </table:table-cell>
          <table:table-cell table:formula="of:=SUMIFS([$Tasks.F:.F]; [$Tasks.A:.A]; [.A29]; [$Tasks.B:.B]; [.B29]; [$Tasks.C:.C]; [.C29])" office:value-type="float" office:value="8" calcext:value-type="float">
            <text:p>8</text:p>
          </table:table-cell>
          <table:table-cell table:formula="of:=COUNTIFS([$Tasks.A:.A]; [.A29]; [$Tasks.B:.B]; [.B29]; [$Tasks.C:.C]; [.C29])" office:value-type="float" office:value="5" calcext:value-type="float">
            <text:p>5</text:p>
          </table:table-cell>
          <table:table-cell table:style-name="ce3" office:value-type="string" calcext:value-type="string">
            <text:p>1. When a meeting ends or a comment thread grows long, the system generates a concise summary highlighting decisions, action items and risks.</text:p>
            <text:p>2. Summaries use natural language processing (NLP) models and are stored with the meeting or thread for later reference.</text:p>
            <text:p>3. Users can edit or regenerate summaries if needed.</text:p>
          </table:table-cell>
          <table:table-cell table:style-name="ce4" office:value-type="string" calcext:value-type="string">
            <text:p>Value: Enhances efficiency by automating repetitive tasks and providing predictive insights, enabling teams to focus on high‑value work.</text:p>
            <text:p>Implementation risks: AI models require quality training data; results can be biased or inaccurate; need to maintain user trust.</text:p>
            <text:p>Competitor examples: • Monday.com and Atlassian are introducing AI‑powered automation and analytics features.</text:p>
            <text:p/>
          </table:table-cell>
          <table:table-cell/>
        </table:table-row>
        <table:table-row table:style-name="ro8">
          <table:table-cell office:value-type="string" calcext:value-type="string">
            <text:p>AI &amp; Automation</text:p>
          </table:table-cell>
          <table:table-cell office:value-type="string" calcext:value-type="string">
            <text:p>Predictive analytics</text:p>
          </table:table-cell>
          <table:table-cell office:value-type="string" calcext:value-type="string">
            <text:p>Forecast project completion and risk</text:p>
          </table:table-cell>
          <table:table-cell table:style-name="ce3" office:value-type="string" calcext:value-type="string">
            <text:p>As a project manager, I want the system to forecast project completion date and highlight activities at risk of delay so that I can proactively mitigate issues.</text:p>
          </table:table-cell>
          <table:table-cell table:formula="of:=IF(COUNTIFS([$Tasks.A:.A];[.A30];[$Tasks.B:.B];[.B30];[$Tasks.C:.C];[.C30];[$Tasks.E:.E];&quot;Done&quot;)=COUNTIFS([$Tasks.A:.A];[.A30];[$Tasks.B:.B];[.B30];[$Tasks.C:.C];[.C30]); &quot;Done&quot;; IF(COUNTIFS([$Tasks.A:.A];[.A30];[$Tasks.B:.B];[.B30];[$Tasks.C:.C];[.C30];[$Tasks.E:.E];&quot;Done&quot;)=0; &quot;Todo&quot;; &quot;Partial&quot;))" office:value-type="string" office:string-value="Todo" calcext:value-type="string">
            <text:p>Todo</text:p>
          </table:table-cell>
          <table:table-cell office:value-type="float" office:value="41" calcext:value-type="float">
            <text:p>41</text:p>
          </table:table-cell>
          <table:table-cell table:formula="of:=SUMIFS([$Tasks.F:.F]; [$Tasks.A:.A]; [.A30]; [$Tasks.B:.B]; [.B30]; [$Tasks.C:.C]; [.C30])" office:value-type="float" office:value="9" calcext:value-type="float">
            <text:p>9</text:p>
          </table:table-cell>
          <table:table-cell table:formula="of:=COUNTIFS([$Tasks.A:.A]; [.A30]; [$Tasks.B:.B]; [.B30]; [$Tasks.C:.C]; [.C30])" office:value-type="float" office:value="6" calcext:value-type="float">
            <text:p>6</text:p>
          </table:table-cell>
          <table:table-cell table:style-name="ce3" office:value-type="string" calcext:value-type="string">
            <text:p>1. A predictive model analyses current progress, velocity and past data to estimate the likely completion date for each project and sprint.</text:p>
            <text:p>2. Activities with high variance between estimated and actual hours (e.g., `actualHours` &gt; `estimatedHours` by 20 %) are flagged as at‑risk and displayed in a risk report.</text:p>
            <text:p>3. Forecasts update automatically with new data and are visualised on dashboards.</text:p>
          </table:table-cell>
          <table:table-cell table:style-name="ce4" office:value-type="string" calcext:value-type="string">
            <text:p>Value: Enhances efficiency by automating repetitive tasks and providing predictive insights, enabling teams to focus on high‑value work.</text:p>
            <text:p>Implementation risks: AI models require quality training data; results can be biased or inaccurate; need to maintain user trust.</text:p>
            <text:p>Competitor examples: • Monday.com and Atlassian are introducing AI‑powered automation and analytics features.</text:p>
            <text:p/>
          </table:table-cell>
          <table:table-cell/>
        </table:table-row>
        <table:table-row table:style-name="ro4">
          <table:table-cell office:value-type="string" calcext:value-type="string">
            <text:p>Notifications &amp; Integrations</text:p>
          </table:table-cell>
          <table:table-cell office:value-type="string" calcext:value-type="string">
            <text:p>In‑app and email notifications</text:p>
          </table:table-cell>
          <table:table-cell office:value-type="string" calcext:value-type="string">
            <text:p>Receive updates on relevant events</text:p>
          </table:table-cell>
          <table:table-cell table:style-name="ce3" office:value-type="string" calcext:value-type="string">
            <text:p>As a user, I want to be notified when events occur (task assigned, comment added, issue status changed) so that I stay informed.</text:p>
          </table:table-cell>
          <table:table-cell table:formula="of:=IF(COUNTIFS([$Tasks.A:.A];[.A31];[$Tasks.B:.B];[.B31];[$Tasks.C:.C];[.C31];[$Tasks.E:.E];&quot;Done&quot;)=COUNTIFS([$Tasks.A:.A];[.A31];[$Tasks.B:.B];[.B31];[$Tasks.C:.C];[.C31]); &quot;Done&quot;; IF(COUNTIFS([$Tasks.A:.A];[.A31];[$Tasks.B:.B];[.B31];[$Tasks.C:.C];[.C31];[$Tasks.E:.E];&quot;Done&quot;)=0; &quot;Todo&quot;; &quot;Partial&quot;))" office:value-type="string" office:string-value="Todo" calcext:value-type="string">
            <text:p>Todo</text:p>
          </table:table-cell>
          <table:table-cell office:value-type="float" office:value="42" calcext:value-type="float">
            <text:p>42</text:p>
          </table:table-cell>
          <table:table-cell table:formula="of:=SUMIFS([$Tasks.F:.F]; [$Tasks.A:.A]; [.A31]; [$Tasks.B:.B]; [.B31]; [$Tasks.C:.C]; [.C31])" office:value-type="float" office:value="8" calcext:value-type="float">
            <text:p>8</text:p>
          </table:table-cell>
          <table:table-cell table:formula="of:=COUNTIFS([$Tasks.A:.A]; [.A31]; [$Tasks.B:.B]; [.B31]; [$Tasks.C:.C]; [.C31])" office:value-type="float" office:value="5" calcext:value-type="float">
            <text:p>5</text:p>
          </table:table-cell>
          <table:table-cell table:style-name="ce3" office:value-type="string" calcext:value-type="string">
            <text:p>1. Users can subscribe to notifications for specific events (assignments, status changes, budget alerts, comments, approvals).</text:p>
            <text:p>2. Notifications are delivered both in‑app (bell icon) and via email.  Users can configure preferences (opt‑in/opt‑out per event type).</text:p>
            <text:p>3. Notifications include actionable links to the relevant page (activity, issue, etc.).</text:p>
          </table:table-cell>
          <table:table-cell table:style-name="ce4" office:value-type="string" calcext:value-type="string">
            <text:p>Value: Keeps team members informed of updates through multiple channels (in‑app, email, Slack), fostering collaboration and awareness.</text:p>
            <text:p>Implementation risks: Notification fatigue and integration failures can reduce effectiveness; requires careful design of preferences and throttling.</text:p>
            <text:p>Competitor examples: • Monday.com supports Slack notifications and email alerts</text:p>
            <text:p>• Jira integrates with many third‑party messaging tools.</text:p>
            <text:p/>
          </table:table-cell>
          <table:table-cell/>
        </table:table-row>
        <table:table-row table:style-name="ro4">
          <table:table-cell office:value-type="string" calcext:value-type="string">
            <text:p>Notifications &amp; Integrations</text:p>
          </table:table-cell>
          <table:table-cell office:value-type="string" calcext:value-type="string">
            <text:p>External integrations (email, Slack, Git)**</text:p>
          </table:table-cell>
          <table:table-cell office:value-type="string" calcext:value-type="string">
            <text:p>Integrate with Slack for real‑time updates</text:p>
          </table:table-cell>
          <table:table-cell table:style-name="ce3" office:value-type="string" calcext:value-type="string">
            <text:p>As a team, I want Derbent to send notifications to a Slack channel for project updates so that everyone stays informed.</text:p>
          </table:table-cell>
          <table:table-cell table:formula="of:=IF(COUNTIFS([$Tasks.A:.A];[.A32];[$Tasks.B:.B];[.B32];[$Tasks.C:.C];[.C32];[$Tasks.E:.E];&quot;Done&quot;)=COUNTIFS([$Tasks.A:.A];[.A32];[$Tasks.B:.B];[.B32];[$Tasks.C:.C];[.C32]); &quot;Done&quot;; IF(COUNTIFS([$Tasks.A:.A];[.A32];[$Tasks.B:.B];[.B32];[$Tasks.C:.C];[.C32];[$Tasks.E:.E];&quot;Done&quot;)=0; &quot;Todo&quot;; &quot;Partial&quot;))" office:value-type="string" office:string-value="Todo" calcext:value-type="string">
            <text:p>Todo</text:p>
          </table:table-cell>
          <table:table-cell office:value-type="float" office:value="43" calcext:value-type="float">
            <text:p>43</text:p>
          </table:table-cell>
          <table:table-cell table:formula="of:=SUMIFS([$Tasks.F:.F]; [$Tasks.A:.A]; [.A32]; [$Tasks.B:.B]; [.B32]; [$Tasks.C:.C]; [.C32])" office:value-type="float" office:value="8" calcext:value-type="float">
            <text:p>8</text:p>
          </table:table-cell>
          <table:table-cell table:formula="of:=COUNTIFS([$Tasks.A:.A]; [.A32]; [$Tasks.B:.B]; [.B32]; [$Tasks.C:.C]; [.C32])" office:value-type="float" office:value="5" calcext:value-type="float">
            <text:p>5</text:p>
          </table:table-cell>
          <table:table-cell table:style-name="ce3" office:value-type="string" calcext:value-type="string">
            <text:p>1. Administrators can configure Slack webhooks and map Derbent events (e.g., sprint start, issue resolution) to Slack channels.</text:p>
            <text:p>2. Notifications sent to Slack include key information and links back to Derbent.</text:p>
            <text:p>3. Errors in webhook delivery are logged and notified to administrators.</text:p>
          </table:table-cell>
          <table:table-cell table:style-name="ce4" office:value-type="string" calcext:value-type="string">
            <text:p>Value: Keeps team members informed of updates through multiple channels (in‑app, email, Slack), fostering collaboration and awareness.</text:p>
            <text:p>Implementation risks: Notification fatigue and integration failures can reduce effectiveness; requires careful design of preferences and throttling.</text:p>
            <text:p>Competitor examples: • Monday.com supports Slack notifications and email alerts</text:p>
            <text:p>• Jira integrates with many third‑party messaging tools.</text:p>
            <text:p/>
          </table:table-cell>
          <table:table-cell/>
        </table:table-row>
        <table:table-row table:style-name="ro8">
          <table:table-cell office:value-type="string" calcext:value-type="string">
            <text:p>Quality Assurance &amp; Testing Automation</text:p>
          </table:table-cell>
          <table:table-cell office:value-type="string" calcext:value-type="string">
            <text:p>End‑to‑end test suite</text:p>
          </table:table-cell>
          <table:table-cell office:value-type="string" calcext:value-type="string">
            <text:p>Automated tests for core workflows</text:p>
          </table:table-cell>
          <table:table-cell table:style-name="ce3" office:value-type="string" calcext:value-type="string">
            <text:p>As a quality engineer, I want automated end‑to‑end tests covering core user flows so that regressions are detected early.</text:p>
          </table:table-cell>
          <table:table-cell table:formula="of:=IF(COUNTIFS([$Tasks.A:.A];[.A33];[$Tasks.B:.B];[.B33];[$Tasks.C:.C];[.C33];[$Tasks.E:.E];&quot;Done&quot;)=COUNTIFS([$Tasks.A:.A];[.A33];[$Tasks.B:.B];[.B33];[$Tasks.C:.C];[.C33]); &quot;Done&quot;; IF(COUNTIFS([$Tasks.A:.A];[.A33];[$Tasks.B:.B];[.B33];[$Tasks.C:.C];[.C33];[$Tasks.E:.E];&quot;Done&quot;)=0; &quot;Todo&quot;; &quot;Partial&quot;))" office:value-type="string" office:string-value="Todo" calcext:value-type="string">
            <text:p>Todo</text:p>
          </table:table-cell>
          <table:table-cell office:value-type="float" office:value="44" calcext:value-type="float">
            <text:p>44</text:p>
          </table:table-cell>
          <table:table-cell table:formula="of:=SUMIFS([$Tasks.F:.F]; [$Tasks.A:.A]; [.A33]; [$Tasks.B:.B]; [.B33]; [$Tasks.C:.C]; [.C33])" office:value-type="float" office:value="7" calcext:value-type="float">
            <text:p>7</text:p>
          </table:table-cell>
          <table:table-cell table:formula="of:=COUNTIFS([$Tasks.A:.A]; [.A33]; [$Tasks.B:.B]; [.B33]; [$Tasks.C:.C]; [.C33])" office:value-type="float" office:value="5" calcext:value-type="float">
            <text:p>5</text:p>
          </table:table-cell>
          <table:table-cell table:style-name="ce3" office:value-type="string" calcext:value-type="string">
            <text:p>1. A test suite uses Playwright or Selenium to simulate user interactions such as creating a project, adding activities, assigning users, completing sprints, recording timesheets and generating reports.</text:p>
            <text:p>2. Tests run in a headless browser on continuous integration (CI) and produce detailed reports.</text:p>
            <text:p>3. The suite includes tests for permission enforcement (e.g., ensuring a client cannot edit budgets).</text:p>
          </table:table-cell>
          <table:table-cell table:style-name="ce4" office:value-type="string" calcext:value-type="string">
            <text:p>Value: Ensures consistent software quality by automating tests and static analysis, reducing defects and speeding up releases.</text:p>
            <text:p>Implementation risks: Test flakiness and maintenance overhead; balancing test coverage against build times.</text:p>
            <text:p>Competitor examples: • Many teams integrate tools like Selenium, Playwright or Cypress into CI pipelines alongside code quality tools (e.g., SonarQube).</text:p>
            <text:p/>
          </table:table-cell>
          <table:table-cell/>
        </table:table-row>
        <table:table-row table:style-name="ro8">
          <table:table-cell office:value-type="string" calcext:value-type="string">
            <text:p>Quality Assurance &amp; Testing Automation</text:p>
          </table:table-cell>
          <table:table-cell office:value-type="string" calcext:value-type="string">
            <text:p>Code quality and static analysis</text:p>
          </table:table-cell>
          <table:table-cell office:value-type="string" calcext:value-type="string">
            <text:p>Enforce coding standards</text:p>
          </table:table-cell>
          <table:table-cell table:style-name="ce3" office:value-type="string" calcext:value-type="string">
            <text:p>As a developer, I want automated checks for code style, complexity and security so that the codebase remains maintainable and secure.</text:p>
          </table:table-cell>
          <table:table-cell table:formula="of:=IF(COUNTIFS([$Tasks.A:.A];[.A34];[$Tasks.B:.B];[.B34];[$Tasks.C:.C];[.C34];[$Tasks.E:.E];&quot;Done&quot;)=COUNTIFS([$Tasks.A:.A];[.A34];[$Tasks.B:.B];[.B34];[$Tasks.C:.C];[.C34]); &quot;Done&quot;; IF(COUNTIFS([$Tasks.A:.A];[.A34];[$Tasks.B:.B];[.B34];[$Tasks.C:.C];[.C34];[$Tasks.E:.E];&quot;Done&quot;)=0; &quot;Todo&quot;; &quot;Partial&quot;))" office:value-type="string" office:string-value="Todo" calcext:value-type="string">
            <text:p>Todo</text:p>
          </table:table-cell>
          <table:table-cell office:value-type="float" office:value="45" calcext:value-type="float">
            <text:p>45</text:p>
          </table:table-cell>
          <table:table-cell table:formula="of:=SUMIFS([$Tasks.F:.F]; [$Tasks.A:.A]; [.A34]; [$Tasks.B:.B]; [.B34]; [$Tasks.C:.C]; [.C34])" office:value-type="float" office:value="6" calcext:value-type="float">
            <text:p>6</text:p>
          </table:table-cell>
          <table:table-cell table:formula="of:=COUNTIFS([$Tasks.A:.A]; [.A34]; [$Tasks.B:.B]; [.B34]; [$Tasks.C:.C]; [.C34])" office:value-type="float" office:value="4" calcext:value-type="float">
            <text:p>4</text:p>
          </table:table-cell>
          <table:table-cell table:style-name="ce3" office:value-type="string" calcext:value-type="string">
            <text:p>1. Static analysis tools (Checkstyle, PMD, SpotBugs, OWASP Dependency Check) are integrated into the build process.</text:p>
            <text:p>2. The build fails if critical or high‑severity issues are found</text:p>
            <text:p>warnings are reported and tracked.</text:p>
            <text:p>3. A code coverage report shows unit test coverage</text:p>
            <text:p>minimum thresholds are enforced.</text:p>
          </table:table-cell>
          <table:table-cell table:style-name="ce4" office:value-type="string" calcext:value-type="string">
            <text:p>Value: Ensures consistent software quality by automating tests and static analysis, reducing defects and speeding up releases.</text:p>
            <text:p>Implementation risks: Test flakiness and maintenance overhead; balancing test coverage against build times.</text:p>
            <text:p>Competitor examples: • Many teams integrate tools like Selenium, Playwright or Cypress into CI pipelines alongside code quality tools (e.g., SonarQube).</text:p>
            <text:p/>
          </table:table-cell>
          <table:table-cell/>
        </table:table-row>
        <table:table-row table:style-name="ro5">
          <table:table-cell office:value-type="string" calcext:value-type="string">
            <text:p>Internationalisation (I18n) &amp; Accessibility</text:p>
          </table:table-cell>
          <table:table-cell office:value-type="string" calcext:value-type="string">
            <text:p>Internationalisation</text:p>
          </table:table-cell>
          <table:table-cell office:value-type="string" calcext:value-type="string">
            <text:p>Support multiple languages</text:p>
          </table:table-cell>
          <table:table-cell table:style-name="ce3" office:value-type="string" calcext:value-type="string">
            <text:p>As a user, I want to switch the UI language to my preferred language so that I can use Derbent in my native tongue.</text:p>
          </table:table-cell>
          <table:table-cell table:formula="of:=IF(COUNTIFS([$Tasks.A:.A];[.A35];[$Tasks.B:.B];[.B35];[$Tasks.C:.C];[.C35];[$Tasks.E:.E];&quot;Done&quot;)=COUNTIFS([$Tasks.A:.A];[.A35];[$Tasks.B:.B];[.B35];[$Tasks.C:.C];[.C35]); &quot;Done&quot;; IF(COUNTIFS([$Tasks.A:.A];[.A35];[$Tasks.B:.B];[.B35];[$Tasks.C:.C];[.C35];[$Tasks.E:.E];&quot;Done&quot;)=0; &quot;Todo&quot;; &quot;Partial&quot;))" office:value-type="string" office:string-value="Todo" calcext:value-type="string">
            <text:p>Todo</text:p>
          </table:table-cell>
          <table:table-cell office:value-type="float" office:value="46" calcext:value-type="float">
            <text:p>46</text:p>
          </table:table-cell>
          <table:table-cell table:formula="of:=SUMIFS([$Tasks.F:.F]; [$Tasks.A:.A]; [.A35]; [$Tasks.B:.B]; [.B35]; [$Tasks.C:.C]; [.C35])" office:value-type="float" office:value="8" calcext:value-type="float">
            <text:p>8</text:p>
          </table:table-cell>
          <table:table-cell table:formula="of:=COUNTIFS([$Tasks.A:.A]; [.A35]; [$Tasks.B:.B]; [.B35]; [$Tasks.C:.C]; [.C35])" office:value-type="float" office:value="5" calcext:value-type="float">
            <text:p>5</text:p>
          </table:table-cell>
          <table:table-cell table:style-name="ce3" office:value-type="string" calcext:value-type="string">
            <text:p>1. The application supports translation of all UI strings using message bundles.  Default language is English</text:p>
            <text:p>additional languages can be added via properties files (e.g., `messages_tr.properties`).</text:p>
            <text:p>2. Users can select their preferred language in their profile settings.  The choice persists across sessions.</text:p>
            <text:p>3. Date and number formats respect the user’s locale (e.g., dd/MM/yyyy for Europe/Istanbul).</text:p>
          </table:table-cell>
          <table:table-cell table:style-name="ce4" office:value-type="string" calcext:value-type="string">
            <text:p>Value: Extends Derbent’s reach globally and ensures usability for people with disabilities, aligning with legal and ethical standards.</text:p>
            <text:p>Implementation risks: Translation management, design adaptation for different languages and implementing accessibility guidelines can be time‑consuming.</text:p>
            <text:p>Competitor examples: • Jira and Monday.com support multiple languages and provide accessible themes</text:p>
            <text:p>• compliance with WCAG 2.1 AA is a requirement in many regions.</text:p>
            <text:p/>
          </table:table-cell>
          <table:table-cell/>
        </table:table-row>
        <table:table-row table:style-name="ro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table:style-name="ce3" office:value-type="string" calcext:value-type="string">
            <text:p>As a user with disabilities, I want Derbent to meet WCAG 2.1 AA standards so that I can use the application without barriers.</text:p>
          </table:table-cell>
          <table:table-cell table:formula="of:=IF(COUNTIFS([$Tasks.A:.A];[.A36];[$Tasks.B:.B];[.B36];[$Tasks.C:.C];[.C36];[$Tasks.E:.E];&quot;Done&quot;)=COUNTIFS([$Tasks.A:.A];[.A36];[$Tasks.B:.B];[.B36];[$Tasks.C:.C];[.C36]); &quot;Done&quot;; IF(COUNTIFS([$Tasks.A:.A];[.A36];[$Tasks.B:.B];[.B36];[$Tasks.C:.C];[.C36];[$Tasks.E:.E];&quot;Done&quot;)=0; &quot;Todo&quot;; &quot;Partial&quot;))" office:value-type="string" office:string-value="Todo" calcext:value-type="string">
            <text:p>Todo</text:p>
          </table:table-cell>
          <table:table-cell office:value-type="float" office:value="47" calcext:value-type="float">
            <text:p>47</text:p>
          </table:table-cell>
          <table:table-cell table:formula="of:=SUMIFS([$Tasks.F:.F]; [$Tasks.A:.A]; [.A36]; [$Tasks.B:.B]; [.B36]; [$Tasks.C:.C]; [.C36])" office:value-type="float" office:value="108" calcext:value-type="float">
            <text:p>108</text:p>
          </table:table-cell>
          <table:table-cell table:formula="of:=COUNTIFS([$Tasks.A:.A]; [.A36]; [$Tasks.B:.B]; [.B36]; [$Tasks.C:.C]; [.C36])" office:value-type="float" office:value="75" calcext:value-type="float">
            <text:p>75</text:p>
          </table:table-cell>
          <table:table-cell table:style-name="ce3" office:value-type="string" calcext:value-type="string">
            <text:p>1. All pages support screen readers with appropriate ARIA labels and keyboard navigation.</text:p>
            <text:p>2. Colour contrast meets guidelines</text:p>
            <text:p>users can enable a high‑contrast theme.</text:p>
            <text:p>3. Forms include labels and error messages accessible by screen readers.</text:p>
          </table:table-cell>
          <table:table-cell table:style-name="ce4" office:value-type="string" calcext:value-type="string">
            <text:p>Value: Extends Derbent’s reach globally and ensures usability for people with disabilities, aligning with legal and ethical standards.</text:p>
            <text:p>Implementation risks: Translation management, design adaptation for different languages and implementing accessibility guidelines can be time‑consuming.</text:p>
            <text:p>Competitor examples: • Jira and Monday.com support multiple languages and provide accessible themes</text:p>
            <text:p>• compliance with WCAG 2.1 AA is a requirement in many regions.</text:p>
            <text:p/>
          </table:table-cell>
          <table:table-cell/>
        </table:table-row>
        <table:table-row table:style-name="ro1" table:number-rows-repeated="1048539">
          <table:table-cell table:number-columns-repeated="11"/>
        </table:table-row>
        <table:table-row table:style-name="ro1">
          <table:table-cell table:number-columns-repeated="11"/>
        </table:table-row>
      </table:table>
      <table:table table:name="Tasks" table:style-name="ta4">
        <office:forms form:automatic-focus="false" form:apply-design-mode="false"/>
        <table:table-column table:style-name="co19" table:default-cell-style-name="ce2"/>
        <table:table-column table:style-name="co9" table:default-cell-style-name="ce2"/>
        <table:table-column table:style-name="co20" table:default-cell-style-name="ce2"/>
        <table:table-column table:style-name="co21" table:default-cell-style-name="ce2"/>
        <table:table-column table:style-name="co12" table:default-cell-style-name="ce2"/>
        <table:table-column table:style-name="co22" table:default-cell-style-name="ce2"/>
        <table:table-column table:style-name="co23" table:default-cell-style-name="ce2"/>
        <table:table-column table:style-name="co24" table:number-columns-repeated="16377"/>
        <table:table-row table:style-name="ro1">
          <table:table-cell table:style-name="ce1" office:value-type="string" calcext:value-type="string">
            <text:p>Epic</text:p>
          </table:table-cell>
          <table:table-cell table:style-name="ce1" office:value-type="string" calcext:value-type="string">
            <text:p>Feature</text:p>
          </table:table-cell>
          <table:table-cell table:style-name="ce1" office:value-type="string" calcext:value-type="string">
            <text:p>User Story</text:p>
          </table:table-cell>
          <table:table-cell table:style-name="ce1" office:value-type="string" calcext:value-type="string">
            <text:p>Task Title</text:p>
          </table:table-cell>
          <table:table-cell table:style-name="ce1" office:value-type="string" calcext:value-type="string">
            <text:p>Status</text:p>
          </table:table-cell>
          <table:table-cell table:style-name="ce1" office:value-type="string" calcext:value-type="string">
            <text:p>Story Points</text:p>
          </table:table-cell>
          <table:table-cell table:style-name="ce1" office:value-type="string" calcext:value-type="string">
            <text:p>Task Description</text:p>
          </table:table-cell>
        </table:table-row>
        <table:table-row table:style-name="ro12" table:visibility="filter">
          <table:table-cell office:value-type="string" calcext:value-type="string">
            <text:p>Document &amp; Attachment Management</text:p>
          </table:table-cell>
          <table:table-cell office:value-type="string" calcext:value-type="string">
            <text:p>File storage infrastructure</text:p>
          </table:table-cell>
          <table:table-cell office:value-type="string" calcext:value-type="string">
            <text:p>Upload and download documents</text:p>
          </table:table-cell>
          <table:table-cell office:value-type="string" calcext:value-type="string">
            <text:p>Storage service:</text:p>
          </table:table-cell>
          <table:table-cell office:value-type="string" calcext:value-type="string">
            <text:p>Done</text:p>
          </table:table-cell>
          <table:table-cell office:value-type="float" office:value="2" calcext:value-type="float">
            <text:p>2</text:p>
          </table:table-cell>
          <table:table-cell table:style-name="ce3" office:value-type="string" calcext:value-type="string">
            <text:p>Design an interface `CAttachmentStorage` with methods `upload`, `download`, `delete`. <text:s/>Provide a default implementation using the database (e.g., storing base64 content) and allow configuration for external storage providers. Steps: Create a repository interface extending Spring Data JPA. Implement a service class extending the appropriate base service. Inject dependencies via the constructor (no field injection). Implement CRUD operations and validation logic. Write unit tests for the service methods.</text:p>
          </table:table-cell>
        </table:table-row>
        <table:table-row table:style-name="ro5" table:visibility="filter">
          <table:table-cell office:value-type="string" calcext:value-type="string">
            <text:p>Document &amp; Attachment Management</text:p>
          </table:table-cell>
          <table:table-cell office:value-type="string" calcext:value-type="string">
            <text:p>File storage infrastructure</text:p>
          </table:table-cell>
          <table:table-cell office:value-type="string" calcext:value-type="string">
            <text:p>Upload and download documents</text:p>
          </table:table-cell>
          <table:table-cell office:value-type="string" calcext:value-type="string">
            <text:p>Entity &amp; service:</text:p>
          </table:table-cell>
          <table:table-cell office:value-type="string" calcext:value-type="string">
            <text:p>Done</text:p>
          </table:table-cell>
          <table:table-cell office:value-type="float" office:value="3" calcext:value-type="float">
            <text:p>3</text:p>
          </table:table-cell>
          <table:table-cell table:style-name="ce3" office:value-type="string" calcext:value-type="string">
            <text:p>Create `CAttachment` entity (`CEntityOfProject`) with fields as described. <text:s/>Add `CAttachmentService` and repository for CRUD operations. <text:s/>Add relationships from `CProject`, `CActivity`, `CRisk`, `CSprint` and `CMeeting` to `CAttachment` via `@OneToMany` associations. Steps: Identify necessary fields and their data types. Select the correct base class (e.g., `CEntity`, `CEntityOfProject`). Add fields with `@AMetaData` annotations. Create default and parameterized constructors. Update Liquibase or Flyway migration scripts. Write unit tests to validate the entity. Create a repository interface extending Spring Data JPA. Implement a service class extending the appropriate base service. Inject dependencies via the constructor (no field injection). Implement CRUD operations and validation logic. Write unit tests for the service methods.</text:p>
          </table:table-cell>
        </table:table-row>
        <table:table-row table:style-name="ro8" table:visibility="filter">
          <table:table-cell office:value-type="string" calcext:value-type="string">
            <text:p>Document &amp; Attachment Management</text:p>
          </table:table-cell>
          <table:table-cell office:value-type="string" calcext:value-type="string">
            <text:p>File storage infrastructure</text:p>
          </table:table-cell>
          <table:table-cell office:value-type="string" calcext:value-type="string">
            <text:p>Upload and download documents</text:p>
          </table:table-cell>
          <table:table-cell office:value-type="string" calcext:value-type="string">
            <text:p>UI component:</text:p>
          </table:table-cell>
          <table:table-cell office:value-type="string" calcext:value-type="string">
            <text:p>Done</text:p>
          </table:table-cell>
          <table:table-cell office:value-type="float" office:value="2" calcext:value-type="float">
            <text:p>2</text:p>
          </table:table-cell>
          <table:table-cell table:style-name="ce3" office:value-type="string" calcext:value-type="string">
            <text:p>Build a reusable Vaadin component `CAttachmentUploader` for drag‑and‑drop upload with progress bars and validations. <text:s/>Use Vaadin’s `Upload` component and store files via `CAttachmentService`. Steps: Create a repository interface extending Spring Data JPA. Implement a service class extending the appropriate base service. Inject dependencies via the constructor (no field injection). Implement CRUD operations and validation logic. Write unit tests for the service method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3" table:visibility="filter">
          <table:table-cell office:value-type="string" calcext:value-type="string">
            <text:p>Document &amp; Attachment Management</text:p>
          </table:table-cell>
          <table:table-cell office:value-type="string" calcext:value-type="string">
            <text:p>File storage infrastructure</text:p>
          </table:table-cell>
          <table:table-cell office:value-type="string" calcext:value-type="string">
            <text:p>Upload and download documents</text:p>
          </table:table-cell>
          <table:table-cell office:value-type="string" calcext:value-type="string">
            <text:p>Views integration:</text:p>
          </table:table-cell>
          <table:table-cell office:value-type="string" calcext:value-type="string">
            <text:p>Done</text:p>
          </table:table-cell>
          <table:table-cell office:value-type="float" office:value="2" calcext:value-type="float">
            <text:p>2</text:p>
          </table:table-cell>
          <table:table-cell table:style-name="ce3" office:value-type="string" calcext:value-type="string">
            <text:p>Embed `CAttachmentUploader` and attachment lists into the pages for projects, activities, meetings and risks. <text:s/>Provide actions to download or delete attachment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5" table:visibility="filter">
          <table:table-cell office:value-type="string" calcext:value-type="string">
            <text:p>Document &amp; Attachment Management</text:p>
          </table:table-cell>
          <table:table-cell office:value-type="string" calcext:value-type="string">
            <text:p>File storage infrastructure</text:p>
          </table:table-cell>
          <table:table-cell office:value-type="string" calcext:value-type="string">
            <text:p>Upload and download documents</text:p>
          </table:table-cell>
          <table:table-cell office:value-type="string" calcext:value-type="string">
            <text:p>Tests:</text:p>
          </table:table-cell>
          <table:table-cell office:value-type="string" calcext:value-type="string">
            <text:p>Done</text:p>
          </table:table-cell>
          <table:table-cell office:value-type="float" office:value="3" calcext:value-type="float">
            <text:p>3</text:p>
          </table:table-cell>
          <table:table-cell table:style-name="ce3" office:value-type="string" calcext:value-type="string">
            <text:p>Unit tests for storage and service; UI tests for file upload and download functions. <text:s/>Ensure large file handling and error messages for unsupported types. Steps: Create a repository interface extending Spring Data JPA. Implement a service class extending the appropriate base service. Inject dependencies via the constructor (no field injection). Implement CRUD operations and validation logic. Write unit tests for the service method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4" table:visibility="filter">
          <table:table-cell office:value-type="string" calcext:value-type="string">
            <text:p>Document &amp; Attachment Management</text:p>
          </table:table-cell>
          <table:table-cell office:value-type="string" calcext:value-type="string">
            <text:p>File storage infrastructure</text:p>
          </table:table-cell>
          <table:table-cell office:value-type="string" calcext:value-type="string">
            <text:p>Upload and download documents</text:p>
          </table:table-cell>
          <table:table-cell office:value-type="string" calcext:value-type="string">
            <text:p>Documentation:</text:p>
          </table:table-cell>
          <table:table-cell office:value-type="string" calcext:value-type="string">
            <text:p>Done</text:p>
          </table:table-cell>
          <table:table-cell office:value-type="float" office:value="1" calcext:value-type="float">
            <text:p>1</text:p>
          </table:table-cell>
          <table:table-cell table:style-name="ce3" office:value-type="string" calcext:value-type="string">
            <text:p>Document how to attach files and manage attachments and how to configure external storage. Steps: Update documentation to reflect new features. Add code samples and usage examples.</text:p>
          </table:table-cell>
        </table:table-row>
        <table:table-row table:style-name="ro13" table:visibility="filter">
          <table:table-cell office:value-type="string" calcext:value-type="string">
            <text:p>Document &amp; Attachment Management</text:p>
          </table:table-cell>
          <table:table-cell office:value-type="string" calcext:value-type="string">
            <text:p>Document preview &amp; versioning</text:p>
          </table:table-cell>
          <table:table-cell office:value-type="string" calcext:value-type="string">
            <text:p>Preview common document types</text:p>
          </table:table-cell>
          <table:table-cell office:value-type="string" calcext:value-type="string">
            <text:p>Preview component:</text:p>
          </table:table-cell>
          <table:table-cell office:value-type="string" calcext:value-type="string">
            <text:p>Done</text:p>
          </table:table-cell>
          <table:table-cell office:value-type="float" office:value="2" calcext:value-type="float">
            <text:p>2</text:p>
          </table:table-cell>
          <table:table-cell table:style-name="ce3" office:value-type="string" calcext:value-type="string">
            <text:p>Develop `CAttachmentPreview` component using Vaadin’s `Image` and `PdfViewer` components. <text:s/>Integrate with `CAttachment` metadata to determine file type.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5" table:visibility="filter">
          <table:table-cell office:value-type="string" calcext:value-type="string">
            <text:p>Document &amp; Attachment Management</text:p>
          </table:table-cell>
          <table:table-cell office:value-type="string" calcext:value-type="string">
            <text:p>Document preview &amp; versioning</text:p>
          </table:table-cell>
          <table:table-cell office:value-type="string" calcext:value-type="string">
            <text:p>Preview common document types</text:p>
          </table:table-cell>
          <table:table-cell office:value-type="string" calcext:value-type="string">
            <text:p>UI integration:</text:p>
          </table:table-cell>
          <table:table-cell office:value-type="string" calcext:value-type="string">
            <text:p>Done</text:p>
          </table:table-cell>
          <table:table-cell office:value-type="float" office:value="2" calcext:value-type="float">
            <text:p>2</text:p>
          </table:table-cell>
          <table:table-cell table:style-name="ce3" office:value-type="string" calcext:value-type="string">
            <text:p>Add preview buttons or click actions in attachment lists to open a modal preview.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3" table:visibility="filter">
          <table:table-cell office:value-type="string" calcext:value-type="string">
            <text:p>Document &amp; Attachment Management</text:p>
          </table:table-cell>
          <table:table-cell office:value-type="string" calcext:value-type="string">
            <text:p>Document preview &amp; versioning</text:p>
          </table:table-cell>
          <table:table-cell office:value-type="string" calcext:value-type="string">
            <text:p>Preview common document types</text:p>
          </table:table-cell>
          <table:table-cell office:value-type="string" calcext:value-type="string">
            <text:p>Tests:</text:p>
          </table:table-cell>
          <table:table-cell office:value-type="string" calcext:value-type="string">
            <text:p>Done</text:p>
          </table:table-cell>
          <table:table-cell office:value-type="float" office:value="2" calcext:value-type="float">
            <text:p>2</text:p>
          </table:table-cell>
          <table:table-cell table:style-name="ce3" office:value-type="string" calcext:value-type="string">
            <text:p>UI tests for preview functionality; performance tests for large files. Step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5" table:visibility="filter">
          <table:table-cell office:value-type="string" calcext:value-type="string">
            <text:p>Document &amp; Attachment Management</text:p>
          </table:table-cell>
          <table:table-cell office:value-type="string" calcext:value-type="string">
            <text:p>Document preview &amp; versioning</text:p>
          </table:table-cell>
          <table:table-cell office:value-type="string" calcext:value-type="string">
            <text:p>Preview common document types</text:p>
          </table:table-cell>
          <table:table-cell office:value-type="string" calcext:value-type="string">
            <text:p>Documentation:</text:p>
          </table:table-cell>
          <table:table-cell office:value-type="string" calcext:value-type="string">
            <text:p>Done</text:p>
          </table:table-cell>
          <table:table-cell office:value-type="float" office:value="2" calcext:value-type="float">
            <text:p>2</text:p>
          </table:table-cell>
          <table:table-cell table:style-name="ce3" office:value-type="string" calcext:value-type="string">
            <text:p>Explain supported preview types and limitations. Steps: Create a Vaadin page extending the appropriate abstract page. Inject services via the constructor. Bind fields using `Binder` and set up validation. Build responsive layouts and configure grids. Add tests for the UI using Playwright or TestBench. Update documentation to reflect new features. Add code samples and usage examples.</text:p>
          </table:table-cell>
        </table:table-row>
        <table:table-row table:style-name="ro8" table:visibility="filter">
          <table:table-cell office:value-type="string" calcext:value-type="string">
            <text:p>Document &amp; Attachment Management</text:p>
          </table:table-cell>
          <table:table-cell office:value-type="string" calcext:value-type="string">
            <text:p>Document preview &amp; versioning</text:p>
          </table:table-cell>
          <table:table-cell office:value-type="string" calcext:value-type="string">
            <text:p>Maintain version history</text:p>
          </table:table-cell>
          <table:table-cell office:value-type="string" calcext:value-type="string">
            <text:p>Entity changes:</text:p>
          </table:table-cell>
          <table:table-cell office:value-type="string" calcext:value-type="string">
            <text:p>Done</text:p>
          </table:table-cell>
          <table:table-cell office:value-type="float" office:value="2" calcext:value-type="float">
            <text:p>2</text:p>
          </table:table-cell>
          <table:table-cell table:style-name="ce3" office:value-type="string" calcext:value-type="string">
            <text:p>Add fields `versionNumber` and `previousVersionId` to `CAttachment`. <text:s/>Implement logic in `CAttachmentService` to create new versions instead of replacing files. Steps: Identify necessary fields and their data types. Select the correct base class (e.g., `CEntity`, `CEntityOfProject`). Add fields with `@AMetaData` annotations. Create default and parameterized constructors. Update Liquibase or Flyway migration scripts. Write unit tests to validate the entity. Create a repository interface extending Spring Data JPA. Implement a service class extending the appropriate base service. Inject dependencies via the constructor (no field injection). Implement CRUD operations and validation logic. Write unit tests for the service methods.</text:p>
          </table:table-cell>
        </table:table-row>
        <table:table-row table:style-name="ro15" table:visibility="filter">
          <table:table-cell office:value-type="string" calcext:value-type="string">
            <text:p>Document &amp; Attachment Management</text:p>
          </table:table-cell>
          <table:table-cell office:value-type="string" calcext:value-type="string">
            <text:p>Document preview &amp; versioning</text:p>
          </table:table-cell>
          <table:table-cell office:value-type="string" calcext:value-type="string">
            <text:p>Maintain version history</text:p>
          </table:table-cell>
          <table:table-cell office:value-type="string" calcext:value-type="string">
            <text:p>UI updates:</text:p>
          </table:table-cell>
          <table:table-cell office:value-type="string" calcext:value-type="string">
            <text:p>Done</text:p>
          </table:table-cell>
          <table:table-cell office:value-type="float" office:value="2" calcext:value-type="float">
            <text:p>2</text:p>
          </table:table-cell>
          <table:table-cell table:style-name="ce3" office:value-type="string" calcext:value-type="string">
            <text:p>Expand attachment lists to include version history; add actions to restore or delete versions (depending on permission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3" table:visibility="filter">
          <table:table-cell office:value-type="string" calcext:value-type="string">
            <text:p>Document &amp; Attachment Management</text:p>
          </table:table-cell>
          <table:table-cell office:value-type="string" calcext:value-type="string">
            <text:p>Document preview &amp; versioning</text:p>
          </table:table-cell>
          <table:table-cell office:value-type="string" calcext:value-type="string">
            <text:p>Maintain version history</text:p>
          </table:table-cell>
          <table:table-cell office:value-type="string" calcext:value-type="string">
            <text:p>Tests:</text:p>
          </table:table-cell>
          <table:table-cell office:value-type="string" calcext:value-type="string">
            <text:p>Done</text:p>
          </table:table-cell>
          <table:table-cell office:value-type="float" office:value="2" calcext:value-type="float">
            <text:p>2</text:p>
          </table:table-cell>
          <table:table-cell table:style-name="ce3" office:value-type="string" calcext:value-type="string">
            <text:p>Unit tests for version creation and retrieval; UI tests for version list interactions. Step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4" table:visibility="filter">
          <table:table-cell office:value-type="string" calcext:value-type="string">
            <text:p>Document &amp; Attachment Management</text:p>
          </table:table-cell>
          <table:table-cell office:value-type="string" calcext:value-type="string">
            <text:p>Document preview &amp; versioning</text:p>
          </table:table-cell>
          <table:table-cell office:value-type="string" calcext:value-type="string">
            <text:p>Maintain version history</text:p>
          </table:table-cell>
          <table:table-cell office:value-type="string" calcext:value-type="string">
            <text:p>Documentation:</text:p>
          </table:table-cell>
          <table:table-cell office:value-type="string" calcext:value-type="string">
            <text:p>Done</text:p>
          </table:table-cell>
          <table:table-cell office:value-type="float" office:value="1" calcext:value-type="float">
            <text:p>1</text:p>
          </table:table-cell>
          <table:table-cell table:style-name="ce3" office:value-type="string" calcext:value-type="string">
            <text:p>Add instructions on how to upload new versions and access history. Steps: Update documentation to reflect new features. Add code samples and usage examples.</text:p>
          </table:table-cell>
        </table:table-row>
        <table:table-row table:style-name="ro8" table:visibility="filter">
          <table:table-cell office:value-type="string" calcext:value-type="string">
            <text:p>Reporting &amp; Analytics</text:p>
          </table:table-cell>
          <table:table-cell office:value-type="string" calcext:value-type="string">
            <text:p>Agile metrics dashboard</text:p>
          </table:table-cell>
          <table:table-cell office:value-type="string" calcext:value-type="string">
            <text:p>View sprint burndown and velocity charts</text:p>
          </table:table-cell>
          <table:table-cell office:value-type="string" calcext:value-type="string">
            <text:p>Chart service:</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Build `CAgileMetricsService` to compute burndown data (dates vs. remaining story points) and velocity data. <text:s/>Use data from `CSprint`, `CActivity` and `CTimesheetEntry` (once implemented). Steps: Create a repository interface extending Spring Data JPA. Implement a service class extending the appropriate base service. Inject dependencies via the constructor (no field injection). Implement CRUD operations and validation logic. Write unit tests for the service method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4" table:visibility="filter">
          <table:table-cell office:value-type="string" calcext:value-type="string">
            <text:p>Reporting &amp; Analytics</text:p>
          </table:table-cell>
          <table:table-cell office:value-type="string" calcext:value-type="string">
            <text:p>Agile metrics dashboard</text:p>
          </table:table-cell>
          <table:table-cell office:value-type="string" calcext:value-type="string">
            <text:p>View sprint burndown and velocity charts</text:p>
          </table:table-cell>
          <table:table-cell office:value-type="string" calcext:value-type="string">
            <text:p>Chart components:</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Create `CBurndownChart` and `CVelocityChart` components using Vaadin Charts. <text:s/>Support exporting via Vaadin chart export features.</text:p>
          </table:table-cell>
        </table:table-row>
        <table:table-row table:style-name="ro13" table:visibility="filter">
          <table:table-cell office:value-type="string" calcext:value-type="string">
            <text:p>Reporting &amp; Analytics</text:p>
          </table:table-cell>
          <table:table-cell office:value-type="string" calcext:value-type="string">
            <text:p>Agile metrics dashboard</text:p>
          </table:table-cell>
          <table:table-cell office:value-type="string" calcext:value-type="string">
            <text:p>View sprint burndown and velocity charts</text:p>
          </table:table-cell>
          <table:table-cell office:value-type="string" calcext:value-type="string">
            <text:p>UI integration:</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Embed charts in `CSprintPage` and provide a separate `CAgileDashboardPage` that aggregates metrics across multiple sprints and projects. <text:s/>Provide date range filter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3" table:visibility="filter">
          <table:table-cell office:value-type="string" calcext:value-type="string">
            <text:p>Reporting &amp; Analytics</text:p>
          </table:table-cell>
          <table:table-cell office:value-type="string" calcext:value-type="string">
            <text:p>Agile metrics dashboard</text:p>
          </table:table-cell>
          <table:table-cell office:value-type="string" calcext:value-type="string">
            <text:p>View sprint burndown and velocity charts</text:p>
          </table:table-cell>
          <table:table-cell office:value-type="string" calcext:value-type="string">
            <text:p>Test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Unit tests for chart data calculations; UI tests for chart rendering. Step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4" table:visibility="filter">
          <table:table-cell office:value-type="string" calcext:value-type="string">
            <text:p>Reporting &amp; Analytics</text:p>
          </table:table-cell>
          <table:table-cell office:value-type="string" calcext:value-type="string">
            <text:p>Agile metrics dashboard</text:p>
          </table:table-cell>
          <table:table-cell office:value-type="string" calcext:value-type="string">
            <text:p>View sprint burndown and velocity charts</text:p>
          </table:table-cell>
          <table:table-cell office:value-type="string" calcext:value-type="string">
            <text:p>Document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Describe how to interpret burndown and velocity charts. Steps: Update documentation to reflect new features. Add code samples and usage examples.</text:p>
          </table:table-cell>
        </table:table-row>
        <table:table-row table:style-name="ro13" table:visibility="filter">
          <table:table-cell office:value-type="string" calcext:value-type="string">
            <text:p>Reporting &amp; Analytics</text:p>
          </table:table-cell>
          <table:table-cell office:value-type="string" calcext:value-type="string">
            <text:p>Financial and resource reports</text:p>
          </table:table-cell>
          <table:table-cell office:value-type="string" calcext:value-type="string">
            <text:p>Generate financial performance reports</text:p>
          </table:table-cell>
          <table:table-cell office:value-type="string" calcext:value-type="string">
            <text:p>Report service:</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Implement `CFinanceReportService` that aggregates data from budgets, incomes, expenses and timesheets. <text:s/>Provide APIs to generate summary and detailed reports. Steps: Create a repository interface extending Spring Data JPA. Implement a service class extending the appropriate base service. Inject dependencies via the constructor (no field injection). Implement CRUD operations and validation logic. Write unit tests for the service methods.</text:p>
          </table:table-cell>
        </table:table-row>
        <table:table-row table:style-name="ro15" table:visibility="filter">
          <table:table-cell office:value-type="string" calcext:value-type="string">
            <text:p>Reporting &amp; Analytics</text:p>
          </table:table-cell>
          <table:table-cell office:value-type="string" calcext:value-type="string">
            <text:p>Financial and resource reports</text:p>
          </table:table-cell>
          <table:table-cell office:value-type="string" calcext:value-type="string">
            <text:p>Generate financial performance reports</text:p>
          </table:table-cell>
          <table:table-cell office:value-type="string" calcext:value-type="string">
            <text:p>UI page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Create `CFinanceDashboardPage` showing aggregated tables and charts. <text:s/>Provide filters by date range and project. <text:s/>Include export button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3" table:visibility="filter">
          <table:table-cell office:value-type="string" calcext:value-type="string">
            <text:p>Reporting &amp; Analytics</text:p>
          </table:table-cell>
          <table:table-cell office:value-type="string" calcext:value-type="string">
            <text:p>Financial and resource reports</text:p>
          </table:table-cell>
          <table:table-cell office:value-type="string" calcext:value-type="string">
            <text:p>Generate financial performance reports</text:p>
          </table:table-cell>
          <table:table-cell office:value-type="string" calcext:value-type="string">
            <text:p>Test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Unit tests for financial aggregation; UI tests for report generation and export. Step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4" table:visibility="filter">
          <table:table-cell office:value-type="string" calcext:value-type="string">
            <text:p>Reporting &amp; Analytics</text:p>
          </table:table-cell>
          <table:table-cell office:value-type="string" calcext:value-type="string">
            <text:p>Financial and resource reports</text:p>
          </table:table-cell>
          <table:table-cell office:value-type="string" calcext:value-type="string">
            <text:p>Generate financial performance reports</text:p>
          </table:table-cell>
          <table:table-cell office:value-type="string" calcext:value-type="string">
            <text:p>Document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Document how to access financial reports and interpret results. Steps: Update documentation to reflect new features. Add code samples and usage examples.</text:p>
          </table:table-cell>
        </table:table-row>
        <table:table-row table:style-name="ro15" table:visibility="filter">
          <table:table-cell office:value-type="string" calcext:value-type="string">
            <text:p>Reporting &amp; Analytics</text:p>
          </table:table-cell>
          <table:table-cell office:value-type="string" calcext:value-type="string">
            <text:p>Financial and resource reports</text:p>
          </table:table-cell>
          <table:table-cell office:value-type="string" calcext:value-type="string">
            <text:p>View resource utilisation reports</text:p>
          </table:table-cell>
          <table:table-cell office:value-type="string" calcext:value-type="string">
            <text:p>Utilisation calculation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Extend `CResourceService` to compute utilisation metrics using data from `CTimesheetEntry` and assignments. Steps: Create a repository interface extending Spring Data JPA. Implement a service class extending the appropriate base service. Inject dependencies via the constructor (no field injection). Implement CRUD operations and validation logic. Write unit tests for the service methods.</text:p>
          </table:table-cell>
        </table:table-row>
        <table:table-row table:style-name="ro15" table:visibility="filter">
          <table:table-cell office:value-type="string" calcext:value-type="string">
            <text:p>Reporting &amp; Analytics</text:p>
          </table:table-cell>
          <table:table-cell office:value-type="string" calcext:value-type="string">
            <text:p>Financial and resource reports</text:p>
          </table:table-cell>
          <table:table-cell office:value-type="string" calcext:value-type="string">
            <text:p>View resource utilisation reports</text:p>
          </table:table-cell>
          <table:table-cell office:value-type="string" calcext:value-type="string">
            <text:p>UI page:</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Create `CResourceUtilisationPage` with a grid and a bar chart. <text:s/>Provide filters and forecasting option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3" table:visibility="filter">
          <table:table-cell office:value-type="string" calcext:value-type="string">
            <text:p>Reporting &amp; Analytics</text:p>
          </table:table-cell>
          <table:table-cell office:value-type="string" calcext:value-type="string">
            <text:p>Financial and resource reports</text:p>
          </table:table-cell>
          <table:table-cell office:value-type="string" calcext:value-type="string">
            <text:p>View resource utilisation reports</text:p>
          </table:table-cell>
          <table:table-cell office:value-type="string" calcext:value-type="string">
            <text:p>Test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Unit tests for calculation; UI tests for the report page. Step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3" table:visibility="filter">
          <table:table-cell office:value-type="string" calcext:value-type="string">
            <text:p>Reporting &amp; Analytics</text:p>
          </table:table-cell>
          <table:table-cell office:value-type="string" calcext:value-type="string">
            <text:p>Financial and resource reports</text:p>
          </table:table-cell>
          <table:table-cell office:value-type="string" calcext:value-type="string">
            <text:p>View resource utilisation reports</text:p>
          </table:table-cell>
          <table:table-cell office:value-type="string" calcext:value-type="string">
            <text:p>Documentation:</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Provide guidelines on balancing utilisation and using the report to identify bottlenecks. Steps: Create a Vaadin page extending the appropriate abstract page. Inject services via the constructor. Bind fields using `Binder` and set up validation. Build responsive layouts and configure grids. Add tests for the UI using Playwright or TestBench. Update documentation to reflect new features. Add code samples and usage examples.</text:p>
          </table:table-cell>
        </table:table-row>
        <table:table-row table:style-name="ro15" table:visibility="filter">
          <table:table-cell office:value-type="string" calcext:value-type="string">
            <text:p>Reporting &amp; Analytics</text:p>
          </table:table-cell>
          <table:table-cell office:value-type="string" calcext:value-type="string">
            <text:p>Custom report builder</text:p>
          </table:table-cell>
          <table:table-cell office:value-type="string" calcext:value-type="string">
            <text:p>Build custom reports with a query UI</text:p>
          </table:table-cell>
          <table:table-cell office:value-type="string" calcext:value-type="string">
            <text:p>Data abstraction layer:</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Develop a generic query builder API that maps high‑level selections to JPA criteria queries. <text:s/>Ensure safe filtering and sorting.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6" table:visibility="filter">
          <table:table-cell office:value-type="string" calcext:value-type="string">
            <text:p>Reporting &amp; Analytics</text:p>
          </table:table-cell>
          <table:table-cell office:value-type="string" calcext:value-type="string">
            <text:p>Custom report builder</text:p>
          </table:table-cell>
          <table:table-cell office:value-type="string" calcext:value-type="string">
            <text:p>Build custom reports with a query UI</text:p>
          </table:table-cell>
          <table:table-cell office:value-type="string" calcext:value-type="string">
            <text:p>UI wizard:</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Create a Vaadin multi‑step wizard with dynamic forms that lists available entities and fields. <text:s/>Use reflection or metadata to populate options. Steps: Identify necessary fields and their data types. Select the correct base class (e.g., `CEntity`, `CEntityOfProject`). Add fields with `@AMetaData` annotations. Create default and parameterized constructors. Update Liquibase or Flyway migration scripts. Write unit tests to validate the entity.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3" table:visibility="filter">
          <table:table-cell office:value-type="string" calcext:value-type="string">
            <text:p>Reporting &amp; Analytics</text:p>
          </table:table-cell>
          <table:table-cell office:value-type="string" calcext:value-type="string">
            <text:p>Custom report builder</text:p>
          </table:table-cell>
          <table:table-cell office:value-type="string" calcext:value-type="string">
            <text:p>Build custom reports with a query UI</text:p>
          </table:table-cell>
          <table:table-cell office:value-type="string" calcext:value-type="string">
            <text:p>Report rendering:</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Use Vaadin Charts and Grids to present the data. <text:s/>Provide a save/share mechanism, storing report definitions in a new entity `CReportDefinition`. Steps: Identify necessary fields and their data types. Select the correct base class (e.g., `CEntity`, `CEntityOfProject`). Add fields with `@AMetaData` annotations. Create default and parameterized constructors. Update Liquibase or Flyway migration scripts. Write unit tests to validate the entity.</text:p>
          </table:table-cell>
        </table:table-row>
        <table:table-row table:style-name="ro13" table:visibility="filter">
          <table:table-cell office:value-type="string" calcext:value-type="string">
            <text:p>Reporting &amp; Analytics</text:p>
          </table:table-cell>
          <table:table-cell office:value-type="string" calcext:value-type="string">
            <text:p>Custom report builder</text:p>
          </table:table-cell>
          <table:table-cell office:value-type="string" calcext:value-type="string">
            <text:p>Build custom reports with a query UI</text:p>
          </table:table-cell>
          <table:table-cell office:value-type="string" calcext:value-type="string">
            <text:p>Test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Integration tests for query generation; UI tests for the wizard and saving reports. Step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5" table:visibility="filter">
          <table:table-cell office:value-type="string" calcext:value-type="string">
            <text:p>Reporting &amp; Analytics</text:p>
          </table:table-cell>
          <table:table-cell office:value-type="string" calcext:value-type="string">
            <text:p>Custom report builder</text:p>
          </table:table-cell>
          <table:table-cell office:value-type="string" calcext:value-type="string">
            <text:p>Build custom reports with a query UI</text:p>
          </table:table-cell>
          <table:table-cell office:value-type="string" calcext:value-type="string">
            <text:p>Documentation:</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Provide a tutorial on using the custom report builder. Steps: Create a Vaadin page extending the appropriate abstract page. Inject services via the constructor. Bind fields using `Binder` and set up validation. Build responsive layouts and configure grids. Add tests for the UI using Playwright or TestBench. Update documentation to reflect new features. Add code samples and usage examples.</text:p>
          </table:table-cell>
        </table:table-row>
        <table:table-row table:style-name="ro13">
          <table:table-cell office:value-type="string" calcext:value-type="string">
            <text:p>Portfolio &amp; Program Management</text:p>
          </table:table-cell>
          <table:table-cell office:value-type="string" calcext:value-type="string">
            <text:p>Portfolio and program entities</text:p>
          </table:table-cell>
          <table:table-cell office:value-type="string" calcext:value-type="string">
            <text:p>Create portfolios and programs</text:p>
          </table:table-cell>
          <table:table-cell office:value-type="string" calcext:value-type="string">
            <text:p>Entitie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Define `CPortfolio` and `CProgram` with necessary fields and relationships. <text:s/>Use metadata annotations for Vaadin forms. Steps: Identify necessary fields and their data types. Select the correct base class (e.g., `CEntity`, `CEntityOfProject`). Add fields with `@AMetaData` annotations. Create default and parameterized constructors. Update Liquibase or Flyway migration scripts. Write unit tests to validate the entity.</text:p>
          </table:table-cell>
        </table:table-row>
        <table:table-row table:style-name="ro15">
          <table:table-cell office:value-type="string" calcext:value-type="string">
            <text:p>Portfolio &amp; Program Management</text:p>
          </table:table-cell>
          <table:table-cell office:value-type="string" calcext:value-type="string">
            <text:p>Portfolio and program entities</text:p>
          </table:table-cell>
          <table:table-cell office:value-type="string" calcext:value-type="string">
            <text:p>Create portfolios and programs</text:p>
          </table:table-cell>
          <table:table-cell office:value-type="string" calcext:value-type="string">
            <text:p>Service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Create `CPortfolioService` and `CProgramService` with CRUD operations, membership management and search filters. Steps: Create a repository interface extending Spring Data JPA. Implement a service class extending the appropriate base service. Inject dependencies via the constructor (no field injection). Implement CRUD operations and validation logic. Write unit tests for the service methods.</text:p>
          </table:table-cell>
        </table:table-row>
        <table:table-row table:style-name="ro13">
          <table:table-cell office:value-type="string" calcext:value-type="string">
            <text:p>Portfolio &amp; Program Management</text:p>
          </table:table-cell>
          <table:table-cell office:value-type="string" calcext:value-type="string">
            <text:p>Portfolio and program entities</text:p>
          </table:table-cell>
          <table:table-cell office:value-type="string" calcext:value-type="string">
            <text:p>Create portfolios and programs</text:p>
          </table:table-cell>
          <table:table-cell office:value-type="string" calcext:value-type="string">
            <text:p>UI page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Build `CPortfolioPage` and `CProgramPage` to list portfolios/programs and display summary metrics. <text:s/>Provide forms for editing. <text:s/>Use charts and status indicator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3">
          <table:table-cell office:value-type="string" calcext:value-type="string">
            <text:p>Portfolio &amp; Program Management</text:p>
          </table:table-cell>
          <table:table-cell office:value-type="string" calcext:value-type="string">
            <text:p>Portfolio and program entities</text:p>
          </table:table-cell>
          <table:table-cell office:value-type="string" calcext:value-type="string">
            <text:p>Create portfolios and programs</text:p>
          </table:table-cell>
          <table:table-cell office:value-type="string" calcext:value-type="string">
            <text:p>Project linking:</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Update `CProject` to include optional foreign keys to `CPortfolio` and `CProgram`. <text:s/>Add relationship management UI to assign a project to a portfolio/program.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7">
          <table:table-cell office:value-type="string" calcext:value-type="string">
            <text:p>Portfolio &amp; Program Management</text:p>
          </table:table-cell>
          <table:table-cell office:value-type="string" calcext:value-type="string">
            <text:p>Portfolio and program entities</text:p>
          </table:table-cell>
          <table:table-cell office:value-type="string" calcext:value-type="string">
            <text:p>Create portfolios and programs</text:p>
          </table:table-cell>
          <table:table-cell office:value-type="string" calcext:value-type="string">
            <text:p>Database migr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Add portfolio and program tables and update project table to include new references. Steps: Write a new Liquibase or Flyway migration file. Include index and foreign key definitions. Test migration on a sample database.</text:p>
          </table:table-cell>
        </table:table-row>
        <table:table-row table:style-name="ro8">
          <table:table-cell office:value-type="string" calcext:value-type="string">
            <text:p>Portfolio &amp; Program Management</text:p>
          </table:table-cell>
          <table:table-cell office:value-type="string" calcext:value-type="string">
            <text:p>Portfolio and program entities</text:p>
          </table:table-cell>
          <table:table-cell office:value-type="string" calcext:value-type="string">
            <text:p>Create portfolios and programs</text:p>
          </table:table-cell>
          <table:table-cell office:value-type="string" calcext:value-type="string">
            <text:p>Tests:</text:p>
          </table:table-cell>
          <table:table-cell office:value-type="string" calcext:value-type="string">
            <text:p>Todo</text:p>
          </table:table-cell>
          <table:table-cell office:value-type="float" office:value="3" calcext:value-type="float">
            <text:p>3</text:p>
          </table:table-cell>
          <table:table-cell table:style-name="ce3" office:value-type="string" calcext:value-type="string">
            <text:p>Unit tests for service layer; UI tests for creating portfolios and linking projects. Steps: Create a repository interface extending Spring Data JPA. Implement a service class extending the appropriate base service. Inject dependencies via the constructor (no field injection). Implement CRUD operations and validation logic. Write unit tests for the service method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4">
          <table:table-cell office:value-type="string" calcext:value-type="string">
            <text:p>Portfolio &amp; Program Management</text:p>
          </table:table-cell>
          <table:table-cell office:value-type="string" calcext:value-type="string">
            <text:p>Portfolio and program entities</text:p>
          </table:table-cell>
          <table:table-cell office:value-type="string" calcext:value-type="string">
            <text:p>Create portfolios and programs</text:p>
          </table:table-cell>
          <table:table-cell office:value-type="string" calcext:value-type="string">
            <text:p>Document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Document portfolio/program concepts and management. Steps: Update documentation to reflect new features. Add code samples and usage examples.</text:p>
          </table:table-cell>
        </table:table-row>
        <table:table-row table:style-name="ro13">
          <table:table-cell office:value-type="string" calcext:value-type="string">
            <text:p>Portfolio &amp; Program Management</text:p>
          </table:table-cell>
          <table:table-cell office:value-type="string" calcext:value-type="string">
            <text:p>Portfolio dashboards and dependency management</text:p>
          </table:table-cell>
          <table:table-cell office:value-type="string" calcext:value-type="string">
            <text:p>View portfolio dashboard</text:p>
          </table:table-cell>
          <table:table-cell office:value-type="string" calcext:value-type="string">
            <text:p>Dashboard service:</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Implement `CPortfolioDashboardService` that aggregates metrics across projects. <text:s/>Use existing financial, sprint and risk services. Steps: Create a repository interface extending Spring Data JPA. Implement a service class extending the appropriate base service. Inject dependencies via the constructor (no field injection). Implement CRUD operations and validation logic. Write unit tests for the service methods.</text:p>
          </table:table-cell>
        </table:table-row>
        <table:table-row table:style-name="ro15">
          <table:table-cell office:value-type="string" calcext:value-type="string">
            <text:p>Portfolio &amp; Program Management</text:p>
          </table:table-cell>
          <table:table-cell office:value-type="string" calcext:value-type="string">
            <text:p>Portfolio dashboards and dependency management</text:p>
          </table:table-cell>
          <table:table-cell office:value-type="string" calcext:value-type="string">
            <text:p>View portfolio dashboard</text:p>
          </table:table-cell>
          <table:table-cell office:value-type="string" calcext:value-type="string">
            <text:p>UI page:</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Create `CPortfolioDashboardPage` with tables and charts; integrate with portfolio navigation.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3">
          <table:table-cell office:value-type="string" calcext:value-type="string">
            <text:p>Portfolio &amp; Program Management</text:p>
          </table:table-cell>
          <table:table-cell office:value-type="string" calcext:value-type="string">
            <text:p>Portfolio dashboards and dependency management</text:p>
          </table:table-cell>
          <table:table-cell office:value-type="string" calcext:value-type="string">
            <text:p>View portfolio dashboard</text:p>
          </table:table-cell>
          <table:table-cell office:value-type="string" calcext:value-type="string">
            <text:p>Test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Unit tests for aggregation; UI tests for dashboard. Step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4">
          <table:table-cell office:value-type="string" calcext:value-type="string">
            <text:p>Portfolio &amp; Program Management</text:p>
          </table:table-cell>
          <table:table-cell office:value-type="string" calcext:value-type="string">
            <text:p>Portfolio dashboards and dependency management</text:p>
          </table:table-cell>
          <table:table-cell office:value-type="string" calcext:value-type="string">
            <text:p>View portfolio dashboard</text:p>
          </table:table-cell>
          <table:table-cell office:value-type="string" calcext:value-type="string">
            <text:p>Document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Describe how to read portfolio dashboards. Steps: Update documentation to reflect new features. Add code samples and usage examples.</text:p>
          </table:table-cell>
        </table:table-row>
        <table:table-row table:style-name="ro8">
          <table:table-cell office:value-type="string" calcext:value-type="string">
            <text:p>Portfolio &amp; Program Management</text:p>
          </table:table-cell>
          <table:table-cell office:value-type="string" calcext:value-type="string">
            <text:p>Portfolio dashboards and dependency management</text:p>
          </table:table-cell>
          <table:table-cell office:value-type="string" calcext:value-type="string">
            <text:p>Manage cross‑project dependencies</text:p>
          </table:table-cell>
          <table:table-cell office:value-type="string" calcext:value-type="string">
            <text:p>Entity &amp; service:</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Define `CProjectDependency` and implement CRUD operations in `CProjectDependencyService`. <text:s/>Provide helper methods to detect circular dependencies. Steps: Identify necessary fields and their data types. Select the correct base class (e.g., `CEntity`, `CEntityOfProject`). Add fields with `@AMetaData` annotations. Create default and parameterized constructors. Update Liquibase or Flyway migration scripts. Write unit tests to validate the entity. Create a repository interface extending Spring Data JPA. Implement a service class extending the appropriate base service. Inject dependencies via the constructor (no field injection). Implement CRUD operations and validation logic. Write unit tests for the service methods.</text:p>
          </table:table-cell>
        </table:table-row>
        <table:table-row table:style-name="ro15">
          <table:table-cell office:value-type="string" calcext:value-type="string">
            <text:p>Portfolio &amp; Program Management</text:p>
          </table:table-cell>
          <table:table-cell office:value-type="string" calcext:value-type="string">
            <text:p>Portfolio dashboards and dependency management</text:p>
          </table:table-cell>
          <table:table-cell office:value-type="string" calcext:value-type="string">
            <text:p>Manage cross‑project dependencies</text:p>
          </table:table-cell>
          <table:table-cell office:value-type="string" calcext:value-type="string">
            <text:p>UI component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Create a dependency matrix grid and timeline view using Vaadin Gantt or custom implementation. <text:s/>Integrate with program page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5">
          <table:table-cell office:value-type="string" calcext:value-type="string">
            <text:p>Portfolio &amp; Program Management</text:p>
          </table:table-cell>
          <table:table-cell office:value-type="string" calcext:value-type="string">
            <text:p>Portfolio dashboards and dependency management</text:p>
          </table:table-cell>
          <table:table-cell office:value-type="string" calcext:value-type="string">
            <text:p>Manage cross‑project dependencies</text:p>
          </table:table-cell>
          <table:table-cell office:value-type="string" calcext:value-type="string">
            <text:p>Alert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Leverage the notification service from Epic 1 to send alerts when dependencies are at risk. Steps: Create a repository interface extending Spring Data JPA. Implement a service class extending the appropriate base service. Inject dependencies via the constructor (no field injection). Implement CRUD operations and validation logic. Write unit tests for the service methods.</text:p>
          </table:table-cell>
        </table:table-row>
        <table:table-row table:style-name="ro13">
          <table:table-cell office:value-type="string" calcext:value-type="string">
            <text:p>Portfolio &amp; Program Management</text:p>
          </table:table-cell>
          <table:table-cell office:value-type="string" calcext:value-type="string">
            <text:p>Portfolio dashboards and dependency management</text:p>
          </table:table-cell>
          <table:table-cell office:value-type="string" calcext:value-type="string">
            <text:p>Manage cross‑project dependencies</text:p>
          </table:table-cell>
          <table:table-cell office:value-type="string" calcext:value-type="string">
            <text:p>Test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Unit tests for dependency logic; UI tests for the matrix and timeline. Step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4">
          <table:table-cell office:value-type="string" calcext:value-type="string">
            <text:p>Portfolio &amp; Program Management</text:p>
          </table:table-cell>
          <table:table-cell office:value-type="string" calcext:value-type="string">
            <text:p>Portfolio dashboards and dependency management</text:p>
          </table:table-cell>
          <table:table-cell office:value-type="string" calcext:value-type="string">
            <text:p>Manage cross‑project dependencies</text:p>
          </table:table-cell>
          <table:table-cell office:value-type="string" calcext:value-type="string">
            <text:p>Document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Document how to create dependencies and interpret the timeline. Steps: Update documentation to reflect new features. Add code samples and usage examples.</text:p>
          </table:table-cell>
        </table:table-row>
        <table:table-row table:style-name="ro8">
          <table:table-cell office:value-type="string" calcext:value-type="string">
            <text:p>Idea &amp; Backlog Management</text:p>
          </table:table-cell>
          <table:table-cell office:value-type="string" calcext:value-type="string">
            <text:p>Idea capture &amp; voting</text:p>
          </table:table-cell>
          <table:table-cell office:value-type="string" calcext:value-type="string">
            <text:p>Submit and vote on ideas</text:p>
          </table:table-cell>
          <table:table-cell office:value-type="string" calcext:value-type="string">
            <text:p>Entity &amp; service:</text:p>
          </table:table-cell>
          <table:table-cell office:value-type="string" calcext:value-type="string">
            <text:p>Todo</text:p>
          </table:table-cell>
          <table:table-cell office:value-type="float" office:value="3" calcext:value-type="float">
            <text:p>3</text:p>
          </table:table-cell>
          <table:table-cell table:style-name="ce3" office:value-type="string" calcext:value-type="string">
            <text:p>Create `CIdea` and `CIdeaService` with CRUD operations, voting logic and duplicate detection (e.g., using Levenshtein distance). <text:s/>Create `CIdeaVote` entity to record user votes and prevent duplicates. Steps: Identify necessary fields and their data types. Select the correct base class (e.g., `CEntity`, `CEntityOfProject`). Add fields with `@AMetaData` annotations. Create default and parameterized constructors. Update Liquibase or Flyway migration scripts. Write unit tests to validate the entity. Create a repository interface extending Spring Data JPA. Implement a service class extending the appropriate base service. Inject dependencies via the constructor (no field injection). Implement CRUD operations and validation logic. Write unit tests for the service methods.</text:p>
          </table:table-cell>
        </table:table-row>
        <table:table-row table:style-name="ro13">
          <table:table-cell office:value-type="string" calcext:value-type="string">
            <text:p>Idea &amp; Backlog Management</text:p>
          </table:table-cell>
          <table:table-cell office:value-type="string" calcext:value-type="string">
            <text:p>Idea capture &amp; voting</text:p>
          </table:table-cell>
          <table:table-cell office:value-type="string" calcext:value-type="string">
            <text:p>Submit and vote on ideas</text:p>
          </table:table-cell>
          <table:table-cell office:value-type="string" calcext:value-type="string">
            <text:p>UI page:</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Build `CIdeaPage` with a submission form, list of ideas sorted by vote count and status filters. <text:s/>Include actions for voting and status updates (for product owners). <text:s/>Provide tag filtering.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5">
          <table:table-cell office:value-type="string" calcext:value-type="string">
            <text:p>Idea &amp; Backlog Management</text:p>
          </table:table-cell>
          <table:table-cell office:value-type="string" calcext:value-type="string">
            <text:p>Idea capture &amp; voting</text:p>
          </table:table-cell>
          <table:table-cell office:value-type="string" calcext:value-type="string">
            <text:p>Submit and vote on ideas</text:p>
          </table:table-cell>
          <table:table-cell office:value-type="string" calcext:value-type="string">
            <text:p>Traceability:</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Add optional relationships to backlog items (epics and stories). <text:s/>Provide UI to link an idea to an epic or feature.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3">
          <table:table-cell office:value-type="string" calcext:value-type="string">
            <text:p>Idea &amp; Backlog Management</text:p>
          </table:table-cell>
          <table:table-cell office:value-type="string" calcext:value-type="string">
            <text:p>Idea capture &amp; voting</text:p>
          </table:table-cell>
          <table:table-cell office:value-type="string" calcext:value-type="string">
            <text:p>Submit and vote on ideas</text:p>
          </table:table-cell>
          <table:table-cell office:value-type="string" calcext:value-type="string">
            <text:p>Test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Unit tests for voting logic and duplicate detection; UI tests for idea submission and voting. Step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4">
          <table:table-cell office:value-type="string" calcext:value-type="string">
            <text:p>Idea &amp; Backlog Management</text:p>
          </table:table-cell>
          <table:table-cell office:value-type="string" calcext:value-type="string">
            <text:p>Idea capture &amp; voting</text:p>
          </table:table-cell>
          <table:table-cell office:value-type="string" calcext:value-type="string">
            <text:p>Submit and vote on ideas</text:p>
          </table:table-cell>
          <table:table-cell office:value-type="string" calcext:value-type="string">
            <text:p>Document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Document how to submit ideas, vote and track decisions. Steps: Update documentation to reflect new features. Add code samples and usage examples.</text:p>
          </table:table-cell>
        </table:table-row>
        <table:table-row table:style-name="ro12">
          <table:table-cell office:value-type="string" calcext:value-type="string">
            <text:p>Idea &amp; Backlog Management</text:p>
          </table:table-cell>
          <table:table-cell office:value-type="string" calcext:value-type="string">
            <text:p>Backlog management board</text:p>
          </table:table-cell>
          <table:table-cell office:value-type="string" calcext:value-type="string">
            <text:p>Manage product backlog</text:p>
          </table:table-cell>
          <table:table-cell office:value-type="string" calcext:value-type="string">
            <text:p>Entity extension:</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Reuse the existing `CActivity` entity for backlog items or introduce `CBacklogItem` as a lightweight representation that converts to activities when moved into a sprint. <text:s/>Include fields for priority, status and linked idea. Steps: Identify necessary fields and their data types. Select the correct base class (e.g., `CEntity`, `CEntityOfProject`). Add fields with `@AMetaData` annotations. Create default and parameterized constructors. Update Liquibase or Flyway migration scripts. Write unit tests to validate the entity.</text:p>
          </table:table-cell>
        </table:table-row>
        <table:table-row table:style-name="ro15">
          <table:table-cell office:value-type="string" calcext:value-type="string">
            <text:p>Idea &amp; Backlog Management</text:p>
          </table:table-cell>
          <table:table-cell office:value-type="string" calcext:value-type="string">
            <text:p>Backlog management board</text:p>
          </table:table-cell>
          <table:table-cell office:value-type="string" calcext:value-type="string">
            <text:p>Manage product backlog</text:p>
          </table:table-cell>
          <table:table-cell office:value-type="string" calcext:value-type="string">
            <text:p>Service layer:</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Create `CBacklogItemService` with CRUD operations, ranking logic and filtering by project or epic. Steps: Create a repository interface extending Spring Data JPA. Implement a service class extending the appropriate base service. Inject dependencies via the constructor (no field injection). Implement CRUD operations and validation logic. Write unit tests for the service methods.</text:p>
          </table:table-cell>
        </table:table-row>
        <table:table-row table:style-name="ro5">
          <table:table-cell office:value-type="string" calcext:value-type="string">
            <text:p>Idea &amp; Backlog Management</text:p>
          </table:table-cell>
          <table:table-cell office:value-type="string" calcext:value-type="string">
            <text:p>Backlog management board</text:p>
          </table:table-cell>
          <table:table-cell office:value-type="string" calcext:value-type="string">
            <text:p>Manage product backlog</text:p>
          </table:table-cell>
          <table:table-cell office:value-type="string" calcext:value-type="string">
            <text:p>UI:</text:p>
          </table:table-cell>
          <table:table-cell office:value-type="string" calcext:value-type="string">
            <text:p>Todo</text:p>
          </table:table-cell>
          <table:table-cell office:value-type="float" office:value="3" calcext:value-type="float">
            <text:p>3</text:p>
          </table:table-cell>
          <table:table-cell table:style-name="ce3" office:value-type="string" calcext:value-type="string">
            <text:p>Build `CBacklogBoardPage` using the Kanban board component (`CKanbanLine` and `CKanbanColumn`). <text:s/>Adapt columns for statuses and provide swimlanes for priorities. <text:s/>Enable drag‑and‑drop to reorder items; update ordering in the service layer. Steps: Create a repository interface extending Spring Data JPA. Implement a service class extending the appropriate base service. Inject dependencies via the constructor (no field injection). Implement CRUD operations and validation logic. Write unit tests for the service method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4">
          <table:table-cell office:value-type="string" calcext:value-type="string">
            <text:p>Idea &amp; Backlog Management</text:p>
          </table:table-cell>
          <table:table-cell office:value-type="string" calcext:value-type="string">
            <text:p>Backlog management board</text:p>
          </table:table-cell>
          <table:table-cell office:value-type="string" calcext:value-type="string">
            <text:p>Manage product backlog</text:p>
          </table:table-cell>
          <table:table-cell office:value-type="string" calcext:value-type="string">
            <text:p>Integr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Provide actions to move items from backlog to a sprint. <text:s/>When moved, convert `CBacklogItem` to `CActivity` and assign to the selected sprint.</text:p>
          </table:table-cell>
        </table:table-row>
        <table:table-row table:style-name="ro13">
          <table:table-cell office:value-type="string" calcext:value-type="string">
            <text:p>Idea &amp; Backlog Management</text:p>
          </table:table-cell>
          <table:table-cell office:value-type="string" calcext:value-type="string">
            <text:p>Backlog management board</text:p>
          </table:table-cell>
          <table:table-cell office:value-type="string" calcext:value-type="string">
            <text:p>Manage product backlog</text:p>
          </table:table-cell>
          <table:table-cell office:value-type="string" calcext:value-type="string">
            <text:p>Test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Unit tests for ranking and status transitions; UI tests for drag‑and‑drop interactions. Step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4">
          <table:table-cell office:value-type="string" calcext:value-type="string">
            <text:p>Idea &amp; Backlog Management</text:p>
          </table:table-cell>
          <table:table-cell office:value-type="string" calcext:value-type="string">
            <text:p>Backlog management board</text:p>
          </table:table-cell>
          <table:table-cell office:value-type="string" calcext:value-type="string">
            <text:p>Manage product backlog</text:p>
          </table:table-cell>
          <table:table-cell office:value-type="string" calcext:value-type="string">
            <text:p>Document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Explain backlog management and how to prioritise and move items into sprints. Steps: Update documentation to reflect new features. Add code samples and usage examples.</text:p>
          </table:table-cell>
        </table:table-row>
        <table:table-row table:style-name="ro8">
          <table:table-cell office:value-type="string" calcext:value-type="string">
            <text:p>Issue &amp; Bug Tracking</text:p>
          </table:table-cell>
          <table:table-cell office:value-type="string" calcext:value-type="string">
            <text:p>Issue and bug entities</text:p>
          </table:table-cell>
          <table:table-cell office:value-type="string" calcext:value-type="string">
            <text:p>Log and manage issues</text:p>
          </table:table-cell>
          <table:table-cell office:value-type="string" calcext:value-type="string">
            <text:p>Entity &amp; service:</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Implement `CIssue` and enumerations. <text:s/>Create `CIssueService` with CRUD operations, status transitions and search filters. <text:s/>Add `CIssueComment` entity for comments on issues. Steps: Identify necessary fields and their data types. Select the correct base class (e.g., `CEntity`, `CEntityOfProject`). Add fields with `@AMetaData` annotations. Create default and parameterized constructors. Update Liquibase or Flyway migration scripts. Write unit tests to validate the entity. Create a repository interface extending Spring Data JPA. Implement a service class extending the appropriate base service. Inject dependencies via the constructor (no field injection). Implement CRUD operations and validation logic. Write unit tests for the service methods.</text:p>
          </table:table-cell>
        </table:table-row>
        <table:table-row table:style-name="ro13">
          <table:table-cell office:value-type="string" calcext:value-type="string">
            <text:p>Issue &amp; Bug Tracking</text:p>
          </table:table-cell>
          <table:table-cell office:value-type="string" calcext:value-type="string">
            <text:p>Issue and bug entities</text:p>
          </table:table-cell>
          <table:table-cell office:value-type="string" calcext:value-type="string">
            <text:p>Log and manage issues</text:p>
          </table:table-cell>
          <table:table-cell office:value-type="string" calcext:value-type="string">
            <text:p>UI page:</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Develop `CIssuePage` to list issues in a grid with filters and a detailed view. <text:s/>Provide forms for creating/editing issues, adding comments and attachments. <text:s/>Integrate with notification system to inform assignees of new issue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3">
          <table:table-cell office:value-type="string" calcext:value-type="string">
            <text:p>Issue &amp; Bug Tracking</text:p>
          </table:table-cell>
          <table:table-cell office:value-type="string" calcext:value-type="string">
            <text:p>Issue and bug entities</text:p>
          </table:table-cell>
          <table:table-cell office:value-type="string" calcext:value-type="string">
            <text:p>Log and manage issues</text:p>
          </table:table-cell>
          <table:table-cell office:value-type="string" calcext:value-type="string">
            <text:p>Workflow engine:</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Implement basic state machine logic in service layer. <text:s/>Use annotation or configuration to restrict transitions (e.g., cannot close without resolution). Steps: Create a repository interface extending Spring Data JPA. Implement a service class extending the appropriate base service. Inject dependencies via the constructor (no field injection). Implement CRUD operations and validation logic. Write unit tests for the service methods.</text:p>
          </table:table-cell>
        </table:table-row>
        <table:table-row table:style-name="ro13">
          <table:table-cell office:value-type="string" calcext:value-type="string">
            <text:p>Issue &amp; Bug Tracking</text:p>
          </table:table-cell>
          <table:table-cell office:value-type="string" calcext:value-type="string">
            <text:p>Issue and bug entities</text:p>
          </table:table-cell>
          <table:table-cell office:value-type="string" calcext:value-type="string">
            <text:p>Log and manage issues</text:p>
          </table:table-cell>
          <table:table-cell office:value-type="string" calcext:value-type="string">
            <text:p>Integration:</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Allow linking issues to activities; when an activity completes, associated issues may be closed automatically. <text:s/>Provide issue counts in sprint and project view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3">
          <table:table-cell office:value-type="string" calcext:value-type="string">
            <text:p>Issue &amp; Bug Tracking</text:p>
          </table:table-cell>
          <table:table-cell office:value-type="string" calcext:value-type="string">
            <text:p>Issue and bug entities</text:p>
          </table:table-cell>
          <table:table-cell office:value-type="string" calcext:value-type="string">
            <text:p>Log and manage issues</text:p>
          </table:table-cell>
          <table:table-cell office:value-type="string" calcext:value-type="string">
            <text:p>Test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Unit tests for issue creation and state transitions; UI tests for forms and views. Step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5">
          <table:table-cell office:value-type="string" calcext:value-type="string">
            <text:p>Issue &amp; Bug Tracking</text:p>
          </table:table-cell>
          <table:table-cell office:value-type="string" calcext:value-type="string">
            <text:p>Issue and bug entities</text:p>
          </table:table-cell>
          <table:table-cell office:value-type="string" calcext:value-type="string">
            <text:p>Log and manage issues</text:p>
          </table:table-cell>
          <table:table-cell office:value-type="string" calcext:value-type="string">
            <text:p>Documentation:</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Provide guidelines for bug reporting and handling workflows. Steps: Create a Vaadin page extending the appropriate abstract page. Inject services via the constructor. Bind fields using `Binder` and set up validation. Build responsive layouts and configure grids. Add tests for the UI using Playwright or TestBench. Update documentation to reflect new features. Add code samples and usage examples.</text:p>
          </table:table-cell>
        </table:table-row>
        <table:table-row table:style-name="ro13">
          <table:table-cell office:value-type="string" calcext:value-type="string">
            <text:p>Issue &amp; Bug Tracking</text:p>
          </table:table-cell>
          <table:table-cell office:value-type="string" calcext:value-type="string">
            <text:p>Issue triage and severity matrix</text:p>
          </table:table-cell>
          <table:table-cell office:value-type="string" calcext:value-type="string">
            <text:p>Prioritise issues using a severity matrix</text:p>
          </table:table-cell>
          <table:table-cell office:value-type="string" calcext:value-type="string">
            <text:p>Matrix calculation:</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Enhance `CIssueService` to compute urgency (e.g., days remaining until due date) and group issues by severity and urgency buckets. Steps: Create a repository interface extending Spring Data JPA. Implement a service class extending the appropriate base service. Inject dependencies via the constructor (no field injection). Implement CRUD operations and validation logic. Write unit tests for the service methods.</text:p>
          </table:table-cell>
        </table:table-row>
        <table:table-row table:style-name="ro15">
          <table:table-cell office:value-type="string" calcext:value-type="string">
            <text:p>Issue &amp; Bug Tracking</text:p>
          </table:table-cell>
          <table:table-cell office:value-type="string" calcext:value-type="string">
            <text:p>Issue triage and severity matrix</text:p>
          </table:table-cell>
          <table:table-cell office:value-type="string" calcext:value-type="string">
            <text:p>Prioritise issues using a severity matrix</text:p>
          </table:table-cell>
          <table:table-cell office:value-type="string" calcext:value-type="string">
            <text:p>UI component:</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Implement `CIssueSeverityMatrix` using Vaadin Chart or grid layout. <text:s/>Provide interactive cell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5">
          <table:table-cell office:value-type="string" calcext:value-type="string">
            <text:p>Issue &amp; Bug Tracking</text:p>
          </table:table-cell>
          <table:table-cell office:value-type="string" calcext:value-type="string">
            <text:p>Issue triage and severity matrix</text:p>
          </table:table-cell>
          <table:table-cell office:value-type="string" calcext:value-type="string">
            <text:p>Prioritise issues using a severity matrix</text:p>
          </table:table-cell>
          <table:table-cell office:value-type="string" calcext:value-type="string">
            <text:p>Integration:</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Add the matrix to `CIssuePage` or as a separate view; clicking a cell filters the issue grid.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3">
          <table:table-cell office:value-type="string" calcext:value-type="string">
            <text:p>Issue &amp; Bug Tracking</text:p>
          </table:table-cell>
          <table:table-cell office:value-type="string" calcext:value-type="string">
            <text:p>Issue triage and severity matrix</text:p>
          </table:table-cell>
          <table:table-cell office:value-type="string" calcext:value-type="string">
            <text:p>Prioritise issues using a severity matrix</text:p>
          </table:table-cell>
          <table:table-cell office:value-type="string" calcext:value-type="string">
            <text:p>Test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Unit tests for categorisation; UI tests for matrix interaction. Step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4">
          <table:table-cell office:value-type="string" calcext:value-type="string">
            <text:p>Issue &amp; Bug Tracking</text:p>
          </table:table-cell>
          <table:table-cell office:value-type="string" calcext:value-type="string">
            <text:p>Issue triage and severity matrix</text:p>
          </table:table-cell>
          <table:table-cell office:value-type="string" calcext:value-type="string">
            <text:p>Prioritise issues using a severity matrix</text:p>
          </table:table-cell>
          <table:table-cell office:value-type="string" calcext:value-type="string">
            <text:p>Document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Describe how to use the severity matrix to prioritise issues. Steps: Update documentation to reflect new features. Add code samples and usage examples.</text:p>
          </table:table-cell>
        </table:table-row>
        <table:table-row table:style-name="ro13">
          <table:table-cell office:value-type="string" calcext:value-type="string">
            <text:p>Calendar &amp; Scheduling Integration</text:p>
          </table:table-cell>
          <table:table-cell office:value-type="string" calcext:value-type="string">
            <text:p>Calendar view</text:p>
          </table:table-cell>
          <table:table-cell office:value-type="string" calcext:value-type="string">
            <text:p>View project events on a calendar</text:p>
          </table:table-cell>
          <table:table-cell office:value-type="string" calcext:value-type="string">
            <text:p>Calendar component:</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Integrate an open‑source Java calendar component (e.g., FullCalendar Vaadin add‑on) to render events. <text:s/>Create `CCalendarPage` with filters by project and event type.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3">
          <table:table-cell office:value-type="string" calcext:value-type="string">
            <text:p>Calendar &amp; Scheduling Integration</text:p>
          </table:table-cell>
          <table:table-cell office:value-type="string" calcext:value-type="string">
            <text:p>Calendar view</text:p>
          </table:table-cell>
          <table:table-cell office:value-type="string" calcext:value-type="string">
            <text:p>View project events on a calendar</text:p>
          </table:table-cell>
          <table:table-cell office:value-type="string" calcext:value-type="string">
            <text:p>Event service:</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Implement `CEventService` to aggregate events from various entities (meetings, activities, risks, sprints). <text:s/>Provide transformation to calendar event objects with start/end times and colours. Steps: Create a repository interface extending Spring Data JPA. Implement a service class extending the appropriate base service. Inject dependencies via the constructor (no field injection). Implement CRUD operations and validation logic. Write unit tests for the service methods.</text:p>
          </table:table-cell>
        </table:table-row>
        <table:table-row table:style-name="ro14">
          <table:table-cell office:value-type="string" calcext:value-type="string">
            <text:p>Calendar &amp; Scheduling Integration</text:p>
          </table:table-cell>
          <table:table-cell office:value-type="string" calcext:value-type="string">
            <text:p>Calendar view</text:p>
          </table:table-cell>
          <table:table-cell office:value-type="string" calcext:value-type="string">
            <text:p>View project events on a calendar</text:p>
          </table:table-cell>
          <table:table-cell office:value-type="string" calcext:value-type="string">
            <text:p>External sync:</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Provide an iCal export endpoint for events. <text:s/>Use Spring Boot WebMVC to expose a `/calendar/{userId}.ics` endpoint that generates calendar feeds.</text:p>
          </table:table-cell>
        </table:table-row>
        <table:table-row table:style-name="ro13">
          <table:table-cell office:value-type="string" calcext:value-type="string">
            <text:p>Calendar &amp; Scheduling Integration</text:p>
          </table:table-cell>
          <table:table-cell office:value-type="string" calcext:value-type="string">
            <text:p>Calendar view</text:p>
          </table:table-cell>
          <table:table-cell office:value-type="string" calcext:value-type="string">
            <text:p>View project events on a calendar</text:p>
          </table:table-cell>
          <table:table-cell office:value-type="string" calcext:value-type="string">
            <text:p>Test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Unit tests for event aggregation; UI tests for calendar interaction. Step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3">
          <table:table-cell office:value-type="string" calcext:value-type="string">
            <text:p>Calendar &amp; Scheduling Integration</text:p>
          </table:table-cell>
          <table:table-cell office:value-type="string" calcext:value-type="string">
            <text:p>Calendar view</text:p>
          </table:table-cell>
          <table:table-cell office:value-type="string" calcext:value-type="string">
            <text:p>View project events on a calendar</text:p>
          </table:table-cell>
          <table:table-cell office:value-type="string" calcext:value-type="string">
            <text:p>Documentation:</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Document how to use the calendar view and how to sync with external calendars. Steps: Create a Vaadin page extending the appropriate abstract page. Inject services via the constructor. Bind fields using `Binder` and set up validation. Build responsive layouts and configure grids. Add tests for the UI using Playwright or TestBench. Update documentation to reflect new features. Add code samples and usage examples.</text:p>
          </table:table-cell>
        </table:table-row>
        <table:table-row table:style-name="ro13">
          <table:table-cell office:value-type="string" calcext:value-type="string">
            <text:p>Calendar &amp; Scheduling Integration</text:p>
          </table:table-cell>
          <table:table-cell office:value-type="string" calcext:value-type="string">
            <text:p>Scheduling assistant</text:p>
          </table:table-cell>
          <table:table-cell office:value-type="string" calcext:value-type="string">
            <text:p>Suggest meeting times avoiding conflicts</text:p>
          </table:table-cell>
          <table:table-cell office:value-type="string" calcext:value-type="string">
            <text:p>Availability model:</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Extend `CResource` or `CUser` with working hours and calendar events. <text:s/>Provide a service to compute free time slots for a set of participants. Steps: Create a repository interface extending Spring Data JPA. Implement a service class extending the appropriate base service. Inject dependencies via the constructor (no field injection). Implement CRUD operations and validation logic. Write unit tests for the service methods.</text:p>
          </table:table-cell>
        </table:table-row>
        <table:table-row table:style-name="ro17">
          <table:table-cell office:value-type="string" calcext:value-type="string">
            <text:p>Calendar &amp; Scheduling Integration</text:p>
          </table:table-cell>
          <table:table-cell office:value-type="string" calcext:value-type="string">
            <text:p>Scheduling assistant</text:p>
          </table:table-cell>
          <table:table-cell office:value-type="string" calcext:value-type="string">
            <text:p>Suggest meeting times avoiding conflicts</text:p>
          </table:table-cell>
          <table:table-cell office:value-type="string" calcext:value-type="string">
            <text:p>Suggestion algorithm:</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Implement an algorithm to find common free intervals given participants’ calendars and meeting duration. <text:s/>Factor in time zones (Derbent uses Europe/Istanbul for default timezone) and public holidays.</text:p>
          </table:table-cell>
        </table:table-row>
        <table:table-row table:style-name="ro15">
          <table:table-cell office:value-type="string" calcext:value-type="string">
            <text:p>Calendar &amp; Scheduling Integration</text:p>
          </table:table-cell>
          <table:table-cell office:value-type="string" calcext:value-type="string">
            <text:p>Scheduling assistant</text:p>
          </table:table-cell>
          <table:table-cell office:value-type="string" calcext:value-type="string">
            <text:p>Suggest meeting times avoiding conflicts</text:p>
          </table:table-cell>
          <table:table-cell office:value-type="string" calcext:value-type="string">
            <text:p>UI integration:</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Modify meeting creation form to display suggested times and highlight conflicts. <text:s/>Provide a button to auto‑select the first available slot.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3">
          <table:table-cell office:value-type="string" calcext:value-type="string">
            <text:p>Calendar &amp; Scheduling Integration</text:p>
          </table:table-cell>
          <table:table-cell office:value-type="string" calcext:value-type="string">
            <text:p>Scheduling assistant</text:p>
          </table:table-cell>
          <table:table-cell office:value-type="string" calcext:value-type="string">
            <text:p>Suggest meeting times avoiding conflicts</text:p>
          </table:table-cell>
          <table:table-cell office:value-type="string" calcext:value-type="string">
            <text:p>Test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Unit tests for the scheduling algorithm; UI tests for suggestions and warnings. Step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4">
          <table:table-cell office:value-type="string" calcext:value-type="string">
            <text:p>Calendar &amp; Scheduling Integration</text:p>
          </table:table-cell>
          <table:table-cell office:value-type="string" calcext:value-type="string">
            <text:p>Scheduling assistant</text:p>
          </table:table-cell>
          <table:table-cell office:value-type="string" calcext:value-type="string">
            <text:p>Suggest meeting times avoiding conflicts</text:p>
          </table:table-cell>
          <table:table-cell office:value-type="string" calcext:value-type="string">
            <text:p>Document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Explain how the scheduling assistant works and its limitations. Steps: Update documentation to reflect new features. Add code samples and usage examples.</text:p>
          </table:table-cell>
        </table:table-row>
        <table:table-row table:style-name="ro13">
          <table:table-cell office:value-type="string" calcext:value-type="string">
            <text:p>Permissions &amp; Role Management UI</text:p>
          </table:table-cell>
          <table:table-cell office:value-type="string" calcext:value-type="string">
            <text:p>Role &amp; permission administration</text:p>
          </table:table-cell>
          <table:table-cell office:value-type="string" calcext:value-type="string">
            <text:p>Manage roles and permissions</text:p>
          </table:table-cell>
          <table:table-cell office:value-type="string" calcext:value-type="string">
            <text:p>Entities &amp; service:</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Create `CRole` and `CUserRole` entities, and `CRoleService` and `CUserRoleService` for CRUD operations. <text:s/>Fetch available permissions dynamically from Spring Security configuration or a configuration file. Steps: Create a repository interface extending Spring Data JPA. Implement a service class extending the appropriate base service. Inject dependencies via the constructor (no field injection). Implement CRUD operations and validation logic. Write unit tests for the service methods.</text:p>
          </table:table-cell>
        </table:table-row>
        <table:table-row table:style-name="ro13">
          <table:table-cell office:value-type="string" calcext:value-type="string">
            <text:p>Permissions &amp; Role Management UI</text:p>
          </table:table-cell>
          <table:table-cell office:value-type="string" calcext:value-type="string">
            <text:p>Role &amp; permission administration</text:p>
          </table:table-cell>
          <table:table-cell office:value-type="string" calcext:value-type="string">
            <text:p>Manage roles and permissions</text:p>
          </table:table-cell>
          <table:table-cell office:value-type="string" calcext:value-type="string">
            <text:p>UI page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Build `CRoleManagementPage` for roles and `CUserManagementPage` for user‑role assignments. <text:s/>Use checkboxes or dual‑list selectors for permission assignment.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4">
          <table:table-cell office:value-type="string" calcext:value-type="string">
            <text:p>Permissions &amp; Role Management UI</text:p>
          </table:table-cell>
          <table:table-cell office:value-type="string" calcext:value-type="string">
            <text:p>Role &amp; permission administration</text:p>
          </table:table-cell>
          <table:table-cell office:value-type="string" calcext:value-type="string">
            <text:p>Manage roles and permissions</text:p>
          </table:table-cell>
          <table:table-cell office:value-type="string" calcext:value-type="string">
            <text:p>Integr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Update login and access control mechanisms to evaluate permissions defined in the database. <text:s/>Migrate existing hard‑coded roles to database entries.</text:p>
          </table:table-cell>
        </table:table-row>
        <table:table-row table:style-name="ro13">
          <table:table-cell office:value-type="string" calcext:value-type="string">
            <text:p>Permissions &amp; Role Management UI</text:p>
          </table:table-cell>
          <table:table-cell office:value-type="string" calcext:value-type="string">
            <text:p>Role &amp; permission administration</text:p>
          </table:table-cell>
          <table:table-cell office:value-type="string" calcext:value-type="string">
            <text:p>Manage roles and permissions</text:p>
          </table:table-cell>
          <table:table-cell office:value-type="string" calcext:value-type="string">
            <text:p>Test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Unit tests for role creation and permission enforcement; UI tests for management pages. Step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4">
          <table:table-cell office:value-type="string" calcext:value-type="string">
            <text:p>Permissions &amp; Role Management UI</text:p>
          </table:table-cell>
          <table:table-cell office:value-type="string" calcext:value-type="string">
            <text:p>Role &amp; permission administration</text:p>
          </table:table-cell>
          <table:table-cell office:value-type="string" calcext:value-type="string">
            <text:p>Manage roles and permissions</text:p>
          </table:table-cell>
          <table:table-cell office:value-type="string" calcext:value-type="string">
            <text:p>Document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Provide instructions for administrators on configuring roles and assigning permissions. Steps: Update documentation to reflect new features. Add code samples and usage examples.</text:p>
          </table:table-cell>
        </table:table-row>
        <table:table-row table:style-name="ro13">
          <table:table-cell office:value-type="string" calcext:value-type="string">
            <text:p>Client Portal &amp; Stakeholder Collaboration</text:p>
          </table:table-cell>
          <table:table-cell office:value-type="string" calcext:value-type="string">
            <text:p>Client accounts &amp; permissions</text:p>
          </table:table-cell>
          <table:table-cell office:value-type="string" calcext:value-type="string">
            <text:p>Create and manage client accounts</text:p>
          </table:table-cell>
          <table:table-cell office:value-type="string" calcext:value-type="string">
            <text:p>Entities &amp; service:</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Define `CClient`, `CClientProjectAssignment` and `CClientRole` entities. <text:s/>Create `CClientService` for managing clients and assignments. Steps: Create a repository interface extending Spring Data JPA. Implement a service class extending the appropriate base service. Inject dependencies via the constructor (no field injection). Implement CRUD operations and validation logic. Write unit tests for the service methods.</text:p>
          </table:table-cell>
        </table:table-row>
        <table:table-row table:style-name="ro15">
          <table:table-cell office:value-type="string" calcext:value-type="string">
            <text:p>Client Portal &amp; Stakeholder Collaboration</text:p>
          </table:table-cell>
          <table:table-cell office:value-type="string" calcext:value-type="string">
            <text:p>Client accounts &amp; permissions</text:p>
          </table:table-cell>
          <table:table-cell office:value-type="string" calcext:value-type="string">
            <text:p>Create and manage client accounts</text:p>
          </table:table-cell>
          <table:table-cell office:value-type="string" calcext:value-type="string">
            <text:p>Security integration:</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Extend Spring Security configuration to support client login and map roles to authorities. <text:s/>Separate client login pages from internal user login.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3">
          <table:table-cell office:value-type="string" calcext:value-type="string">
            <text:p>Client Portal &amp; Stakeholder Collaboration</text:p>
          </table:table-cell>
          <table:table-cell office:value-type="string" calcext:value-type="string">
            <text:p>Client accounts &amp; permissions</text:p>
          </table:table-cell>
          <table:table-cell office:value-type="string" calcext:value-type="string">
            <text:p>Create and manage client accounts</text:p>
          </table:table-cell>
          <table:table-cell office:value-type="string" calcext:value-type="string">
            <text:p>UI:</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Build `CClientPortal` with limited dashboards (project status, risk summary, issue creation form). <text:s/>Provide a responsive design that emphasises simplicity for client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8">
          <table:table-cell office:value-type="string" calcext:value-type="string">
            <text:p>Client Portal &amp; Stakeholder Collaboration</text:p>
          </table:table-cell>
          <table:table-cell office:value-type="string" calcext:value-type="string">
            <text:p>Client accounts &amp; permissions</text:p>
          </table:table-cell>
          <table:table-cell office:value-type="string" calcext:value-type="string">
            <text:p>Create and manage client accounts</text:p>
          </table:table-cell>
          <table:table-cell office:value-type="string" calcext:value-type="string">
            <text:p>Audit:</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Implement logging of client actions for compliance.</text:p>
          </table:table-cell>
        </table:table-row>
        <table:table-row table:style-name="ro13">
          <table:table-cell office:value-type="string" calcext:value-type="string">
            <text:p>Client Portal &amp; Stakeholder Collaboration</text:p>
          </table:table-cell>
          <table:table-cell office:value-type="string" calcext:value-type="string">
            <text:p>Client accounts &amp; permissions</text:p>
          </table:table-cell>
          <table:table-cell office:value-type="string" calcext:value-type="string">
            <text:p>Create and manage client accounts</text:p>
          </table:table-cell>
          <table:table-cell office:value-type="string" calcext:value-type="string">
            <text:p>Test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Unit tests for access control; UI tests for client portal. Step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4">
          <table:table-cell office:value-type="string" calcext:value-type="string">
            <text:p>Client Portal &amp; Stakeholder Collaboration</text:p>
          </table:table-cell>
          <table:table-cell office:value-type="string" calcext:value-type="string">
            <text:p>Client accounts &amp; permissions</text:p>
          </table:table-cell>
          <table:table-cell office:value-type="string" calcext:value-type="string">
            <text:p>Create and manage client accounts</text:p>
          </table:table-cell>
          <table:table-cell office:value-type="string" calcext:value-type="string">
            <text:p>Document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Document how to create client accounts and configure portal access. Steps: Update documentation to reflect new features. Add code samples and usage examples.</text:p>
          </table:table-cell>
        </table:table-row>
        <table:table-row table:style-name="ro13">
          <table:table-cell office:value-type="string" calcext:value-type="string">
            <text:p>Client Portal &amp; Stakeholder Collaboration</text:p>
          </table:table-cell>
          <table:table-cell office:value-type="string" calcext:value-type="string">
            <text:p>Collaborative feedback and approvals</text:p>
          </table:table-cell>
          <table:table-cell office:value-type="string" calcext:value-type="string">
            <text:p>Collect client feedback and approvals</text:p>
          </table:table-cell>
          <table:table-cell office:value-type="string" calcext:value-type="string">
            <text:p>Feedback entity:</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Create `CClientFeedback` and `CDeliverableApproval` entities with fields for feedback text, rating, approval status, timestamps and relations to sprints/activities. Steps: Identify necessary fields and their data types. Select the correct base class (e.g., `CEntity`, `CEntityOfProject`). Add fields with `@AMetaData` annotations. Create default and parameterized constructors. Update Liquibase or Flyway migration scripts. Write unit tests to validate the entity.</text:p>
          </table:table-cell>
        </table:table-row>
        <table:table-row table:style-name="ro15">
          <table:table-cell office:value-type="string" calcext:value-type="string">
            <text:p>Client Portal &amp; Stakeholder Collaboration</text:p>
          </table:table-cell>
          <table:table-cell office:value-type="string" calcext:value-type="string">
            <text:p>Collaborative feedback and approvals</text:p>
          </table:table-cell>
          <table:table-cell office:value-type="string" calcext:value-type="string">
            <text:p>Collect client feedback and approvals</text:p>
          </table:table-cell>
          <table:table-cell office:value-type="string" calcext:value-type="string">
            <text:p>Service layer:</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Implement `CClientFeedbackService` and `CDeliverableApprovalService` for CRUD and workflow operations. Steps: Create a repository interface extending Spring Data JPA. Implement a service class extending the appropriate base service. Inject dependencies via the constructor (no field injection). Implement CRUD operations and validation logic. Write unit tests for the service methods.</text:p>
          </table:table-cell>
        </table:table-row>
        <table:table-row table:style-name="ro13">
          <table:table-cell office:value-type="string" calcext:value-type="string">
            <text:p>Client Portal &amp; Stakeholder Collaboration</text:p>
          </table:table-cell>
          <table:table-cell office:value-type="string" calcext:value-type="string">
            <text:p>Collaborative feedback and approvals</text:p>
          </table:table-cell>
          <table:table-cell office:value-type="string" calcext:value-type="string">
            <text:p>Collect client feedback and approvals</text:p>
          </table:table-cell>
          <table:table-cell office:value-type="string" calcext:value-type="string">
            <text:p>UI:</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Add feedback forms and approval buttons to the client portal. <text:s/>For internal users, display client feedback and approval status on sprint and activity page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8">
          <table:table-cell office:value-type="string" calcext:value-type="string">
            <text:p>Client Portal &amp; Stakeholder Collaboration</text:p>
          </table:table-cell>
          <table:table-cell office:value-type="string" calcext:value-type="string">
            <text:p>Collaborative feedback and approvals</text:p>
          </table:table-cell>
          <table:table-cell office:value-type="string" calcext:value-type="string">
            <text:p>Collect client feedback and approvals</text:p>
          </table:table-cell>
          <table:table-cell office:value-type="string" calcext:value-type="string">
            <text:p>Integr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Use the notification system to inform internal users when feedback or approvals are submitted.</text:p>
          </table:table-cell>
        </table:table-row>
        <table:table-row table:style-name="ro13">
          <table:table-cell office:value-type="string" calcext:value-type="string">
            <text:p>Client Portal &amp; Stakeholder Collaboration</text:p>
          </table:table-cell>
          <table:table-cell office:value-type="string" calcext:value-type="string">
            <text:p>Collaborative feedback and approvals</text:p>
          </table:table-cell>
          <table:table-cell office:value-type="string" calcext:value-type="string">
            <text:p>Collect client feedback and approvals</text:p>
          </table:table-cell>
          <table:table-cell office:value-type="string" calcext:value-type="string">
            <text:p>Test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Unit tests for approval logic; UI tests for feedback submission and display. Step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3">
          <table:table-cell office:value-type="string" calcext:value-type="string">
            <text:p>Client Portal &amp; Stakeholder Collaboration</text:p>
          </table:table-cell>
          <table:table-cell office:value-type="string" calcext:value-type="string">
            <text:p>Collaborative feedback and approvals</text:p>
          </table:table-cell>
          <table:table-cell office:value-type="string" calcext:value-type="string">
            <text:p>Collect client feedback and approvals</text:p>
          </table:table-cell>
          <table:table-cell office:value-type="string" calcext:value-type="string">
            <text:p>Documentation:</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Provide guidelines for clients on giving feedback and approving deliverables. Steps: Create a Vaadin page extending the appropriate abstract page. Inject services via the constructor. Bind fields using `Binder` and set up validation. Build responsive layouts and configure grids. Add tests for the UI using Playwright or TestBench. Update documentation to reflect new features. Add code samples and usage examples.</text:p>
          </table:table-cell>
        </table:table-row>
        <table:table-row table:style-name="ro8">
          <table:table-cell office:value-type="string" calcext:value-type="string">
            <text:p>AI &amp; Automation</text:p>
          </table:table-cell>
          <table:table-cell office:value-type="string" calcext:value-type="string">
            <text:p>Intelligent recommendations</text:p>
          </table:table-cell>
          <table:table-cell office:value-type="string" calcext:value-type="string">
            <text:p>Suggest backlog priorities</text:p>
          </table:table-cell>
          <table:table-cell office:value-type="string" calcext:value-type="string">
            <text:p>Data model:</text:p>
          </table:table-cell>
          <table:table-cell office:value-type="string" calcext:value-type="string">
            <text:p>Todo</text:p>
          </table:table-cell>
          <table:table-cell office:value-type="float" office:value="3" calcext:value-type="float">
            <text:p>3</text:p>
          </table:table-cell>
          <table:table-cell table:style-name="ce3" office:value-type="string" calcext:value-type="string">
            <text:p>Add `businessImpact` field to backlog items. <text:s/>Create a `CRecommendationService` that calculates an estimated complexity score based on past data and uses a weighted formula to suggest priority. Steps: Identify necessary fields and their data types. Select the correct base class (e.g., `CEntity`, `CEntityOfProject`). Add fields with `@AMetaData` annotations. Create default and parameterized constructors. Update Liquibase or Flyway migration scripts. Write unit tests to validate the entity. Create a repository interface extending Spring Data JPA. Implement a service class extending the appropriate base service. Inject dependencies via the constructor (no field injection). Implement CRUD operations and validation logic. Write unit tests for the service methods.</text:p>
          </table:table-cell>
        </table:table-row>
        <table:table-row table:style-name="ro16">
          <table:table-cell office:value-type="string" calcext:value-type="string">
            <text:p>AI &amp; Automation</text:p>
          </table:table-cell>
          <table:table-cell office:value-type="string" calcext:value-type="string">
            <text:p>Intelligent recommendations</text:p>
          </table:table-cell>
          <table:table-cell office:value-type="string" calcext:value-type="string">
            <text:p>Suggest backlog priorities</text:p>
          </table:table-cell>
          <table:table-cell office:value-type="string" calcext:value-type="string">
            <text:p>UI:</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In `CBacklogBoardPage`, display recommended priority next to the editable priority field. <text:s/>Provide an “Apply Suggestion” button. Steps: Identify necessary fields and their data types. Select the correct base class (e.g., `CEntity`, `CEntityOfProject`). Add fields with `@AMetaData` annotations. Create default and parameterized constructors. Update Liquibase or Flyway migration scripts. Write unit tests to validate the entity.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4">
          <table:table-cell office:value-type="string" calcext:value-type="string">
            <text:p>AI &amp; Automation</text:p>
          </table:table-cell>
          <table:table-cell office:value-type="string" calcext:value-type="string">
            <text:p>Intelligent recommendations</text:p>
          </table:table-cell>
          <table:table-cell office:value-type="string" calcext:value-type="string">
            <text:p>Suggest backlog priorities</text:p>
          </table:table-cell>
          <table:table-cell office:value-type="string" calcext:value-type="string">
            <text:p>Algorithm:</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Implement an initial heuristic using linear regression or simpler analytics. <text:s/>Over time, integrate a machine‑learning model trained on historical Derbent data.</text:p>
          </table:table-cell>
        </table:table-row>
        <table:table-row table:style-name="ro13">
          <table:table-cell office:value-type="string" calcext:value-type="string">
            <text:p>AI &amp; Automation</text:p>
          </table:table-cell>
          <table:table-cell office:value-type="string" calcext:value-type="string">
            <text:p>Intelligent recommendations</text:p>
          </table:table-cell>
          <table:table-cell office:value-type="string" calcext:value-type="string">
            <text:p>Suggest backlog priorities</text:p>
          </table:table-cell>
          <table:table-cell office:value-type="string" calcext:value-type="string">
            <text:p>Test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Unit tests for recommendation calculations; UI tests for suggestion display. Step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4">
          <table:table-cell office:value-type="string" calcext:value-type="string">
            <text:p>AI &amp; Automation</text:p>
          </table:table-cell>
          <table:table-cell office:value-type="string" calcext:value-type="string">
            <text:p>Intelligent recommendations</text:p>
          </table:table-cell>
          <table:table-cell office:value-type="string" calcext:value-type="string">
            <text:p>Suggest backlog priorities</text:p>
          </table:table-cell>
          <table:table-cell office:value-type="string" calcext:value-type="string">
            <text:p>Document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Document how recommendations are calculated and how to accept or override them. Steps: Update documentation to reflect new features. Add code samples and usage examples.</text:p>
          </table:table-cell>
        </table:table-row>
        <table:table-row table:style-name="ro13">
          <table:table-cell office:value-type="string" calcext:value-type="string">
            <text:p>AI &amp; Automation</text:p>
          </table:table-cell>
          <table:table-cell office:value-type="string" calcext:value-type="string">
            <text:p>Natural language summaries and insights</text:p>
          </table:table-cell>
          <table:table-cell office:value-type="string" calcext:value-type="string">
            <text:p>Summarise meeting minutes and discussions</text:p>
          </table:table-cell>
          <table:table-cell office:value-type="string" calcext:value-type="string">
            <text:p>NLP integration:</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Integrate an external AI service (OpenAI, HuggingFace, etc.) via API. <text:s/>Provide a wrapper service `CAISummaryService` that sends meeting notes or comments and receives summaries. Steps: Create a repository interface extending Spring Data JPA. Implement a service class extending the appropriate base service. Inject dependencies via the constructor (no field injection). Implement CRUD operations and validation logic. Write unit tests for the service methods.</text:p>
          </table:table-cell>
        </table:table-row>
        <table:table-row table:style-name="ro16">
          <table:table-cell office:value-type="string" calcext:value-type="string">
            <text:p>AI &amp; Automation</text:p>
          </table:table-cell>
          <table:table-cell office:value-type="string" calcext:value-type="string">
            <text:p>Natural language summaries and insights</text:p>
          </table:table-cell>
          <table:table-cell office:value-type="string" calcext:value-type="string">
            <text:p>Summarise meeting minutes and discussions</text:p>
          </table:table-cell>
          <table:table-cell office:value-type="string" calcext:value-type="string">
            <text:p>UI integration:</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Add a “Generate Summary” button to meeting pages and comment threads. <text:s/>Display the generated summary in a read‑only field with an edit option. Steps: Identify necessary fields and their data types. Select the correct base class (e.g., `CEntity`, `CEntityOfProject`). Add fields with `@AMetaData` annotations. Create default and parameterized constructors. Update Liquibase or Flyway migration scripts. Write unit tests to validate the entity.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4">
          <table:table-cell office:value-type="string" calcext:value-type="string">
            <text:p>AI &amp; Automation</text:p>
          </table:table-cell>
          <table:table-cell office:value-type="string" calcext:value-type="string">
            <text:p>Natural language summaries and insights</text:p>
          </table:table-cell>
          <table:table-cell office:value-type="string" calcext:value-type="string">
            <text:p>Summarise meeting minutes and discussions</text:p>
          </table:table-cell>
          <table:table-cell office:value-type="string" calcext:value-type="string">
            <text:p>Security:</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Ensure sensitive data is anonymised or processed securely. <text:s/>Provide configuration to enable or disable AI summarisation.</text:p>
          </table:table-cell>
        </table:table-row>
        <table:table-row table:style-name="ro13">
          <table:table-cell office:value-type="string" calcext:value-type="string">
            <text:p>AI &amp; Automation</text:p>
          </table:table-cell>
          <table:table-cell office:value-type="string" calcext:value-type="string">
            <text:p>Natural language summaries and insights</text:p>
          </table:table-cell>
          <table:table-cell office:value-type="string" calcext:value-type="string">
            <text:p>Summarise meeting minutes and discussions</text:p>
          </table:table-cell>
          <table:table-cell office:value-type="string" calcext:value-type="string">
            <text:p>Test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Write integration tests with mocked AI responses; UI tests for summarisation features. Step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4">
          <table:table-cell office:value-type="string" calcext:value-type="string">
            <text:p>AI &amp; Automation</text:p>
          </table:table-cell>
          <table:table-cell office:value-type="string" calcext:value-type="string">
            <text:p>Natural language summaries and insights</text:p>
          </table:table-cell>
          <table:table-cell office:value-type="string" calcext:value-type="string">
            <text:p>Summarise meeting minutes and discussions</text:p>
          </table:table-cell>
          <table:table-cell office:value-type="string" calcext:value-type="string">
            <text:p>Document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Explain how summarisation works and privacy considerations. Steps: Update documentation to reflect new features. Add code samples and usage examples.</text:p>
          </table:table-cell>
        </table:table-row>
        <table:table-row table:style-name="ro18">
          <table:table-cell office:value-type="string" calcext:value-type="string">
            <text:p>AI &amp; Automation</text:p>
          </table:table-cell>
          <table:table-cell office:value-type="string" calcext:value-type="string">
            <text:p>Predictive analytics</text:p>
          </table:table-cell>
          <table:table-cell office:value-type="string" calcext:value-type="string">
            <text:p>Forecast project completion and risk</text:p>
          </table:table-cell>
          <table:table-cell office:value-type="string" calcext:value-type="string">
            <text:p>Data prepar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Collect historical progress data from completed sprints, timesheets and activities.</text:p>
          </table:table-cell>
        </table:table-row>
        <table:table-row table:style-name="ro13">
          <table:table-cell office:value-type="string" calcext:value-type="string">
            <text:p>AI &amp; Automation</text:p>
          </table:table-cell>
          <table:table-cell office:value-type="string" calcext:value-type="string">
            <text:p>Predictive analytics</text:p>
          </table:table-cell>
          <table:table-cell office:value-type="string" calcext:value-type="string">
            <text:p>Forecast project completion and risk</text:p>
          </table:table-cell>
          <table:table-cell office:value-type="string" calcext:value-type="string">
            <text:p>Model:</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Start with simple trend‑based forecasting (e.g., linear extrapolation) and gradually integrate machine‑learning models (e.g., time‑series forecasting). <text:s/>Implement in `CPredictiveAnalyticsService`. Steps: Create a repository interface extending Spring Data JPA. Implement a service class extending the appropriate base service. Inject dependencies via the constructor (no field injection). Implement CRUD operations and validation logic. Write unit tests for the service methods.</text:p>
          </table:table-cell>
        </table:table-row>
        <table:table-row table:style-name="ro16">
          <table:table-cell office:value-type="string" calcext:value-type="string">
            <text:p>AI &amp; Automation</text:p>
          </table:table-cell>
          <table:table-cell office:value-type="string" calcext:value-type="string">
            <text:p>Predictive analytics</text:p>
          </table:table-cell>
          <table:table-cell office:value-type="string" calcext:value-type="string">
            <text:p>Forecast project completion and risk</text:p>
          </table:table-cell>
          <table:table-cell office:value-type="string" calcext:value-type="string">
            <text:p>Risk detection:</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Extend `CActivityService` to calculate variance and risk flags. <text:s/>Add a new view `CAtRiskActivitiesPage` listing items with high variance or overdue status. Steps: Create a repository interface extending Spring Data JPA. Implement a service class extending the appropriate base service. Inject dependencies via the constructor (no field injection). Implement CRUD operations and validation logic. Write unit tests for the service method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8">
          <table:table-cell office:value-type="string" calcext:value-type="string">
            <text:p>AI &amp; Automation</text:p>
          </table:table-cell>
          <table:table-cell office:value-type="string" calcext:value-type="string">
            <text:p>Predictive analytics</text:p>
          </table:table-cell>
          <table:table-cell office:value-type="string" calcext:value-type="string">
            <text:p>Forecast project completion and risk</text:p>
          </table:table-cell>
          <table:table-cell office:value-type="string" calcext:value-type="string">
            <text:p>Dashboards:</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Display forecast completion dates and risk flags on project and sprint dashboards.</text:p>
          </table:table-cell>
        </table:table-row>
        <table:table-row table:style-name="ro13">
          <table:table-cell office:value-type="string" calcext:value-type="string">
            <text:p>AI &amp; Automation</text:p>
          </table:table-cell>
          <table:table-cell office:value-type="string" calcext:value-type="string">
            <text:p>Predictive analytics</text:p>
          </table:table-cell>
          <table:table-cell office:value-type="string" calcext:value-type="string">
            <text:p>Forecast project completion and risk</text:p>
          </table:table-cell>
          <table:table-cell office:value-type="string" calcext:value-type="string">
            <text:p>Test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Unit tests for forecasting algorithms; UI tests for risk flagging. Step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4">
          <table:table-cell office:value-type="string" calcext:value-type="string">
            <text:p>AI &amp; Automation</text:p>
          </table:table-cell>
          <table:table-cell office:value-type="string" calcext:value-type="string">
            <text:p>Predictive analytics</text:p>
          </table:table-cell>
          <table:table-cell office:value-type="string" calcext:value-type="string">
            <text:p>Forecast project completion and risk</text:p>
          </table:table-cell>
          <table:table-cell office:value-type="string" calcext:value-type="string">
            <text:p>Document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Document the predictive analytics features and their limitations. Steps: Update documentation to reflect new features. Add code samples and usage examples.</text:p>
          </table:table-cell>
        </table:table-row>
        <table:table-row table:style-name="ro2">
          <table:table-cell office:value-type="string" calcext:value-type="string">
            <text:p>Notifications &amp; Integrations</text:p>
          </table:table-cell>
          <table:table-cell office:value-type="string" calcext:value-type="string">
            <text:p>In‑app and email notifications</text:p>
          </table:table-cell>
          <table:table-cell office:value-type="string" calcext:value-type="string">
            <text:p>Receive updates on relevant events</text:p>
          </table:table-cell>
          <table:table-cell office:value-type="string" calcext:value-type="string">
            <text:p>Notification infrastructure:</text:p>
          </table:table-cell>
          <table:table-cell office:value-type="string" calcext:value-type="string">
            <text:p>Todo</text:p>
          </table:table-cell>
          <table:table-cell office:value-type="float" office:value="3" calcext:value-type="float">
            <text:p>3</text:p>
          </table:table-cell>
          <table:table-cell table:style-name="ce3" office:value-type="string" calcext:value-type="string">
            <text:p>Build a publish–subscribe system (`CNotificationService`) where modules emit events and subscribers receive notifications. <text:s/>Provide a `CNotificationPreference` entity to store user preferences. Steps: Identify necessary fields and their data types. Select the correct base class (e.g., `CEntity`, `CEntityOfProject`). Add fields with `@AMetaData` annotations. Create default and parameterized constructors. Update Liquibase or Flyway migration scripts. Write unit tests to validate the entity. Create a repository interface extending Spring Data JPA. Implement a service class extending the appropriate base service. Inject dependencies via the constructor (no field injection). Implement CRUD operations and validation logic. Write unit tests for the service method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4">
          <table:table-cell office:value-type="string" calcext:value-type="string">
            <text:p>Notifications &amp; Integrations</text:p>
          </table:table-cell>
          <table:table-cell office:value-type="string" calcext:value-type="string">
            <text:p>In‑app and email notifications</text:p>
          </table:table-cell>
          <table:table-cell office:value-type="string" calcext:value-type="string">
            <text:p>Receive updates on relevant events</text:p>
          </table:table-cell>
          <table:table-cell office:value-type="string" calcext:value-type="string">
            <text:p>Delivery channels:</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Implement email sending via Spring Mail and in‑app notifications via a Vaadin `CNotificationCenter` component. <text:s/>Provide templates for each notification type.</text:p>
          </table:table-cell>
        </table:table-row>
        <table:table-row table:style-name="ro15">
          <table:table-cell office:value-type="string" calcext:value-type="string">
            <text:p>Notifications &amp; Integrations</text:p>
          </table:table-cell>
          <table:table-cell office:value-type="string" calcext:value-type="string">
            <text:p>In‑app and email notifications</text:p>
          </table:table-cell>
          <table:table-cell office:value-type="string" calcext:value-type="string">
            <text:p>Receive updates on relevant events</text:p>
          </table:table-cell>
          <table:table-cell office:value-type="string" calcext:value-type="string">
            <text:p>Preferences UI:</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Create `CNotificationSettingsPage` where users can manage their preference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3">
          <table:table-cell office:value-type="string" calcext:value-type="string">
            <text:p>Notifications &amp; Integrations</text:p>
          </table:table-cell>
          <table:table-cell office:value-type="string" calcext:value-type="string">
            <text:p>In‑app and email notifications</text:p>
          </table:table-cell>
          <table:table-cell office:value-type="string" calcext:value-type="string">
            <text:p>Receive updates on relevant events</text:p>
          </table:table-cell>
          <table:table-cell office:value-type="string" calcext:value-type="string">
            <text:p>Test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Unit tests for event publishing and preference filtering; UI tests for notification centre. Step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4">
          <table:table-cell office:value-type="string" calcext:value-type="string">
            <text:p>Notifications &amp; Integrations</text:p>
          </table:table-cell>
          <table:table-cell office:value-type="string" calcext:value-type="string">
            <text:p>In‑app and email notifications</text:p>
          </table:table-cell>
          <table:table-cell office:value-type="string" calcext:value-type="string">
            <text:p>Receive updates on relevant events</text:p>
          </table:table-cell>
          <table:table-cell office:value-type="string" calcext:value-type="string">
            <text:p>Document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Document how to manage notification preferences. Steps: Update documentation to reflect new features. Add code samples and usage examples.</text:p>
          </table:table-cell>
        </table:table-row>
        <table:table-row table:style-name="ro15">
          <table:table-cell office:value-type="string" calcext:value-type="string">
            <text:p>Notifications &amp; Integrations</text:p>
          </table:table-cell>
          <table:table-cell office:value-type="string" calcext:value-type="string">
            <text:p>External integrations (email, Slack, Git)**</text:p>
          </table:table-cell>
          <table:table-cell office:value-type="string" calcext:value-type="string">
            <text:p>Integrate with Slack for real‑time updates</text:p>
          </table:table-cell>
          <table:table-cell office:value-type="string" calcext:value-type="string">
            <text:p>Slack integration:</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Create a module to send messages to configured Slack webhooks. <text:s/>Provide configuration UI in the admin setting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5">
          <table:table-cell office:value-type="string" calcext:value-type="string">
            <text:p>Notifications &amp; Integrations</text:p>
          </table:table-cell>
          <table:table-cell office:value-type="string" calcext:value-type="string">
            <text:p>External integrations (email, Slack, Git)**</text:p>
          </table:table-cell>
          <table:table-cell office:value-type="string" calcext:value-type="string">
            <text:p>Integrate with Slack for real‑time updates</text:p>
          </table:table-cell>
          <table:table-cell office:value-type="string" calcext:value-type="string">
            <text:p>Event mapping:</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Extend `CNotificationService` to send Slack notifications based on event type and project settings. Steps: Create a repository interface extending Spring Data JPA. Implement a service class extending the appropriate base service. Inject dependencies via the constructor (no field injection). Implement CRUD operations and validation logic. Write unit tests for the service methods.</text:p>
          </table:table-cell>
        </table:table-row>
        <table:table-row table:style-name="ro18">
          <table:table-cell office:value-type="string" calcext:value-type="string">
            <text:p>Notifications &amp; Integrations</text:p>
          </table:table-cell>
          <table:table-cell office:value-type="string" calcext:value-type="string">
            <text:p>External integrations (email, Slack, Git)**</text:p>
          </table:table-cell>
          <table:table-cell office:value-type="string" calcext:value-type="string">
            <text:p>Integrate with Slack for real‑time updates</text:p>
          </table:table-cell>
          <table:table-cell office:value-type="string" calcext:value-type="string">
            <text:p>Error handling:</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Implement retry logic and error logging. <text:s/>Notify administrators if messages fail.</text:p>
          </table:table-cell>
        </table:table-row>
        <table:table-row table:style-name="ro13">
          <table:table-cell office:value-type="string" calcext:value-type="string">
            <text:p>Notifications &amp; Integrations</text:p>
          </table:table-cell>
          <table:table-cell office:value-type="string" calcext:value-type="string">
            <text:p>External integrations (email, Slack, Git)**</text:p>
          </table:table-cell>
          <table:table-cell office:value-type="string" calcext:value-type="string">
            <text:p>Integrate with Slack for real‑time updates</text:p>
          </table:table-cell>
          <table:table-cell office:value-type="string" calcext:value-type="string">
            <text:p>Test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Integration tests with Slack (using a mock server); UI tests for configuration. Step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4">
          <table:table-cell office:value-type="string" calcext:value-type="string">
            <text:p>Notifications &amp; Integrations</text:p>
          </table:table-cell>
          <table:table-cell office:value-type="string" calcext:value-type="string">
            <text:p>External integrations (email, Slack, Git)**</text:p>
          </table:table-cell>
          <table:table-cell office:value-type="string" calcext:value-type="string">
            <text:p>Integrate with Slack for real‑time updates</text:p>
          </table:table-cell>
          <table:table-cell office:value-type="string" calcext:value-type="string">
            <text:p>Document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Document how to configure Slack integration. Steps: Update documentation to reflect new features. Add code samples and usage examples.</text:p>
          </table:table-cell>
        </table:table-row>
        <table:table-row table:style-name="ro18">
          <table:table-cell office:value-type="string" calcext:value-type="string">
            <text:p>Quality Assurance &amp; Testing Automation</text:p>
          </table:table-cell>
          <table:table-cell office:value-type="string" calcext:value-type="string">
            <text:p>End‑to‑end test suite</text:p>
          </table:table-cell>
          <table:table-cell office:value-type="string" calcext:value-type="string">
            <text:p>Automated tests for core workflows</text:p>
          </table:table-cell>
          <table:table-cell office:value-type="string" calcext:value-type="string">
            <text:p>Test scenarios:</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Identify core workflows and write Playwright test scripts for each. <text:s/>Store scripts in the `/test` directory.</text:p>
          </table:table-cell>
        </table:table-row>
        <table:table-row table:style-name="ro17">
          <table:table-cell office:value-type="string" calcext:value-type="string">
            <text:p>Quality Assurance &amp; Testing Automation</text:p>
          </table:table-cell>
          <table:table-cell office:value-type="string" calcext:value-type="string">
            <text:p>End‑to‑end test suite</text:p>
          </table:table-cell>
          <table:table-cell office:value-type="string" calcext:value-type="string">
            <text:p>Automated tests for core workflows</text:p>
          </table:table-cell>
          <table:table-cell office:value-type="string" calcext:value-type="string">
            <text:p>CI integr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Integrate tests into the CI pipeline. <text:s/>Provide GitHub Action or similar configuration to run tests on every pull request. Steps: Write unit tests covering edge cases and logic. Add integration tests for data flow. Implement UI tests where applicable.</text:p>
          </table:table-cell>
        </table:table-row>
        <table:table-row table:style-name="ro15">
          <table:table-cell office:value-type="string" calcext:value-type="string">
            <text:p>Quality Assurance &amp; Testing Automation</text:p>
          </table:table-cell>
          <table:table-cell office:value-type="string" calcext:value-type="string">
            <text:p>End‑to‑end test suite</text:p>
          </table:table-cell>
          <table:table-cell office:value-type="string" calcext:value-type="string">
            <text:p>Automated tests for core workflows</text:p>
          </table:table-cell>
          <table:table-cell office:value-type="string" calcext:value-type="string">
            <text:p>Reporting:</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Use Allure or a similar framework to generate test reports. <text:s/>Publish results as build artefact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3">
          <table:table-cell office:value-type="string" calcext:value-type="string">
            <text:p>Quality Assurance &amp; Testing Automation</text:p>
          </table:table-cell>
          <table:table-cell office:value-type="string" calcext:value-type="string">
            <text:p>End‑to‑end test suite</text:p>
          </table:table-cell>
          <table:table-cell office:value-type="string" calcext:value-type="string">
            <text:p>Automated tests for core workflows</text:p>
          </table:table-cell>
          <table:table-cell office:value-type="string" calcext:value-type="string">
            <text:p>Maintenance:</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Establish guidelines for updating tests when UI changes. <text:s/>Assign test ownership to team members. Step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7">
          <table:table-cell office:value-type="string" calcext:value-type="string">
            <text:p>Quality Assurance &amp; Testing Automation</text:p>
          </table:table-cell>
          <table:table-cell office:value-type="string" calcext:value-type="string">
            <text:p>End‑to‑end test suite</text:p>
          </table:table-cell>
          <table:table-cell office:value-type="string" calcext:value-type="string">
            <text:p>Automated tests for core workflows</text:p>
          </table:table-cell>
          <table:table-cell office:value-type="string" calcext:value-type="string">
            <text:p>Document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Document how to run end‑to‑end tests locally and in CI. Steps: Write unit tests covering edge cases and logic. Add integration tests for data flow. Implement UI tests where applicable. Update documentation to reflect new features. Add code samples and usage examples.</text:p>
          </table:table-cell>
        </table:table-row>
        <table:table-row table:style-name="ro13">
          <table:table-cell office:value-type="string" calcext:value-type="string">
            <text:p>Quality Assurance &amp; Testing Automation</text:p>
          </table:table-cell>
          <table:table-cell office:value-type="string" calcext:value-type="string">
            <text:p>Code quality and static analysis</text:p>
          </table:table-cell>
          <table:table-cell office:value-type="string" calcext:value-type="string">
            <text:p>Enforce coding standards</text:p>
          </table:table-cell>
          <table:table-cell office:value-type="string" calcext:value-type="string">
            <text:p>Tool integration:</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Add plugins to the Maven/Gradle build to run Checkstyle, PMD, SpotBugs and Dependency Check. <text:s/>Configure rulesets according to the organisation’s standard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4">
          <table:table-cell office:value-type="string" calcext:value-type="string">
            <text:p>Quality Assurance &amp; Testing Automation</text:p>
          </table:table-cell>
          <table:table-cell office:value-type="string" calcext:value-type="string">
            <text:p>Code quality and static analysis</text:p>
          </table:table-cell>
          <table:table-cell office:value-type="string" calcext:value-type="string">
            <text:p>Enforce coding standards</text:p>
          </table:table-cell>
          <table:table-cell office:value-type="string" calcext:value-type="string">
            <text:p>Coverage reporting:</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Integrate JaCoCo for code coverage. <text:s/>Publish coverage reports to CI. <text:s/>Set minimum coverage thresholds for modules (e.g., 80 %).</text:p>
          </table:table-cell>
        </table:table-row>
        <table:table-row table:style-name="ro18">
          <table:table-cell office:value-type="string" calcext:value-type="string">
            <text:p>Quality Assurance &amp; Testing Automation</text:p>
          </table:table-cell>
          <table:table-cell office:value-type="string" calcext:value-type="string">
            <text:p>Code quality and static analysis</text:p>
          </table:table-cell>
          <table:table-cell office:value-type="string" calcext:value-type="string">
            <text:p>Enforce coding standards</text:p>
          </table:table-cell>
          <table:table-cell office:value-type="string" calcext:value-type="string">
            <text:p>Security scanning:</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Add OWASP Dependency Check to detect vulnerable dependencies. <text:s/>Configure periodic scans.</text:p>
          </table:table-cell>
        </table:table-row>
        <table:table-row table:style-name="ro13">
          <table:table-cell office:value-type="string" calcext:value-type="string">
            <text:p>Quality Assurance &amp; Testing Automation</text:p>
          </table:table-cell>
          <table:table-cell office:value-type="string" calcext:value-type="string">
            <text:p>Code quality and static analysis</text:p>
          </table:table-cell>
          <table:table-cell office:value-type="string" calcext:value-type="string">
            <text:p>Enforce coding standards</text:p>
          </table:table-cell>
          <table:table-cell office:value-type="string" calcext:value-type="string">
            <text:p>Documentation:</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Provide guidelines on writing clean code, referencing the existing architecture patterns documents. <text:s/>Document how to run static analysis tools locally. Steps: Create a Vaadin page extending the appropriate abstract page. Inject services via the constructor. Bind fields using `Binder` and set up validation. Build responsive layouts and configure grids. Add tests for the UI using Playwright or TestBench. Update documentation to reflect new features. Add code samples and usage examples.</text:p>
          </table:table-cell>
        </table:table-row>
        <table:table-row table:style-name="ro15">
          <table:table-cell office:value-type="string" calcext:value-type="string">
            <text:p>Internationalisation (I18n) &amp; Accessibility</text:p>
          </table:table-cell>
          <table:table-cell office:value-type="string" calcext:value-type="string">
            <text:p>Internationalisation</text:p>
          </table:table-cell>
          <table:table-cell office:value-type="string" calcext:value-type="string">
            <text:p>Support multiple languages</text:p>
          </table:table-cell>
          <table:table-cell office:value-type="string" calcext:value-type="string">
            <text:p>I18n framework:</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Integrate Vaadin’s built‑in I18n support or Spring’s message source. <text:s/>Externalise all hard‑coded strings into resource bundle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3">
          <table:table-cell office:value-type="string" calcext:value-type="string">
            <text:p>Internationalisation (I18n) &amp; Accessibility</text:p>
          </table:table-cell>
          <table:table-cell office:value-type="string" calcext:value-type="string">
            <text:p>Internationalisation</text:p>
          </table:table-cell>
          <table:table-cell office:value-type="string" calcext:value-type="string">
            <text:p>Support multiple languages</text:p>
          </table:table-cell>
          <table:table-cell office:value-type="string" calcext:value-type="string">
            <text:p>Locale selection:</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Add a language selector component to the UI (e.g., in the top bar) and persist the preference in the user profile. <text:s/>Modify `LocaleContext` to use the user’s locale.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4">
          <table:table-cell office:value-type="string" calcext:value-type="string">
            <text:p>Internationalisation (I18n) &amp; Accessibility</text:p>
          </table:table-cell>
          <table:table-cell office:value-type="string" calcext:value-type="string">
            <text:p>Internationalisation</text:p>
          </table:table-cell>
          <table:table-cell office:value-type="string" calcext:value-type="string">
            <text:p>Support multiple languages</text:p>
          </table:table-cell>
          <table:table-cell office:value-type="string" calcext:value-type="string">
            <text:p>Translation files:</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Provide initial translations for Turkish (matching the user’s timezone location). <text:s/>Document how to add more languages.</text:p>
          </table:table-cell>
        </table:table-row>
        <table:table-row table:style-name="ro13">
          <table:table-cell office:value-type="string" calcext:value-type="string">
            <text:p>Internationalisation (I18n) &amp; Accessibility</text:p>
          </table:table-cell>
          <table:table-cell office:value-type="string" calcext:value-type="string">
            <text:p>Internationalisation</text:p>
          </table:table-cell>
          <table:table-cell office:value-type="string" calcext:value-type="string">
            <text:p>Support multiple languages</text:p>
          </table:table-cell>
          <table:table-cell office:value-type="string" calcext:value-type="string">
            <text:p>Test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Unit tests to ensure translations load correctly; UI tests for switching languages. Steps: Create a Vaadin page extending the appropriate abstract page. Inject services via the constructor. Bind fields using `Binder` and set up validation. Build responsive layouts and configure grids. Add tests for the UI using Playwright or TestBench. Write unit tests covering edge cases and logic. Add integration tests for data flow. Implement UI tests where applicable.</text:p>
          </table:table-cell>
        </table:table-row>
        <table:table-row table:style-name="ro14">
          <table:table-cell office:value-type="string" calcext:value-type="string">
            <text:p>Internationalisation (I18n) &amp; Accessibility</text:p>
          </table:table-cell>
          <table:table-cell office:value-type="string" calcext:value-type="string">
            <text:p>Internationalisation</text:p>
          </table:table-cell>
          <table:table-cell office:value-type="string" calcext:value-type="string">
            <text:p>Support multiple languages</text:p>
          </table:table-cell>
          <table:table-cell office:value-type="string" calcext:value-type="string">
            <text:p>Document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Explain how to add translations and manage message bundles. Steps: Update documentation to reflect new features. Add code samples and usage examples.</text:p>
          </table:table-cell>
        </table:table-row>
        <table:table-row table:style-name="ro1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Accessibility audit:</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Use tools like Axe or Lighthouse to audit the existing UI for accessibility issues. <text:s/>Identify and prioritise fixe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4">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Theming:</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Provide alternate themes with high contrast. <text:s/>Use CSS variables to adjust colours; allow users to switch themes in their profile.</text:p>
          </table:table-cell>
        </table:table-row>
        <table:table-row table:style-name="ro14">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Keyboard navig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Ensure all interactive elements are reachable via keyboard and have focus outlines. <text:s/>Add skip links to bypass navigation.</text:p>
          </table:table-cell>
        </table:table-row>
        <table:table-row table:style-name="ro1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Testing:</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Include accessibility checks in the test suite. <text:s/>Write manual QA guidelines for a11y testing.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4">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Document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Explain accessibility features and how to enable high contrast mode. Steps: Update documentation to reflect new features. Add code samples and usage examples.</text:p>
          </table:table-cell>
        </table:table-row>
        <table:table-row table:style-name="ro13">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Styling &amp; icon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Apply the Derbent theme to budget, income and expense pages; choose appropriate money and chart icons for menus and buttons; use colour‑coded grids to highlight cost variance.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8">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Drag‑and‑drop</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Not applicable.</text:p>
          </table:table-cell>
        </table:table-row>
        <table:table-row table:style-name="ro1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Reporting</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Build financial dashboards with bar/line charts showing budgets versus actuals; include export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9">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CRUD</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Implement entities `CProjectBudget`, `CProjectIncome` and `CProjectExpense`, their services and Vaadin pages using Binder and `CGrid`【850071896481142†L165-L183】. Steps: Create a repository interface extending Spring Data JPA. Implement a service class extending the appropriate base service. Inject dependencies via the constructor (no field injection). Implement CRUD operations and validation logic. Write unit tests for the service method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4">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Valid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Ensure amounts and budgets are positive, currencies are selected and editing is restricted to authorised roles.</text:p>
          </table:table-cell>
        </table:table-row>
        <table:table-row table:style-name="ro1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Styling &amp; icon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Design resource and timesheet pages using responsive layouts and icons for people vs. equipment.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Drag‑and‑drop</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Optional: allow reordering of resource assignments in the capacity view.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8">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Reporting</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Create capacity and utilisation charts; allow drill‑down into resource contributions.</text:p>
          </table:table-cell>
        </table:table-row>
        <table:table-row table:style-name="ro16">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CRUD</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Implement `CResource`, `CProjectResourceAssignment` and `CTimesheetEntry` with services and pages. Steps: Create a repository interface extending Spring Data JPA. Implement a service class extending the appropriate base service. Inject dependencies via the constructor (no field injection). Implement CRUD operations and validation logic. Write unit tests for the service method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4">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Valid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Detect overlapping assignments, ensure timesheet hours fall within 0–24 and restrict entries to the current user unless approved.</text:p>
          </table:table-cell>
        </table:table-row>
        <table:table-row table:style-name="ro1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Styling &amp; icon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Build drag‑and‑drop upload components with clear drop zones and file type icons; support preview dialog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20">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Drag‑and‑drop</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Implement drag‑and‑drop file upload using Vaadin’s `Upload` component【850071896481142†L470-L485】.</text:p>
          </table:table-cell>
        </table:table-row>
        <table:table-row table:style-name="ro18">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Reporting</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Optionally provide storage usage reports per project.</text:p>
          </table:table-cell>
        </table:table-row>
        <table:table-row table:style-name="ro4">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CRUD</text:p>
          </table:table-cell>
          <table:table-cell office:value-type="string" calcext:value-type="string">
            <text:p>Todo</text:p>
          </table:table-cell>
          <table:table-cell office:value-type="float" office:value="3" calcext:value-type="float">
            <text:p>3</text:p>
          </table:table-cell>
          <table:table-cell table:style-name="ce3" office:value-type="string" calcext:value-type="string">
            <text:p>– Define `CAttachment` entity and service; embed attachment lists and download/delete actions in project and activity pages. Steps: Identify necessary fields and their data types. Select the correct base class (e.g., `CEntity`, `CEntityOfProject`). Add fields with `@AMetaData` annotations. Create default and parameterized constructors. Update Liquibase or Flyway migration scripts. Write unit tests to validate the entity. Create a repository interface extending Spring Data JPA. Implement a service class extending the appropriate base service. Inject dependencies via the constructor (no field injection). Implement CRUD operations and validation logic. Write unit tests for the service method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8">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Valid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Enforce file type restrictions, size limits and versioning; inherit permissions from parent entities.</text:p>
          </table:table-cell>
        </table:table-row>
        <table:table-row table:style-name="ro1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Styling &amp; icon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Design dashboards with consistent theming and intuitive icons representing metrics (e.g., velocity, risk).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Drag‑and‑drop</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Generally not required; interactions are via filters and configuration dialog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Reporting</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Implement burndown/velocity charts, financial and utilisation dashboards and a custom report builder with export option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CRUD</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Create `CReportDefinition` to store report configurations and provide management page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6">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Validation</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Validate user inputs (date ranges, selected fields) in the report builder and ensure safe query execution. Steps: Identify necessary fields and their data types. Select the correct base class (e.g., `CEntity`, `CEntityOfProject`). Add fields with `@AMetaData` annotations. Create default and parameterized constructors. Update Liquibase or Flyway migration scripts. Write unit tests to validate the entity.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Styling &amp; icon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Provide portfolio/program pages with summary cards and status icons; ensure timeline view is responsive.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8">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Drag‑and‑drop</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Optionally allow dragging project milestones on timelines or reordering dependencies.</text:p>
          </table:table-cell>
        </table:table-row>
        <table:table-row table:style-name="ro1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Reporting</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Build portfolio dashboards summarising budgets, progress and risks; include dependency matrix and risk matrix.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6">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CRUD</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Implement `CPortfolio`, `CProgram` and `CProjectDependency` with services and management pages. Steps: Create a repository interface extending Spring Data JPA. Implement a service class extending the appropriate base service. Inject dependencies via the constructor (no field injection). Implement CRUD operations and validation logic. Write unit tests for the service method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8">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Valid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Enforce unique names, valid date ranges and prevent circular dependencies.</text:p>
          </table:table-cell>
        </table:table-row>
        <table:table-row table:style-name="ro1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Styling &amp; icon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Create idea submission and backlog board pages with clear status icons and responsive swimlane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4">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Drag‑and‑drop</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Enable drag‑and‑drop prioritisation and status changes on the backlog board using the existing Kanban components.</text:p>
          </table:table-cell>
        </table:table-row>
        <table:table-row table:style-name="ro18">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Reporting</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Provide simple metrics such as vote counts and backlog size.</text:p>
          </table:table-cell>
        </table:table-row>
        <table:table-row table:style-name="ro1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CRUD</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Implement `CIdea`, `CIdeaVote` and optionally `CBacklogItem`; build pages for submission, voting and backlog management.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6">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Validation</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Detect duplicate ideas, enforce one vote per user and require mandatory fields. Steps: Identify necessary fields and their data types. Select the correct base class (e.g., `CEntity`, `CEntityOfProject`). Add fields with `@AMetaData` annotations. Create default and parameterized constructors. Update Liquibase or Flyway migration scripts. Write unit tests to validate the entity.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Styling &amp; icon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Design issue pages with severity icons and coloured badges for status; use tabbed forms for reproduction steps and resolution detail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8">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Drag‑and‑drop</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Optionally provide a Kanban‑style issue board for state transitions.</text:p>
          </table:table-cell>
        </table:table-row>
        <table:table-row table:style-name="ro18">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Reporting</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Create a severity/urgency matrix and issue count charts; highlight overdue issues.</text:p>
          </table:table-cell>
        </table:table-row>
        <table:table-row table:style-name="ro16">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CRUD</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Implement `CIssue` and `CIssueComment` with services and pages for listing, creation and editing. Steps: Create a repository interface extending Spring Data JPA. Implement a service class extending the appropriate base service. Inject dependencies via the constructor (no field injection). Implement CRUD operations and validation logic. Write unit tests for the service method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Validation</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Require title, description and issue type; validate workflow transitions and severity assignment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Styling &amp; icon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Build a responsive calendar with colour‑coded event types and intuitive icons; incorporate a language/localisation selector for date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8">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Drag‑and‑drop</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Allow users to reschedule events via drag‑and‑drop, with conflict detection and confirmation.</text:p>
          </table:table-cell>
        </table:table-row>
        <table:table-row table:style-name="ro18">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Reporting</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Offer summaries of upcoming events and free/busy statistics.</text:p>
          </table:table-cell>
        </table:table-row>
        <table:table-row table:style-name="ro14">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CRUD</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Aggregate events across entities; provide forms for meeting creation and editing; support iCal export.</text:p>
          </table:table-cell>
        </table:table-row>
        <table:table-row table:style-name="ro18">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Valid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Prevent overlapping events, respect working hours and handle timezone differences.</text:p>
          </table:table-cell>
        </table:table-row>
        <table:table-row table:style-name="ro1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Styling &amp; icon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Create intuitive role management pages with icons for roles and permissions; use dual‑list selectors for assignment.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8">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Drag‑and‑drop</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Not applicable; use list selectors.</text:p>
          </table:table-cell>
        </table:table-row>
        <table:table-row table:style-name="ro18">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Reporting</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Optionally display the number of users per role and unused permissions.</text:p>
          </table:table-cell>
        </table:table-row>
        <table:table-row table:style-name="ro16">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CRUD</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Implement `CRole`, `CUserRole` and services; build pages for role creation, permission assignment and user management. Steps: Create a repository interface extending Spring Data JPA. Implement a service class extending the appropriate base service. Inject dependencies via the constructor (no field injection). Implement CRUD operations and validation logic. Write unit tests for the service method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4">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Valid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Ensure at least one admin role exists, prevent deletion of roles in use and validate permission strings.</text:p>
          </table:table-cell>
        </table:table-row>
        <table:table-row table:style-name="ro1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Styling &amp; icons</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Design a simplified portal with distinct icons and themes; ensure separation from internal UI.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8">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Drag‑and‑drop</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Not applicable.</text:p>
          </table:table-cell>
        </table:table-row>
        <table:table-row table:style-name="ro18">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Reporting</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Provide clients with project status summaries and feedback/approval dashboards.</text:p>
          </table:table-cell>
        </table:table-row>
        <table:table-row table:style-name="ro16">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CRUD</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Implement `CClient`, `CClientProjectAssignment`, `CClientFeedback` and `CDeliverableApproval` with services and pages for both clients and administrators. Steps: Create a repository interface extending Spring Data JPA. Implement a service class extending the appropriate base service. Inject dependencies via the constructor (no field injection). Implement CRUD operations and validation logic. Write unit tests for the service method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Validation</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Restrict clients to assigned projects/modules; ensure feedback fields are complete and audit actions. Steps: Identify necessary fields and their data types. Select the correct base class (e.g., `CEntity`, `CEntityOfProject`). Add fields with `@AMetaData` annotations. Create default and parameterized constructors. Update Liquibase or Flyway migration scripts. Write unit tests to validate the entity.</text:p>
          </table:table-cell>
        </table:table-row>
        <table:table-row table:style-name="ro14">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Styling &amp; icons</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Display AI recommendations and summaries with clear icons and tooltips explaining the suggestions.</text:p>
          </table:table-cell>
        </table:table-row>
        <table:table-row table:style-name="ro18">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Drag‑and‑drop</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Not applicable.</text:p>
          </table:table-cell>
        </table:table-row>
        <table:table-row table:style-name="ro14">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Reporting</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Visualise predictive analytics results and recommendation rankings; allow acceptance or override of suggestions.</text:p>
          </table:table-cell>
        </table:table-row>
        <table:table-row table:style-name="ro8">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CRUD</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Provide services `CRecommendationService`, `CAISummaryService` and `CPredictiveAnalyticsService` to generate and store AI outputs; implement minimal UI for configuration. Steps: Create a repository interface extending Spring Data JPA. Implement a service class extending the appropriate base service. Inject dependencies via the constructor (no field injection). Implement CRUD operations and validation logic. Write unit tests for the service method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4">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Valid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Allow users to regenerate or edit AI outputs; show confidence scores and ensure sensitive data is handled securely.</text:p>
          </table:table-cell>
        </table:table-row>
        <table:table-row table:style-name="ro18">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Styling &amp; icons</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Implement a notification centre with distinct icons for each event type and clear urgency indicators.</text:p>
          </table:table-cell>
        </table:table-row>
        <table:table-row table:style-name="ro18">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Drag‑and‑drop</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Not applicable.</text:p>
          </table:table-cell>
        </table:table-row>
        <table:table-row table:style-name="ro1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Reporting</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Provide a user settings page showing subscribed events and a log of sent notifications; display integration health statu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CRUD</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Create `CNotification` and `CNotificationPreference` entities; build pages for managing preferences and integrations (e.g., Slack webhooks).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4">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Valid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Validate email addresses and webhook URLs; respect user preferences and handle delivery errors gracefully.</text:p>
          </table:table-cell>
        </table:table-row>
        <table:table-row table:style-name="ro18">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Styling &amp; icons</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Not applicable to code, but maintain clarity in test reports and dashboards.</text:p>
          </table:table-cell>
        </table:table-row>
        <table:table-row table:style-name="ro18">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Drag‑and‑drop</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Not applicable.</text:p>
          </table:table-cell>
        </table:table-row>
        <table:table-row table:style-name="ro14">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Reporting</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Generate reports on test coverage, pass/fail metrics and static analysis results; visualise trends over time.</text:p>
          </table:table-cell>
        </table:table-row>
        <table:table-row table:style-name="ro1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CRUD</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Configure test and analysis tools (Playwright, Checkstyle, PMD, SpotBugs, JaCoCo) within build scripts and CI pipeline.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7">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Validation</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Ensure tests cover critical workflows and enforce static analysis thresholds; document quality gates. Steps: Write unit tests covering edge cases and logic. Add integration tests for data flow. Implement UI tests where applicable.</text:p>
          </table:table-cell>
        </table:table-row>
        <table:table-row table:style-name="ro21">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Styling &amp; icons</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Provide a language selector with flag icons and implement high‑contrast and accessible themes; ensure responsive layouts across locales【850071896481142†L450-L466】.</text:p>
          </table:table-cell>
        </table:table-row>
        <table:table-row table:style-name="ro18">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Drag‑and‑drop</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Not applicable.</text:p>
          </table:table-cell>
        </table:table-row>
        <table:table-row table:style-name="ro18">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Reporting</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Optionally track translation coverage and accessibility audit results.</text:p>
          </table:table-cell>
        </table:table-row>
        <table:table-row table:style-name="ro14">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CRUD</text:p>
          </table:table-cell>
          <table:table-cell office:value-type="string" calcext:value-type="string">
            <text:p>Todo</text:p>
          </table:table-cell>
          <table:table-cell office:value-type="float" office:value="1" calcext:value-type="float">
            <text:p>1</text:p>
          </table:table-cell>
          <table:table-cell table:style-name="ce3" office:value-type="string" calcext:value-type="string">
            <text:p>– Manage resource bundles for each language and allow users to select their preferred locale; persist preferences in the user profile.</text:p>
          </table:table-cell>
        </table:table-row>
        <table:table-row table:style-name="ro15">
          <table:table-cell office:value-type="string" calcext:value-type="string">
            <text:p>Internationalisation (I18n) &amp; Accessibility</text:p>
          </table:table-cell>
          <table:table-cell office:value-type="string" calcext:value-type="string">
            <text:p>Accessibility (a11y)</text:p>
          </table:table-cell>
          <table:table-cell office:value-type="string" calcext:value-type="string">
            <text:p>Ensure compliance with accessibility standards</text:p>
          </table:table-cell>
          <table:table-cell office:value-type="string" calcext:value-type="string">
            <text:p>Validation</text:p>
          </table:table-cell>
          <table:table-cell office:value-type="string" calcext:value-type="string">
            <text:p>Todo</text:p>
          </table:table-cell>
          <table:table-cell office:value-type="float" office:value="2" calcext:value-type="float">
            <text:p>2</text:p>
          </table:table-cell>
          <table:table-cell table:style-name="ce3" office:value-type="string" calcext:value-type="string">
            <text:p>– Ensure all UI strings are externalised; apply locale‑aware formatting for dates and numbers; perform accessibility audits to meet WCAG 2.1 AA. Steps: Create a Vaadin page extending the appropriate abstract page. Inject services via the constructor. Bind fields using `Binder` and set up validation. Build responsive layouts and configure grids. Add tests for the UI using Playwright or TestBench.</text:p>
          </table:table-cell>
        </table:table-row>
        <table:table-row table:style-name="ro1" table:number-rows-repeated="1048362">
          <table:table-cell table:number-columns-repeated="7"/>
        </table:table-row>
        <table:table-row table:style-name="ro1">
          <table:table-cell table:number-columns-repeated="7"/>
        </table:table-row>
      </table:table>
      <table:table table:name="Storypoint_Methodology" table:style-name="ta5">
        <office:forms form:automatic-focus="false" form:apply-design-mode="false"/>
        <table:table-column table:style-name="co25" table:default-cell-style-name="ce2"/>
        <table:table-column table:style-name="co26" table:default-cell-style-name="ce2"/>
        <table:table-column table:style-name="co27" table:default-cell-style-name="ce2"/>
        <table:table-column table:style-name="co24" table:number-columns-repeated="16381"/>
        <table:table-row table:style-name="ro22">
          <table:table-cell table:style-name="ce7" office:value-type="string" calcext:value-type="string" table:number-columns-spanned="3" table:number-rows-spanned="1">
            <text:p>Story Point Estimation Methodology</text:p>
          </table:table-cell>
          <table:covered-table-cell table:number-columns-repeated="2"/>
        </table:table-row>
        <table:table-row table:style-name="ro1">
          <table:table-cell table:style-name="ce1" office:value-type="string" calcext:value-type="string">
            <text:p>Range (approx. words)</text:p>
          </table:table-cell>
          <table:table-cell table:style-name="ce1" office:value-type="string" calcext:value-type="string">
            <text:p>Story Points</text:p>
          </table:table-cell>
          <table:table-cell table:style-name="ce1" office:value-type="string" calcext:value-type="string">
            <text:p>Rationale</text:p>
          </table:table-cell>
        </table:table-row>
        <table:table-row table:style-name="ro14">
          <table:table-cell table:style-name="ce3" office:value-type="string" calcext:value-type="string">
            <text:p>≤ 50 words</text:p>
          </table:table-cell>
          <table:table-cell table:style-name="ce3" office:value-type="string" calcext:value-type="string">
            <text:p>1 SP</text:p>
          </table:table-cell>
          <table:table-cell table:style-name="ce3" office:value-type="string" calcext:value-type="string">
            <text:p>Simple tasks requiring straightforward coding or minor configuration changes; minimal debugging or refactoring needed.</text:p>
          </table:table-cell>
        </table:table-row>
        <table:table-row table:style-name="ro14">
          <table:table-cell table:style-name="ce3" office:value-type="string" calcext:value-type="string">
            <text:p>51–100 words</text:p>
          </table:table-cell>
          <table:table-cell table:style-name="ce3" office:value-type="string" calcext:value-type="string">
            <text:p>2 SP</text:p>
          </table:table-cell>
          <table:table-cell table:style-name="ce3" office:value-type="string" calcext:value-type="string">
            <text:p>Moderate tasks involving creation of entities, services or UI components, plus some design thinking and basic testing.</text:p>
          </table:table-cell>
        </table:table-row>
        <table:table-row table:style-name="ro14">
          <table:table-cell table:style-name="ce3" office:value-type="string" calcext:value-type="string">
            <text:p>101–150 words</text:p>
          </table:table-cell>
          <table:table-cell table:style-name="ce3" office:value-type="string" calcext:value-type="string">
            <text:p>3 SP</text:p>
          </table:table-cell>
          <table:table-cell table:style-name="ce3" office:value-type="string" calcext:value-type="string">
            <text:p>Complex tasks spanning multiple components (entity, service, UI) or involving calculations and conditional logic; may need refactoring.</text:p>
          </table:table-cell>
        </table:table-row>
        <table:table-row table:style-name="ro14">
          <table:table-cell table:style-name="ce3" office:value-type="string" calcext:value-type="string">
            <text:p>&gt; 150 words</text:p>
          </table:table-cell>
          <table:table-cell table:style-name="ce3" office:value-type="string" calcext:value-type="string">
            <text:p>5 SP</text:p>
          </table:table-cell>
          <table:table-cell table:style-name="ce3" office:value-type="string" calcext:value-type="string">
            <text:p>Very complex tasks or features spanning several modules requiring significant coding, debugging, integration and risk of refactoring.</text:p>
          </table:table-cell>
        </table:table-row>
        <table:table-row table:style-name="ro1">
          <table:table-cell table:number-columns-repeated="3"/>
        </table:table-row>
        <table:table-row table:style-name="ro15">
          <table:table-cell table:style-name="ce1" office:value-type="string" calcext:value-type="string">
            <text:p>Guidance:</text:p>
          </table:table-cell>
          <table:table-cell table:style-name="ce3"/>
          <table:table-cell table:style-name="ce3" office:value-type="string" calcext:value-type="string">
            <text:p>When estimating story points, consider not just the coding effort but also the time for analysis, testing, debugging, documentation and potential refactoring. Tasks estimated above five story points should be split into smaller tasks to fit within a 2–3 day sprint window. These estimates are approximate and should be reviewed by the team.</text:p>
          </table:table-cell>
        </table:table-row>
        <table:table-row table:style-name="ro1" table:number-rows-repeated="1048567">
          <table:table-cell table:number-columns-repeated="3"/>
        </table:table-row>
        <table:table-row table:style-name="ro1">
          <table:table-cell table:number-columns-repeated="3"/>
        </table:table-row>
      </table:table>
      <table:named-expressions/>
      <table:database-ranges>
        <table:database-range table:name="__Anonymous_Sheet_DB__0" table:target-range-address="Epics.A1:Epics.G15" table:display-filter-buttons="true"/>
        <table:database-range table:name="__Anonymous_Sheet_DB__1" table:target-range-address="Features.A1:Features.H31" table:display-filter-buttons="true"/>
        <table:database-range table:name="__Anonymous_Sheet_DB__2" table:target-range-address="User_Stories.A1:User_Stories.J36" table:display-filter-buttons="true"/>
        <table:database-range table:name="__Anonymous_Sheet_DB__3" table:target-range-address="Tasks.A1:Tasks.G213" table:display-filter-buttons="true">
          <table:filter>
            <table:filter-and>
              <table:filter-condition table:value="AI &amp; Automation" table:operator="=" table:field-number="0">
                <table:filter-set-item table:value="AI &amp; Automation"/>
                <table:filter-set-item table:value="Calendar &amp; Scheduling Integration"/>
                <table:filter-set-item table:value="Client Portal &amp; Stakeholder Collaboration"/>
                <table:filter-set-item table:value="Idea &amp; Backlog Management"/>
                <table:filter-set-item table:value="Internationalisation (I18n) &amp; Accessibility"/>
                <table:filter-set-item table:value="Issue &amp; Bug Tracking"/>
                <table:filter-set-item table:value="Notifications &amp; Integrations"/>
                <table:filter-set-item table:value="Permissions &amp; Role Management UI"/>
                <table:filter-set-item table:value="Portfolio &amp; Program Management"/>
                <table:filter-set-item table:value="Quality Assurance &amp; Testing Automation"/>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asks" style:display-name="PageStyle_Tasks" style:page-layout-name="Mpm3">
      <style:header style:display="false"/>
      <style:header-left style:display="false"/>
      <style:header-first style:display="false"/>
      <style:footer style:display="false"/>
      <style:footer-left style:display="false"/>
      <style:footer-first style:display="false"/>
    </style:master-page>
    <style:master-page style:name="PageStyle_5f_Epics" style:display-name="PageStyle_Epics" style:page-layout-name="Mpm3">
      <style:header style:display="false"/>
      <style:header-left style:display="false"/>
      <style:header-first style:display="false"/>
      <style:footer style:display="false"/>
      <style:footer-left style:display="false"/>
      <style:footer-first style:display="false"/>
    </style:master-page>
    <style:master-page style:name="PageStyle_5f_Features" style:display-name="PageStyle_Features" style:page-layout-name="Mpm3">
      <style:header style:display="false"/>
      <style:header-left style:display="false"/>
      <style:header-first style:display="false"/>
      <style:footer style:display="false"/>
      <style:footer-left style:display="false"/>
      <style:footer-first style:display="false"/>
    </style:master-page>
    <style:master-page style:name="PageStyle_5f_User_5f_Stories" style:display-name="PageStyle_User_Stories" style:page-layout-name="Mpm3">
      <style:header style:display="false"/>
      <style:header-left style:display="false"/>
      <style:header-first style:display="false"/>
      <style:footer style:display="false"/>
      <style:footer-left style:display="false"/>
      <style:footer-first style:display="false"/>
    </style:master-page>
    <style:master-page style:name="PageStyle_5f_Storypoint_5f_Methodology" style:display-name="PageStyle_Storypoint_Methodology"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language>en-US</dc:language>
    <meta:creation-date>2026-01-01T09:28:53</meta:creation-date>
    <dc:date>2026-01-13T21:24:58.431097171</dc:date>
    <meta:editing-cycles>2</meta:editing-cycles>
    <meta:generator>LibreOffice/25.8.3.2$Linux_X86_64 LibreOffice_project/580$Build-2</meta:generator>
    <meta:editing-duration>PT4M30S</meta:editing-duration>
    <meta:document-statistic meta:table-count="5" meta:cell-count="2227" meta:object-count="0"/>
    <meta:user-defined meta:name="AppVersion">3.1</meta:user-defined>
  </office:meta>
</office:document-meta>
</file>